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mbient noise" table:style-name="ta1">
        <table:shapes>
          <draw:frame draw:z-index="0" draw:style-name="gr1" draw:text-style-name="P1" svg:width="15.993cm" svg:height="9.005cm" svg:x="12.538cm" svg:y="1.647cm">
            <draw:object draw:notify-on-update-of-ranges="'Ambient noise'.B3:'Ambient noise'.B1674 'Ambient noise'.C2:'Ambient noise'.C2 'Ambient noise'.C3:'Ambient noise'.C167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stamp (ms)</text:p>
          </table:table-cell>
          <table:table-cell office:value-type="string" calcext:value-type="string">
            <text:p>value (1-100)</text:p>
          </table:table-cell>
        </table:table-row>
        <table:table-row table:style-name="ro1">
          <table:table-cell/>
          <table:table-cell office:value-type="float" office:value="169271" calcext:value-type="float">
            <text:p>1692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278" calcext:value-type="float">
            <text:p>1692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284" calcext:value-type="float">
            <text:p>1692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290" calcext:value-type="float">
            <text:p>1692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296" calcext:value-type="float">
            <text:p>1692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302" calcext:value-type="float">
            <text:p>1693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308" calcext:value-type="float">
            <text:p>1693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314" calcext:value-type="float">
            <text:p>1693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320" calcext:value-type="float">
            <text:p>1693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326" calcext:value-type="float">
            <text:p>1693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332" calcext:value-type="float">
            <text:p>1693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338" calcext:value-type="float">
            <text:p>169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344" calcext:value-type="float">
            <text:p>1693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350" calcext:value-type="float">
            <text:p>169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356" calcext:value-type="float">
            <text:p>169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362" calcext:value-type="float">
            <text:p>1693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368" calcext:value-type="float">
            <text:p>1693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374" calcext:value-type="float">
            <text:p>1693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380" calcext:value-type="float">
            <text:p>1693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386" calcext:value-type="float">
            <text:p>1693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392" calcext:value-type="float">
            <text:p>169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398" calcext:value-type="float">
            <text:p>1693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04" calcext:value-type="float">
            <text:p>169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10" calcext:value-type="float">
            <text:p>1694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16" calcext:value-type="float">
            <text:p>1694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22" calcext:value-type="float">
            <text:p>1694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36" calcext:value-type="float">
            <text:p>1694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42" calcext:value-type="float">
            <text:p>1694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48" calcext:value-type="float">
            <text:p>1694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54" calcext:value-type="float">
            <text:p>1694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60" calcext:value-type="float">
            <text:p>1694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66" calcext:value-type="float">
            <text:p>1694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72" calcext:value-type="float">
            <text:p>1694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78" calcext:value-type="float">
            <text:p>1694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84" calcext:value-type="float">
            <text:p>1694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90" calcext:value-type="float">
            <text:p>1694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96" calcext:value-type="float">
            <text:p>1694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502" calcext:value-type="float">
            <text:p>1695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508" calcext:value-type="float">
            <text:p>1695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514" calcext:value-type="float">
            <text:p>1695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520" calcext:value-type="float">
            <text:p>1695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526" calcext:value-type="float">
            <text:p>1695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532" calcext:value-type="float">
            <text:p>1695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538" calcext:value-type="float">
            <text:p>16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544" calcext:value-type="float">
            <text:p>1695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550" calcext:value-type="float">
            <text:p>1695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69556" calcext:value-type="float">
            <text:p>1695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69562" calcext:value-type="float">
            <text:p>1695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69568" calcext:value-type="float">
            <text:p>1695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69574" calcext:value-type="float">
            <text:p>1695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69580" calcext:value-type="float">
            <text:p>1695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69586" calcext:value-type="float">
            <text:p>1695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600" calcext:value-type="float">
            <text:p>1696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606" calcext:value-type="float">
            <text:p>1696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612" calcext:value-type="float">
            <text:p>1696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618" calcext:value-type="float">
            <text:p>1696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624" calcext:value-type="float">
            <text:p>1696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630" calcext:value-type="float">
            <text:p>1696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636" calcext:value-type="float">
            <text:p>1696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642" calcext:value-type="float">
            <text:p>1696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648" calcext:value-type="float">
            <text:p>1696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654" calcext:value-type="float">
            <text:p>1696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660" calcext:value-type="float">
            <text:p>1696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666" calcext:value-type="float">
            <text:p>1696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672" calcext:value-type="float">
            <text:p>1696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678" calcext:value-type="float">
            <text:p>169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687" calcext:value-type="float">
            <text:p>1696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693" calcext:value-type="float">
            <text:p>1696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699" calcext:value-type="float">
            <text:p>1696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05" calcext:value-type="float">
            <text:p>1697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11" calcext:value-type="float">
            <text:p>1697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17" calcext:value-type="float">
            <text:p>169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23" calcext:value-type="float">
            <text:p>1697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29" calcext:value-type="float">
            <text:p>1697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35" calcext:value-type="float">
            <text:p>169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41" calcext:value-type="float">
            <text:p>1697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47" calcext:value-type="float">
            <text:p>1697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61" calcext:value-type="float">
            <text:p>1697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67" calcext:value-type="float">
            <text:p>1697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73" calcext:value-type="float">
            <text:p>1697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79" calcext:value-type="float">
            <text:p>1697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85" calcext:value-type="float">
            <text:p>1697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91" calcext:value-type="float">
            <text:p>1697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797" calcext:value-type="float">
            <text:p>1697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03" calcext:value-type="float">
            <text:p>169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09" calcext:value-type="float">
            <text:p>1698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15" calcext:value-type="float">
            <text:p>1698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21" calcext:value-type="float">
            <text:p>1698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27" calcext:value-type="float">
            <text:p>1698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33" calcext:value-type="float">
            <text:p>1698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39" calcext:value-type="float">
            <text:p>1698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45" calcext:value-type="float">
            <text:p>1698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51" calcext:value-type="float">
            <text:p>1698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57" calcext:value-type="float">
            <text:p>1698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63" calcext:value-type="float">
            <text:p>1698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69" calcext:value-type="float">
            <text:p>1698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75" calcext:value-type="float">
            <text:p>16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881" calcext:value-type="float">
            <text:p>1698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887" calcext:value-type="float">
            <text:p>1698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93" calcext:value-type="float">
            <text:p>1698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99" calcext:value-type="float">
            <text:p>1698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905" calcext:value-type="float">
            <text:p>1699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911" calcext:value-type="float">
            <text:p>1699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925" calcext:value-type="float">
            <text:p>1699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931" calcext:value-type="float">
            <text:p>1699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937" calcext:value-type="float">
            <text:p>1699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943" calcext:value-type="float">
            <text:p>1699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949" calcext:value-type="float">
            <text:p>1699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955" calcext:value-type="float">
            <text:p>1699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961" calcext:value-type="float">
            <text:p>1699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967" calcext:value-type="float">
            <text:p>1699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973" calcext:value-type="float">
            <text:p>1699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979" calcext:value-type="float">
            <text:p>1699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985" calcext:value-type="float">
            <text:p>1699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991" calcext:value-type="float">
            <text:p>1699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997" calcext:value-type="float">
            <text:p>1699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03" calcext:value-type="float">
            <text:p>170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09" calcext:value-type="float">
            <text:p>170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15" calcext:value-type="float">
            <text:p>170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21" calcext:value-type="float">
            <text:p>170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027" calcext:value-type="float">
            <text:p>170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33" calcext:value-type="float">
            <text:p>1700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039" calcext:value-type="float">
            <text:p>170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45" calcext:value-type="float">
            <text:p>170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51" calcext:value-type="float">
            <text:p>170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57" calcext:value-type="float">
            <text:p>170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63" calcext:value-type="float">
            <text:p>170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69" calcext:value-type="float">
            <text:p>1700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84" calcext:value-type="float">
            <text:p>170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90" calcext:value-type="float">
            <text:p>1700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96" calcext:value-type="float">
            <text:p>1700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02" calcext:value-type="float">
            <text:p>170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08" calcext:value-type="float">
            <text:p>170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14" calcext:value-type="float">
            <text:p>170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20" calcext:value-type="float">
            <text:p>170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26" calcext:value-type="float">
            <text:p>1701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32" calcext:value-type="float">
            <text:p>1701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38" calcext:value-type="float">
            <text:p>1701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44" calcext:value-type="float">
            <text:p>170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50" calcext:value-type="float">
            <text:p>170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56" calcext:value-type="float">
            <text:p>1701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62" calcext:value-type="float">
            <text:p>1701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68" calcext:value-type="float">
            <text:p>1701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74" calcext:value-type="float">
            <text:p>1701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80" calcext:value-type="float">
            <text:p>1701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86" calcext:value-type="float">
            <text:p>1701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192" calcext:value-type="float">
            <text:p>1701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198" calcext:value-type="float">
            <text:p>1701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204" calcext:value-type="float">
            <text:p>1702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210" calcext:value-type="float">
            <text:p>1702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216" calcext:value-type="float">
            <text:p>1702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222" calcext:value-type="float">
            <text:p>1702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228" calcext:value-type="float">
            <text:p>1702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234" calcext:value-type="float">
            <text:p>1702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248" calcext:value-type="float">
            <text:p>1702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254" calcext:value-type="float">
            <text:p>1702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260" calcext:value-type="float">
            <text:p>1702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266" calcext:value-type="float">
            <text:p>1702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272" calcext:value-type="float">
            <text:p>1702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278" calcext:value-type="float">
            <text:p>1702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284" calcext:value-type="float">
            <text:p>1702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290" calcext:value-type="float">
            <text:p>1702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296" calcext:value-type="float">
            <text:p>1702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302" calcext:value-type="float">
            <text:p>1703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308" calcext:value-type="float">
            <text:p>1703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314" calcext:value-type="float">
            <text:p>1703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320" calcext:value-type="float">
            <text:p>1703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326" calcext:value-type="float">
            <text:p>1703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332" calcext:value-type="float">
            <text:p>1703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338" calcext:value-type="float">
            <text:p>1703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344" calcext:value-type="float">
            <text:p>1703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350" calcext:value-type="float">
            <text:p>1703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356" calcext:value-type="float">
            <text:p>170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362" calcext:value-type="float">
            <text:p>1703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368" calcext:value-type="float">
            <text:p>1703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374" calcext:value-type="float">
            <text:p>1703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380" calcext:value-type="float">
            <text:p>1703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386" calcext:value-type="float">
            <text:p>170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392" calcext:value-type="float">
            <text:p>170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398" calcext:value-type="float">
            <text:p>1703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12" calcext:value-type="float">
            <text:p>1704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18" calcext:value-type="float">
            <text:p>1704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24" calcext:value-type="float">
            <text:p>170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30" calcext:value-type="float">
            <text:p>1704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36" calcext:value-type="float">
            <text:p>1704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42" calcext:value-type="float">
            <text:p>1704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48" calcext:value-type="float">
            <text:p>1704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54" calcext:value-type="float">
            <text:p>1704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60" calcext:value-type="float">
            <text:p>1704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66" calcext:value-type="float">
            <text:p>1704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72" calcext:value-type="float">
            <text:p>1704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478" calcext:value-type="float">
            <text:p>1704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84" calcext:value-type="float">
            <text:p>1704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90" calcext:value-type="float">
            <text:p>1704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96" calcext:value-type="float">
            <text:p>1704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502" calcext:value-type="float">
            <text:p>1705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508" calcext:value-type="float">
            <text:p>1705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514" calcext:value-type="float">
            <text:p>1705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0520" calcext:value-type="float">
            <text:p>1705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0526" calcext:value-type="float">
            <text:p>1705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532" calcext:value-type="float">
            <text:p>1705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538" calcext:value-type="float">
            <text:p>1705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544" calcext:value-type="float">
            <text:p>1705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550" calcext:value-type="float">
            <text:p>1705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556" calcext:value-type="float">
            <text:p>1705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570" calcext:value-type="float">
            <text:p>1705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576" calcext:value-type="float">
            <text:p>1705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582" calcext:value-type="float">
            <text:p>1705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588" calcext:value-type="float">
            <text:p>1705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594" calcext:value-type="float">
            <text:p>1705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600" calcext:value-type="float">
            <text:p>170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606" calcext:value-type="float">
            <text:p>1706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612" calcext:value-type="float">
            <text:p>1706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618" calcext:value-type="float">
            <text:p>170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624" calcext:value-type="float">
            <text:p>1706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630" calcext:value-type="float">
            <text:p>1706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636" calcext:value-type="float">
            <text:p>1706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642" calcext:value-type="float">
            <text:p>1706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648" calcext:value-type="float">
            <text:p>1706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654" calcext:value-type="float">
            <text:p>1706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660" calcext:value-type="float">
            <text:p>1706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666" calcext:value-type="float">
            <text:p>1706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672" calcext:value-type="float">
            <text:p>1706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678" calcext:value-type="float">
            <text:p>170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684" calcext:value-type="float">
            <text:p>1706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690" calcext:value-type="float">
            <text:p>1706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696" calcext:value-type="float">
            <text:p>1706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702" calcext:value-type="float">
            <text:p>1707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708" calcext:value-type="float">
            <text:p>1707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714" calcext:value-type="float">
            <text:p>1707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720" calcext:value-type="float">
            <text:p>1707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734" calcext:value-type="float">
            <text:p>1707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740" calcext:value-type="float">
            <text:p>1707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746" calcext:value-type="float">
            <text:p>1707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752" calcext:value-type="float">
            <text:p>170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758" calcext:value-type="float">
            <text:p>1707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764" calcext:value-type="float">
            <text:p>1707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770" calcext:value-type="float">
            <text:p>1707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776" calcext:value-type="float">
            <text:p>1707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782" calcext:value-type="float">
            <text:p>1707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788" calcext:value-type="float">
            <text:p>1707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794" calcext:value-type="float">
            <text:p>1707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800" calcext:value-type="float">
            <text:p>170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806" calcext:value-type="float">
            <text:p>1708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812" calcext:value-type="float">
            <text:p>1708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818" calcext:value-type="float">
            <text:p>1708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824" calcext:value-type="float">
            <text:p>1708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830" calcext:value-type="float">
            <text:p>1708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836" calcext:value-type="float">
            <text:p>170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842" calcext:value-type="float">
            <text:p>1708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848" calcext:value-type="float">
            <text:p>1708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854" calcext:value-type="float">
            <text:p>1708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860" calcext:value-type="float">
            <text:p>1708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866" calcext:value-type="float">
            <text:p>1708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872" calcext:value-type="float">
            <text:p>1708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878" calcext:value-type="float">
            <text:p>1708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893" calcext:value-type="float">
            <text:p>1708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899" calcext:value-type="float">
            <text:p>1708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905" calcext:value-type="float">
            <text:p>1709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911" calcext:value-type="float">
            <text:p>1709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917" calcext:value-type="float">
            <text:p>1709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23" calcext:value-type="float">
            <text:p>1709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29" calcext:value-type="float">
            <text:p>1709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35" calcext:value-type="float">
            <text:p>1709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41" calcext:value-type="float">
            <text:p>1709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47" calcext:value-type="float">
            <text:p>170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53" calcext:value-type="float">
            <text:p>1709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59" calcext:value-type="float">
            <text:p>1709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65" calcext:value-type="float">
            <text:p>170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71" calcext:value-type="float">
            <text:p>1709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77" calcext:value-type="float">
            <text:p>170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83" calcext:value-type="float">
            <text:p>170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89" calcext:value-type="float">
            <text:p>1709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95" calcext:value-type="float">
            <text:p>1709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001" calcext:value-type="float">
            <text:p>171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007" calcext:value-type="float">
            <text:p>171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013" calcext:value-type="float">
            <text:p>171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019" calcext:value-type="float">
            <text:p>171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025" calcext:value-type="float">
            <text:p>171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031" calcext:value-type="float">
            <text:p>171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037" calcext:value-type="float">
            <text:p>171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043" calcext:value-type="float">
            <text:p>1710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057" calcext:value-type="float">
            <text:p>171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063" calcext:value-type="float">
            <text:p>171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069" calcext:value-type="float">
            <text:p>171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075" calcext:value-type="float">
            <text:p>171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081" calcext:value-type="float">
            <text:p>1710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087" calcext:value-type="float">
            <text:p>1710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093" calcext:value-type="float">
            <text:p>1710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099" calcext:value-type="float">
            <text:p>1710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105" calcext:value-type="float">
            <text:p>171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111" calcext:value-type="float">
            <text:p>1711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117" calcext:value-type="float">
            <text:p>171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123" calcext:value-type="float">
            <text:p>171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129" calcext:value-type="float">
            <text:p>1711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135" calcext:value-type="float">
            <text:p>171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141" calcext:value-type="float">
            <text:p>1711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147" calcext:value-type="float">
            <text:p>1711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153" calcext:value-type="float">
            <text:p>1711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159" calcext:value-type="float">
            <text:p>1711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165" calcext:value-type="float">
            <text:p>1711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171" calcext:value-type="float">
            <text:p>171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177" calcext:value-type="float">
            <text:p>1711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183" calcext:value-type="float">
            <text:p>1711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189" calcext:value-type="float">
            <text:p>1711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195" calcext:value-type="float">
            <text:p>1711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201" calcext:value-type="float">
            <text:p>171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207" calcext:value-type="float">
            <text:p>1712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221" calcext:value-type="float">
            <text:p>1712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227" calcext:value-type="float">
            <text:p>1712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233" calcext:value-type="float">
            <text:p>1712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239" calcext:value-type="float">
            <text:p>171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245" calcext:value-type="float">
            <text:p>17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251" calcext:value-type="float">
            <text:p>1712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257" calcext:value-type="float">
            <text:p>1712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263" calcext:value-type="float">
            <text:p>1712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269" calcext:value-type="float">
            <text:p>171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275" calcext:value-type="float">
            <text:p>171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281" calcext:value-type="float">
            <text:p>1712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287" calcext:value-type="float">
            <text:p>171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293" calcext:value-type="float">
            <text:p>1712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299" calcext:value-type="float">
            <text:p>1712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305" calcext:value-type="float">
            <text:p>171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311" calcext:value-type="float">
            <text:p>171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317" calcext:value-type="float">
            <text:p>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323" calcext:value-type="float">
            <text:p>1713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329" calcext:value-type="float">
            <text:p>1713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335" calcext:value-type="float">
            <text:p>1713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341" calcext:value-type="float">
            <text:p>1713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347" calcext:value-type="float">
            <text:p>1713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353" calcext:value-type="float">
            <text:p>1713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1359" calcext:value-type="float">
            <text:p>1713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1365" calcext:value-type="float">
            <text:p>1713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1379" calcext:value-type="float">
            <text:p>1713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1385" calcext:value-type="float">
            <text:p>1713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1391" calcext:value-type="float">
            <text:p>1713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1397" calcext:value-type="float">
            <text:p>1713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403" calcext:value-type="float">
            <text:p>171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409" calcext:value-type="float">
            <text:p>1714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415" calcext:value-type="float">
            <text:p>1714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421" calcext:value-type="float">
            <text:p>171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427" calcext:value-type="float">
            <text:p>1714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433" calcext:value-type="float">
            <text:p>1714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439" calcext:value-type="float">
            <text:p>1714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445" calcext:value-type="float">
            <text:p>1714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451" calcext:value-type="float">
            <text:p>1714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457" calcext:value-type="float">
            <text:p>1714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463" calcext:value-type="float">
            <text:p>1714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469" calcext:value-type="float">
            <text:p>1714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1475" calcext:value-type="float">
            <text:p>1714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1481" calcext:value-type="float">
            <text:p>1714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1487" calcext:value-type="float">
            <text:p>1714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493" calcext:value-type="float">
            <text:p>1714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499" calcext:value-type="float">
            <text:p>1714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505" calcext:value-type="float">
            <text:p>1715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511" calcext:value-type="float">
            <text:p>1715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517" calcext:value-type="float">
            <text:p>1715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523" calcext:value-type="float">
            <text:p>1715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529" calcext:value-type="float">
            <text:p>1715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546" calcext:value-type="float">
            <text:p>1715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553" calcext:value-type="float">
            <text:p>1715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559" calcext:value-type="float">
            <text:p>1715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565" calcext:value-type="float">
            <text:p>1715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571" calcext:value-type="float">
            <text:p>1715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577" calcext:value-type="float">
            <text:p>1715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583" calcext:value-type="float">
            <text:p>1715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589" calcext:value-type="float">
            <text:p>1715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595" calcext:value-type="float">
            <text:p>1715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601" calcext:value-type="float">
            <text:p>1716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607" calcext:value-type="float">
            <text:p>1716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613" calcext:value-type="float">
            <text:p>171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19" calcext:value-type="float">
            <text:p>1716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25" calcext:value-type="float">
            <text:p>171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31" calcext:value-type="float">
            <text:p>1716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37" calcext:value-type="float">
            <text:p>1716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43" calcext:value-type="float">
            <text:p>1716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49" calcext:value-type="float">
            <text:p>1716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55" calcext:value-type="float">
            <text:p>1716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61" calcext:value-type="float">
            <text:p>1716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67" calcext:value-type="float">
            <text:p>171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73" calcext:value-type="float">
            <text:p>1716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79" calcext:value-type="float">
            <text:p>1716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85" calcext:value-type="float">
            <text:p>1716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91" calcext:value-type="float">
            <text:p>1716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706" calcext:value-type="float">
            <text:p>1717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712" calcext:value-type="float">
            <text:p>1717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718" calcext:value-type="float">
            <text:p>1717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724" calcext:value-type="float">
            <text:p>171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730" calcext:value-type="float">
            <text:p>1717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736" calcext:value-type="float">
            <text:p>1717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742" calcext:value-type="float">
            <text:p>1717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748" calcext:value-type="float">
            <text:p>171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754" calcext:value-type="float">
            <text:p>1717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760" calcext:value-type="float">
            <text:p>1717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766" calcext:value-type="float">
            <text:p>1717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772" calcext:value-type="float">
            <text:p>1717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778" calcext:value-type="float">
            <text:p>1717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784" calcext:value-type="float">
            <text:p>1717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790" calcext:value-type="float">
            <text:p>1717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796" calcext:value-type="float">
            <text:p>1717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1802" calcext:value-type="float">
            <text:p>1718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808" calcext:value-type="float">
            <text:p>1718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814" calcext:value-type="float">
            <text:p>1718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820" calcext:value-type="float">
            <text:p>1718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826" calcext:value-type="float">
            <text:p>1718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832" calcext:value-type="float">
            <text:p>1718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838" calcext:value-type="float">
            <text:p>1718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844" calcext:value-type="float">
            <text:p>1718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850" calcext:value-type="float">
            <text:p>1718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856" calcext:value-type="float">
            <text:p>1718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870" calcext:value-type="float">
            <text:p>1718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876" calcext:value-type="float">
            <text:p>1718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882" calcext:value-type="float">
            <text:p>1718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888" calcext:value-type="float">
            <text:p>1718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894" calcext:value-type="float">
            <text:p>1718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900" calcext:value-type="float">
            <text:p>171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906" calcext:value-type="float">
            <text:p>1719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912" calcext:value-type="float">
            <text:p>1719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918" calcext:value-type="float">
            <text:p>1719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924" calcext:value-type="float">
            <text:p>1719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930" calcext:value-type="float">
            <text:p>1719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936" calcext:value-type="float">
            <text:p>1719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942" calcext:value-type="float">
            <text:p>171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948" calcext:value-type="float">
            <text:p>1719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954" calcext:value-type="float">
            <text:p>1719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960" calcext:value-type="float">
            <text:p>1719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966" calcext:value-type="float">
            <text:p>1719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972" calcext:value-type="float">
            <text:p>171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978" calcext:value-type="float">
            <text:p>17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984" calcext:value-type="float">
            <text:p>17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990" calcext:value-type="float">
            <text:p>1719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996" calcext:value-type="float">
            <text:p>1719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02" calcext:value-type="float">
            <text:p>172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08" calcext:value-type="float">
            <text:p>172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14" calcext:value-type="float">
            <text:p>172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20" calcext:value-type="float">
            <text:p>17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34" calcext:value-type="float">
            <text:p>172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40" calcext:value-type="float">
            <text:p>172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46" calcext:value-type="float">
            <text:p>172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52" calcext:value-type="float">
            <text:p>172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58" calcext:value-type="float">
            <text:p>1720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64" calcext:value-type="float">
            <text:p>1720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70" calcext:value-type="float">
            <text:p>1720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76" calcext:value-type="float">
            <text:p>1720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82" calcext:value-type="float">
            <text:p>1720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88" calcext:value-type="float">
            <text:p>1720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94" calcext:value-type="float">
            <text:p>1720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100" calcext:value-type="float">
            <text:p>172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106" calcext:value-type="float">
            <text:p>172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12" calcext:value-type="float">
            <text:p>172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18" calcext:value-type="float">
            <text:p>1721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124" calcext:value-type="float">
            <text:p>1721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30" calcext:value-type="float">
            <text:p>1721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36" calcext:value-type="float">
            <text:p>1721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42" calcext:value-type="float">
            <text:p>1721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48" calcext:value-type="float">
            <text:p>172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54" calcext:value-type="float">
            <text:p>1721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60" calcext:value-type="float">
            <text:p>1721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66" calcext:value-type="float">
            <text:p>1721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72" calcext:value-type="float">
            <text:p>1721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78" calcext:value-type="float">
            <text:p>1721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92" calcext:value-type="float">
            <text:p>1721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98" calcext:value-type="float">
            <text:p>1721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204" calcext:value-type="float">
            <text:p>1722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210" calcext:value-type="float">
            <text:p>1722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216" calcext:value-type="float">
            <text:p>172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222" calcext:value-type="float">
            <text:p>1722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228" calcext:value-type="float">
            <text:p>1722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234" calcext:value-type="float">
            <text:p>1722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240" calcext:value-type="float">
            <text:p>1722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246" calcext:value-type="float">
            <text:p>1722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252" calcext:value-type="float">
            <text:p>172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258" calcext:value-type="float">
            <text:p>1722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264" calcext:value-type="float">
            <text:p>1722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270" calcext:value-type="float">
            <text:p>1722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276" calcext:value-type="float">
            <text:p>1722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282" calcext:value-type="float">
            <text:p>1722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288" calcext:value-type="float">
            <text:p>1722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294" calcext:value-type="float">
            <text:p>1722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300" calcext:value-type="float">
            <text:p>1723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306" calcext:value-type="float">
            <text:p>1723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312" calcext:value-type="float">
            <text:p>1723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318" calcext:value-type="float">
            <text:p>1723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324" calcext:value-type="float">
            <text:p>1723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330" calcext:value-type="float">
            <text:p>1723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336" calcext:value-type="float">
            <text:p>172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342" calcext:value-type="float">
            <text:p>1723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356" calcext:value-type="float">
            <text:p>172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362" calcext:value-type="float">
            <text:p>1723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368" calcext:value-type="float">
            <text:p>1723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374" calcext:value-type="float">
            <text:p>1723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380" calcext:value-type="float">
            <text:p>1723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386" calcext:value-type="float">
            <text:p>1723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392" calcext:value-type="float">
            <text:p>1723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398" calcext:value-type="float">
            <text:p>172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404" calcext:value-type="float">
            <text:p>1724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410" calcext:value-type="float">
            <text:p>1724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416" calcext:value-type="float">
            <text:p>1724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2422" calcext:value-type="float">
            <text:p>1724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2428" calcext:value-type="float">
            <text:p>1724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2434" calcext:value-type="float">
            <text:p>1724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2440" calcext:value-type="float">
            <text:p>1724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2446" calcext:value-type="float">
            <text:p>1724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2452" calcext:value-type="float">
            <text:p>1724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2458" calcext:value-type="float">
            <text:p>1724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2464" calcext:value-type="float">
            <text:p>1724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2470" calcext:value-type="float">
            <text:p>1724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2476" calcext:value-type="float">
            <text:p>1724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2482" calcext:value-type="float">
            <text:p>1724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2488" calcext:value-type="float">
            <text:p>1724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494" calcext:value-type="float">
            <text:p>1724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500" calcext:value-type="float">
            <text:p>172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515" calcext:value-type="float">
            <text:p>1725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521" calcext:value-type="float">
            <text:p>1725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527" calcext:value-type="float">
            <text:p>1725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533" calcext:value-type="float">
            <text:p>1725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539" calcext:value-type="float">
            <text:p>1725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545" calcext:value-type="float">
            <text:p>1725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551" calcext:value-type="float">
            <text:p>1725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557" calcext:value-type="float">
            <text:p>1725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563" calcext:value-type="float">
            <text:p>1725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569" calcext:value-type="float">
            <text:p>1725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575" calcext:value-type="float">
            <text:p>1725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581" calcext:value-type="float">
            <text:p>1725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587" calcext:value-type="float">
            <text:p>1725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593" calcext:value-type="float">
            <text:p>1725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599" calcext:value-type="float">
            <text:p>1725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605" calcext:value-type="float">
            <text:p>1726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611" calcext:value-type="float">
            <text:p>1726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617" calcext:value-type="float">
            <text:p>1726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623" calcext:value-type="float">
            <text:p>1726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629" calcext:value-type="float">
            <text:p>1726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635" calcext:value-type="float">
            <text:p>1726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641" calcext:value-type="float">
            <text:p>1726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647" calcext:value-type="float">
            <text:p>1726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653" calcext:value-type="float">
            <text:p>1726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659" calcext:value-type="float">
            <text:p>1726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665" calcext:value-type="float">
            <text:p>1726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679" calcext:value-type="float">
            <text:p>1726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685" calcext:value-type="float">
            <text:p>1726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691" calcext:value-type="float">
            <text:p>172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697" calcext:value-type="float">
            <text:p>1726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703" calcext:value-type="float">
            <text:p>172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709" calcext:value-type="float">
            <text:p>1727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715" calcext:value-type="float">
            <text:p>1727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721" calcext:value-type="float">
            <text:p>1727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727" calcext:value-type="float">
            <text:p>1727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733" calcext:value-type="float">
            <text:p>1727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739" calcext:value-type="float">
            <text:p>1727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745" calcext:value-type="float">
            <text:p>1727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751" calcext:value-type="float">
            <text:p>1727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757" calcext:value-type="float">
            <text:p>1727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763" calcext:value-type="float">
            <text:p>1727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769" calcext:value-type="float">
            <text:p>1727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775" calcext:value-type="float">
            <text:p>1727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781" calcext:value-type="float">
            <text:p>172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787" calcext:value-type="float">
            <text:p>1727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793" calcext:value-type="float">
            <text:p>172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799" calcext:value-type="float">
            <text:p>1727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805" calcext:value-type="float">
            <text:p>1728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811" calcext:value-type="float">
            <text:p>1728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817" calcext:value-type="float">
            <text:p>1728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823" calcext:value-type="float">
            <text:p>1728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829" calcext:value-type="float">
            <text:p>1728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843" calcext:value-type="float">
            <text:p>1728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849" calcext:value-type="float">
            <text:p>1728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855" calcext:value-type="float">
            <text:p>1728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861" calcext:value-type="float">
            <text:p>1728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867" calcext:value-type="float">
            <text:p>1728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873" calcext:value-type="float">
            <text:p>1728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879" calcext:value-type="float">
            <text:p>1728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885" calcext:value-type="float">
            <text:p>1728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891" calcext:value-type="float">
            <text:p>1728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897" calcext:value-type="float">
            <text:p>1728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903" calcext:value-type="float">
            <text:p>1729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909" calcext:value-type="float">
            <text:p>1729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915" calcext:value-type="float">
            <text:p>1729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921" calcext:value-type="float">
            <text:p>172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927" calcext:value-type="float">
            <text:p>1729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933" calcext:value-type="float">
            <text:p>1729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939" calcext:value-type="float">
            <text:p>1729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945" calcext:value-type="float">
            <text:p>1729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951" calcext:value-type="float">
            <text:p>1729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957" calcext:value-type="float">
            <text:p>1729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963" calcext:value-type="float">
            <text:p>1729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969" calcext:value-type="float">
            <text:p>1729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975" calcext:value-type="float">
            <text:p>1729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981" calcext:value-type="float">
            <text:p>1729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987" calcext:value-type="float">
            <text:p>172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001" calcext:value-type="float">
            <text:p>173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007" calcext:value-type="float">
            <text:p>173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013" calcext:value-type="float">
            <text:p>173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019" calcext:value-type="float">
            <text:p>173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025" calcext:value-type="float">
            <text:p>173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031" calcext:value-type="float">
            <text:p>173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037" calcext:value-type="float">
            <text:p>173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043" calcext:value-type="float">
            <text:p>1730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049" calcext:value-type="float">
            <text:p>1730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055" calcext:value-type="float">
            <text:p>173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061" calcext:value-type="float">
            <text:p>1730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067" calcext:value-type="float">
            <text:p>173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073" calcext:value-type="float">
            <text:p>1730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3079" calcext:value-type="float">
            <text:p>1730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3085" calcext:value-type="float">
            <text:p>1730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3091" calcext:value-type="float">
            <text:p>1730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097" calcext:value-type="float">
            <text:p>1730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103" calcext:value-type="float">
            <text:p>173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109" calcext:value-type="float">
            <text:p>173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115" calcext:value-type="float">
            <text:p>173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121" calcext:value-type="float">
            <text:p>173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127" calcext:value-type="float">
            <text:p>173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133" calcext:value-type="float">
            <text:p>1731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139" calcext:value-type="float">
            <text:p>1731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145" calcext:value-type="float">
            <text:p>1731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151" calcext:value-type="float">
            <text:p>1731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165" calcext:value-type="float">
            <text:p>1731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171" calcext:value-type="float">
            <text:p>1731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177" calcext:value-type="float">
            <text:p>1731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183" calcext:value-type="float">
            <text:p>1731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189" calcext:value-type="float">
            <text:p>1731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195" calcext:value-type="float">
            <text:p>1731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01" calcext:value-type="float">
            <text:p>173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07" calcext:value-type="float">
            <text:p>1732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13" calcext:value-type="float">
            <text:p>1732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19" calcext:value-type="float">
            <text:p>173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25" calcext:value-type="float">
            <text:p>1732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31" calcext:value-type="float">
            <text:p>1732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37" calcext:value-type="float">
            <text:p>1732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43" calcext:value-type="float">
            <text:p>1732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49" calcext:value-type="float">
            <text:p>1732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55" calcext:value-type="float">
            <text:p>173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61" calcext:value-type="float">
            <text:p>1732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67" calcext:value-type="float">
            <text:p>1732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73" calcext:value-type="float">
            <text:p>1732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79" calcext:value-type="float">
            <text:p>1732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85" calcext:value-type="float">
            <text:p>1732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91" calcext:value-type="float">
            <text:p>1732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97" calcext:value-type="float">
            <text:p>1732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303" calcext:value-type="float">
            <text:p>1733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309" calcext:value-type="float">
            <text:p>1733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324" calcext:value-type="float">
            <text:p>1733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330" calcext:value-type="float">
            <text:p>1733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336" calcext:value-type="float">
            <text:p>1733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342" calcext:value-type="float">
            <text:p>1733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348" calcext:value-type="float">
            <text:p>1733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354" calcext:value-type="float">
            <text:p>1733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360" calcext:value-type="float">
            <text:p>1733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366" calcext:value-type="float">
            <text:p>1733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372" calcext:value-type="float">
            <text:p>1733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378" calcext:value-type="float">
            <text:p>1733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384" calcext:value-type="float">
            <text:p>1733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390" calcext:value-type="float">
            <text:p>1733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396" calcext:value-type="float">
            <text:p>1733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3402" calcext:value-type="float">
            <text:p>1734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3408" calcext:value-type="float">
            <text:p>1734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14" calcext:value-type="float">
            <text:p>1734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20" calcext:value-type="float">
            <text:p>1734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26" calcext:value-type="float">
            <text:p>1734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32" calcext:value-type="float">
            <text:p>1734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38" calcext:value-type="float">
            <text:p>1734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44" calcext:value-type="float">
            <text:p>1734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50" calcext:value-type="float">
            <text:p>1734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56" calcext:value-type="float">
            <text:p>1734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62" calcext:value-type="float">
            <text:p>1734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68" calcext:value-type="float">
            <text:p>1734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74" calcext:value-type="float">
            <text:p>1734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88" calcext:value-type="float">
            <text:p>1734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94" calcext:value-type="float">
            <text:p>1734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500" calcext:value-type="float">
            <text:p>1735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506" calcext:value-type="float">
            <text:p>1735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515" calcext:value-type="float">
            <text:p>1735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522" calcext:value-type="float">
            <text:p>1735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528" calcext:value-type="float">
            <text:p>1735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534" calcext:value-type="float">
            <text:p>1735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540" calcext:value-type="float">
            <text:p>1735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546" calcext:value-type="float">
            <text:p>1735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552" calcext:value-type="float">
            <text:p>173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558" calcext:value-type="float">
            <text:p>1735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564" calcext:value-type="float">
            <text:p>1735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570" calcext:value-type="float">
            <text:p>1735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576" calcext:value-type="float">
            <text:p>1735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582" calcext:value-type="float">
            <text:p>1735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588" calcext:value-type="float">
            <text:p>1735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594" calcext:value-type="float">
            <text:p>1735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00" calcext:value-type="float">
            <text:p>173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06" calcext:value-type="float">
            <text:p>1736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12" calcext:value-type="float">
            <text:p>1736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18" calcext:value-type="float">
            <text:p>1736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24" calcext:value-type="float">
            <text:p>1736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30" calcext:value-type="float">
            <text:p>1736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36" calcext:value-type="float">
            <text:p>1736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42" calcext:value-type="float">
            <text:p>1736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56" calcext:value-type="float">
            <text:p>1736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62" calcext:value-type="float">
            <text:p>1736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68" calcext:value-type="float">
            <text:p>1736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74" calcext:value-type="float">
            <text:p>1736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80" calcext:value-type="float">
            <text:p>1736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86" calcext:value-type="float">
            <text:p>1736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92" calcext:value-type="float">
            <text:p>1736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98" calcext:value-type="float">
            <text:p>1736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704" calcext:value-type="float">
            <text:p>1737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710" calcext:value-type="float">
            <text:p>1737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716" calcext:value-type="float">
            <text:p>1737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722" calcext:value-type="float">
            <text:p>1737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728" calcext:value-type="float">
            <text:p>1737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734" calcext:value-type="float">
            <text:p>1737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740" calcext:value-type="float">
            <text:p>1737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746" calcext:value-type="float">
            <text:p>1737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752" calcext:value-type="float">
            <text:p>173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758" calcext:value-type="float">
            <text:p>1737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764" calcext:value-type="float">
            <text:p>1737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770" calcext:value-type="float">
            <text:p>1737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776" calcext:value-type="float">
            <text:p>1737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782" calcext:value-type="float">
            <text:p>1737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788" calcext:value-type="float">
            <text:p>1737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794" calcext:value-type="float">
            <text:p>1737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00" calcext:value-type="float">
            <text:p>173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14" calcext:value-type="float">
            <text:p>173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20" calcext:value-type="float">
            <text:p>1738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26" calcext:value-type="float">
            <text:p>1738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32" calcext:value-type="float">
            <text:p>1738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38" calcext:value-type="float">
            <text:p>1738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44" calcext:value-type="float">
            <text:p>1738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50" calcext:value-type="float">
            <text:p>1738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56" calcext:value-type="float">
            <text:p>1738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62" calcext:value-type="float">
            <text:p>1738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68" calcext:value-type="float">
            <text:p>1738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74" calcext:value-type="float">
            <text:p>1738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80" calcext:value-type="float">
            <text:p>1738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86" calcext:value-type="float">
            <text:p>1738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892" calcext:value-type="float">
            <text:p>1738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898" calcext:value-type="float">
            <text:p>1738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904" calcext:value-type="float">
            <text:p>1739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3910" calcext:value-type="float">
            <text:p>1739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3916" calcext:value-type="float">
            <text:p>1739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3922" calcext:value-type="float">
            <text:p>1739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3928" calcext:value-type="float">
            <text:p>1739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3934" calcext:value-type="float">
            <text:p>1739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3940" calcext:value-type="float">
            <text:p>1739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3946" calcext:value-type="float">
            <text:p>1739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3952" calcext:value-type="float">
            <text:p>1739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3958" calcext:value-type="float">
            <text:p>1739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3964" calcext:value-type="float">
            <text:p>1739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3978" calcext:value-type="float">
            <text:p>1739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3984" calcext:value-type="float">
            <text:p>1739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3990" calcext:value-type="float">
            <text:p>1739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3996" calcext:value-type="float">
            <text:p>1739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4002" calcext:value-type="float">
            <text:p>174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008" calcext:value-type="float">
            <text:p>174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014" calcext:value-type="float">
            <text:p>174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020" calcext:value-type="float">
            <text:p>174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026" calcext:value-type="float">
            <text:p>174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032" calcext:value-type="float">
            <text:p>174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038" calcext:value-type="float">
            <text:p>1740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044" calcext:value-type="float">
            <text:p>1740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050" calcext:value-type="float">
            <text:p>1740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056" calcext:value-type="float">
            <text:p>174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062" calcext:value-type="float">
            <text:p>174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068" calcext:value-type="float">
            <text:p>1740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074" calcext:value-type="float">
            <text:p>1740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080" calcext:value-type="float">
            <text:p>1740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086" calcext:value-type="float">
            <text:p>1740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092" calcext:value-type="float">
            <text:p>1740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098" calcext:value-type="float">
            <text:p>1740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104" calcext:value-type="float">
            <text:p>1741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110" calcext:value-type="float">
            <text:p>174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116" calcext:value-type="float">
            <text:p>1741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122" calcext:value-type="float">
            <text:p>1741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137" calcext:value-type="float">
            <text:p>174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143" calcext:value-type="float">
            <text:p>174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149" calcext:value-type="float">
            <text:p>1741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155" calcext:value-type="float">
            <text:p>1741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161" calcext:value-type="float">
            <text:p>174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167" calcext:value-type="float">
            <text:p>1741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173" calcext:value-type="float">
            <text:p>1741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179" calcext:value-type="float">
            <text:p>1741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185" calcext:value-type="float">
            <text:p>174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191" calcext:value-type="float">
            <text:p>1741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197" calcext:value-type="float">
            <text:p>1741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203" calcext:value-type="float">
            <text:p>174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209" calcext:value-type="float">
            <text:p>1742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215" calcext:value-type="float">
            <text:p>174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221" calcext:value-type="float">
            <text:p>1742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227" calcext:value-type="float">
            <text:p>1742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233" calcext:value-type="float">
            <text:p>1742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239" calcext:value-type="float">
            <text:p>174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245" calcext:value-type="float">
            <text:p>1742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251" calcext:value-type="float">
            <text:p>1742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257" calcext:value-type="float">
            <text:p>1742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263" calcext:value-type="float">
            <text:p>174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269" calcext:value-type="float">
            <text:p>1742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275" calcext:value-type="float">
            <text:p>1742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281" calcext:value-type="float">
            <text:p>1742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287" calcext:value-type="float">
            <text:p>1742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01" calcext:value-type="float">
            <text:p>1743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07" calcext:value-type="float">
            <text:p>1743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13" calcext:value-type="float">
            <text:p>174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19" calcext:value-type="float">
            <text:p>1743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25" calcext:value-type="float">
            <text:p>1743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31" calcext:value-type="float">
            <text:p>1743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37" calcext:value-type="float">
            <text:p>1743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43" calcext:value-type="float">
            <text:p>1743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49" calcext:value-type="float">
            <text:p>174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355" calcext:value-type="float">
            <text:p>1743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361" calcext:value-type="float">
            <text:p>1743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67" calcext:value-type="float">
            <text:p>1743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73" calcext:value-type="float">
            <text:p>1743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79" calcext:value-type="float">
            <text:p>1743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85" calcext:value-type="float">
            <text:p>1743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91" calcext:value-type="float">
            <text:p>1743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97" calcext:value-type="float">
            <text:p>1743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403" calcext:value-type="float">
            <text:p>174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409" calcext:value-type="float">
            <text:p>1744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415" calcext:value-type="float">
            <text:p>1744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421" calcext:value-type="float">
            <text:p>174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427" calcext:value-type="float">
            <text:p>1744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433" calcext:value-type="float">
            <text:p>1744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439" calcext:value-type="float">
            <text:p>1744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445" calcext:value-type="float">
            <text:p>1744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451" calcext:value-type="float">
            <text:p>1744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465" calcext:value-type="float">
            <text:p>1744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471" calcext:value-type="float">
            <text:p>1744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477" calcext:value-type="float">
            <text:p>1744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483" calcext:value-type="float">
            <text:p>1744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489" calcext:value-type="float">
            <text:p>1744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495" calcext:value-type="float">
            <text:p>1744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501" calcext:value-type="float">
            <text:p>1745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507" calcext:value-type="float">
            <text:p>1745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513" calcext:value-type="float">
            <text:p>1745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519" calcext:value-type="float">
            <text:p>1745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525" calcext:value-type="float">
            <text:p>1745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531" calcext:value-type="float">
            <text:p>1745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537" calcext:value-type="float">
            <text:p>1745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543" calcext:value-type="float">
            <text:p>174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549" calcext:value-type="float">
            <text:p>1745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555" calcext:value-type="float">
            <text:p>1745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561" calcext:value-type="float">
            <text:p>1745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567" calcext:value-type="float">
            <text:p>1745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573" calcext:value-type="float">
            <text:p>1745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579" calcext:value-type="float">
            <text:p>1745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585" calcext:value-type="float">
            <text:p>1745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591" calcext:value-type="float">
            <text:p>1745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597" calcext:value-type="float">
            <text:p>1745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603" calcext:value-type="float">
            <text:p>174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609" calcext:value-type="float">
            <text:p>1746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623" calcext:value-type="float">
            <text:p>1746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629" calcext:value-type="float">
            <text:p>1746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635" calcext:value-type="float">
            <text:p>1746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641" calcext:value-type="float">
            <text:p>17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647" calcext:value-type="float">
            <text:p>174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4653" calcext:value-type="float">
            <text:p>174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4659" calcext:value-type="float">
            <text:p>1746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665" calcext:value-type="float">
            <text:p>1746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671" calcext:value-type="float">
            <text:p>1746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677" calcext:value-type="float">
            <text:p>1746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683" calcext:value-type="float">
            <text:p>1746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689" calcext:value-type="float">
            <text:p>174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695" calcext:value-type="float">
            <text:p>1746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01" calcext:value-type="float">
            <text:p>1747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07" calcext:value-type="float">
            <text:p>1747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13" calcext:value-type="float">
            <text:p>1747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19" calcext:value-type="float">
            <text:p>1747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25" calcext:value-type="float">
            <text:p>1747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31" calcext:value-type="float">
            <text:p>1747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37" calcext:value-type="float">
            <text:p>1747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43" calcext:value-type="float">
            <text:p>1747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49" calcext:value-type="float">
            <text:p>1747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55" calcext:value-type="float">
            <text:p>1747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61" calcext:value-type="float">
            <text:p>1747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67" calcext:value-type="float">
            <text:p>1747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73" calcext:value-type="float">
            <text:p>1747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87" calcext:value-type="float">
            <text:p>1747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93" calcext:value-type="float">
            <text:p>1747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99" calcext:value-type="float">
            <text:p>1747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805" calcext:value-type="float">
            <text:p>1748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11" calcext:value-type="float">
            <text:p>1748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817" calcext:value-type="float">
            <text:p>1748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23" calcext:value-type="float">
            <text:p>1748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29" calcext:value-type="float">
            <text:p>1748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35" calcext:value-type="float">
            <text:p>174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41" calcext:value-type="float">
            <text:p>1748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47" calcext:value-type="float">
            <text:p>174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53" calcext:value-type="float">
            <text:p>1748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59" calcext:value-type="float">
            <text:p>1748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65" calcext:value-type="float">
            <text:p>1748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71" calcext:value-type="float">
            <text:p>1748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77" calcext:value-type="float">
            <text:p>1748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83" calcext:value-type="float">
            <text:p>174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89" calcext:value-type="float">
            <text:p>1748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895" calcext:value-type="float">
            <text:p>1748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901" calcext:value-type="float">
            <text:p>1749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907" calcext:value-type="float">
            <text:p>1749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913" calcext:value-type="float">
            <text:p>174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919" calcext:value-type="float">
            <text:p>1749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925" calcext:value-type="float">
            <text:p>1749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931" calcext:value-type="float">
            <text:p>1749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946" calcext:value-type="float">
            <text:p>1749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952" calcext:value-type="float">
            <text:p>1749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958" calcext:value-type="float">
            <text:p>1749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964" calcext:value-type="float">
            <text:p>1749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970" calcext:value-type="float">
            <text:p>1749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976" calcext:value-type="float">
            <text:p>1749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982" calcext:value-type="float">
            <text:p>1749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988" calcext:value-type="float">
            <text:p>1749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994" calcext:value-type="float">
            <text:p>1749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5000" calcext:value-type="float">
            <text:p>175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5006" calcext:value-type="float">
            <text:p>1750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5012" calcext:value-type="float">
            <text:p>1750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5018" calcext:value-type="float">
            <text:p>175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5024" calcext:value-type="float">
            <text:p>175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5030" calcext:value-type="float">
            <text:p>175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5036" calcext:value-type="float">
            <text:p>1750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5042" calcext:value-type="float">
            <text:p>1750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5048" calcext:value-type="float">
            <text:p>1750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5054" calcext:value-type="float">
            <text:p>1750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5060" calcext:value-type="float">
            <text:p>1750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5066" calcext:value-type="float">
            <text:p>175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072" calcext:value-type="float">
            <text:p>175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078" calcext:value-type="float">
            <text:p>1750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084" calcext:value-type="float">
            <text:p>175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090" calcext:value-type="float">
            <text:p>1750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096" calcext:value-type="float">
            <text:p>1750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110" calcext:value-type="float">
            <text:p>175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116" calcext:value-type="float">
            <text:p>1751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122" calcext:value-type="float">
            <text:p>1751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128" calcext:value-type="float">
            <text:p>175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134" calcext:value-type="float">
            <text:p>1751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140" calcext:value-type="float">
            <text:p>1751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146" calcext:value-type="float">
            <text:p>1751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152" calcext:value-type="float">
            <text:p>175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158" calcext:value-type="float">
            <text:p>1751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164" calcext:value-type="float">
            <text:p>1751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170" calcext:value-type="float">
            <text:p>1751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176" calcext:value-type="float">
            <text:p>1751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182" calcext:value-type="float">
            <text:p>175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188" calcext:value-type="float">
            <text:p>1751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194" calcext:value-type="float">
            <text:p>1751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00" calcext:value-type="float">
            <text:p>17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06" calcext:value-type="float">
            <text:p>175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12" calcext:value-type="float">
            <text:p>1752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18" calcext:value-type="float">
            <text:p>175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24" calcext:value-type="float">
            <text:p>1752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30" calcext:value-type="float">
            <text:p>1752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36" calcext:value-type="float">
            <text:p>1752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42" calcext:value-type="float">
            <text:p>175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48" calcext:value-type="float">
            <text:p>1752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54" calcext:value-type="float">
            <text:p>1752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60" calcext:value-type="float">
            <text:p>1752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74" calcext:value-type="float">
            <text:p>1752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80" calcext:value-type="float">
            <text:p>1752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86" calcext:value-type="float">
            <text:p>175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92" calcext:value-type="float">
            <text:p>1752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98" calcext:value-type="float">
            <text:p>1752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304" calcext:value-type="float">
            <text:p>1753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310" calcext:value-type="float">
            <text:p>1753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316" calcext:value-type="float">
            <text:p>1753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322" calcext:value-type="float">
            <text:p>1753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328" calcext:value-type="float">
            <text:p>1753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334" calcext:value-type="float">
            <text:p>1753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340" calcext:value-type="float">
            <text:p>1753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346" calcext:value-type="float">
            <text:p>1753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352" calcext:value-type="float">
            <text:p>1753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358" calcext:value-type="float">
            <text:p>1753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364" calcext:value-type="float">
            <text:p>1753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370" calcext:value-type="float">
            <text:p>1753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376" calcext:value-type="float">
            <text:p>1753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382" calcext:value-type="float">
            <text:p>1753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388" calcext:value-type="float">
            <text:p>1753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394" calcext:value-type="float">
            <text:p>1753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400" calcext:value-type="float">
            <text:p>175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406" calcext:value-type="float">
            <text:p>1754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412" calcext:value-type="float">
            <text:p>1754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418" calcext:value-type="float">
            <text:p>1754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432" calcext:value-type="float">
            <text:p>1754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438" calcext:value-type="float">
            <text:p>1754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444" calcext:value-type="float">
            <text:p>1754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450" calcext:value-type="float">
            <text:p>175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456" calcext:value-type="float">
            <text:p>1754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462" calcext:value-type="float">
            <text:p>1754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468" calcext:value-type="float">
            <text:p>1754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474" calcext:value-type="float">
            <text:p>1754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483" calcext:value-type="float">
            <text:p>1754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490" calcext:value-type="float">
            <text:p>1754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496" calcext:value-type="float">
            <text:p>1754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502" calcext:value-type="float">
            <text:p>1755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508" calcext:value-type="float">
            <text:p>1755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514" calcext:value-type="float">
            <text:p>1755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520" calcext:value-type="float">
            <text:p>1755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526" calcext:value-type="float">
            <text:p>1755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532" calcext:value-type="float">
            <text:p>1755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538" calcext:value-type="float">
            <text:p>1755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544" calcext:value-type="float">
            <text:p>1755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550" calcext:value-type="float">
            <text:p>1755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556" calcext:value-type="float">
            <text:p>1755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562" calcext:value-type="float">
            <text:p>1755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568" calcext:value-type="float">
            <text:p>1755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574" calcext:value-type="float">
            <text:p>1755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580" calcext:value-type="float">
            <text:p>1755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586" calcext:value-type="float">
            <text:p>1755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600" calcext:value-type="float">
            <text:p>17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606" calcext:value-type="float">
            <text:p>1756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612" calcext:value-type="float">
            <text:p>1756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618" calcext:value-type="float">
            <text:p>1756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624" calcext:value-type="float">
            <text:p>1756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630" calcext:value-type="float">
            <text:p>1756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636" calcext:value-type="float">
            <text:p>1756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642" calcext:value-type="float">
            <text:p>1756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648" calcext:value-type="float">
            <text:p>1756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654" calcext:value-type="float">
            <text:p>1756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660" calcext:value-type="float">
            <text:p>1756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666" calcext:value-type="float">
            <text:p>1756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672" calcext:value-type="float">
            <text:p>1756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678" calcext:value-type="float">
            <text:p>1756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684" calcext:value-type="float">
            <text:p>1756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690" calcext:value-type="float">
            <text:p>1756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696" calcext:value-type="float">
            <text:p>1756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702" calcext:value-type="float">
            <text:p>175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08" calcext:value-type="float">
            <text:p>1757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714" calcext:value-type="float">
            <text:p>1757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20" calcext:value-type="float">
            <text:p>1757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26" calcext:value-type="float">
            <text:p>1757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32" calcext:value-type="float">
            <text:p>1757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38" calcext:value-type="float">
            <text:p>1757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44" calcext:value-type="float">
            <text:p>1757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59" calcext:value-type="float">
            <text:p>1757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65" calcext:value-type="float">
            <text:p>1757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71" calcext:value-type="float">
            <text:p>1757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77" calcext:value-type="float">
            <text:p>1757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83" calcext:value-type="float">
            <text:p>1757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89" calcext:value-type="float">
            <text:p>1757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95" calcext:value-type="float">
            <text:p>1757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801" calcext:value-type="float">
            <text:p>1758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807" calcext:value-type="float">
            <text:p>1758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813" calcext:value-type="float">
            <text:p>1758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819" calcext:value-type="float">
            <text:p>1758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825" calcext:value-type="float">
            <text:p>175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831" calcext:value-type="float">
            <text:p>175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837" calcext:value-type="float">
            <text:p>175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843" calcext:value-type="float">
            <text:p>175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849" calcext:value-type="float">
            <text:p>175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855" calcext:value-type="float">
            <text:p>175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861" calcext:value-type="float">
            <text:p>175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867" calcext:value-type="float">
            <text:p>175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873" calcext:value-type="float">
            <text:p>175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879" calcext:value-type="float">
            <text:p>175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885" calcext:value-type="float">
            <text:p>175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891" calcext:value-type="float">
            <text:p>175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897" calcext:value-type="float">
            <text:p>1758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903" calcext:value-type="float">
            <text:p>1759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909" calcext:value-type="float">
            <text:p>1759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923" calcext:value-type="float">
            <text:p>1759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929" calcext:value-type="float">
            <text:p>1759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935" calcext:value-type="float">
            <text:p>1759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941" calcext:value-type="float">
            <text:p>1759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947" calcext:value-type="float">
            <text:p>1759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953" calcext:value-type="float">
            <text:p>1759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959" calcext:value-type="float">
            <text:p>1759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965" calcext:value-type="float">
            <text:p>1759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971" calcext:value-type="float">
            <text:p>1759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977" calcext:value-type="float">
            <text:p>1759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983" calcext:value-type="float">
            <text:p>1759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989" calcext:value-type="float">
            <text:p>1759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995" calcext:value-type="float">
            <text:p>1759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001" calcext:value-type="float">
            <text:p>176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007" calcext:value-type="float">
            <text:p>176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13" calcext:value-type="float">
            <text:p>176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19" calcext:value-type="float">
            <text:p>176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25" calcext:value-type="float">
            <text:p>176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31" calcext:value-type="float">
            <text:p>176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37" calcext:value-type="float">
            <text:p>176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43" calcext:value-type="float">
            <text:p>176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49" calcext:value-type="float">
            <text:p>176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55" calcext:value-type="float">
            <text:p>176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61" calcext:value-type="float">
            <text:p>176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67" calcext:value-type="float">
            <text:p>1760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73" calcext:value-type="float">
            <text:p>1760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87" calcext:value-type="float">
            <text:p>1760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93" calcext:value-type="float">
            <text:p>1760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99" calcext:value-type="float">
            <text:p>1760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105" calcext:value-type="float">
            <text:p>176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111" calcext:value-type="float">
            <text:p>176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117" calcext:value-type="float">
            <text:p>1761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123" calcext:value-type="float">
            <text:p>1761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129" calcext:value-type="float">
            <text:p>176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6135" calcext:value-type="float">
            <text:p>176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6141" calcext:value-type="float">
            <text:p>176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6147" calcext:value-type="float">
            <text:p>176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6153" calcext:value-type="float">
            <text:p>176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6159" calcext:value-type="float">
            <text:p>1761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165" calcext:value-type="float">
            <text:p>1761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171" calcext:value-type="float">
            <text:p>176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177" calcext:value-type="float">
            <text:p>1761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183" calcext:value-type="float">
            <text:p>1761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189" calcext:value-type="float">
            <text:p>1761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195" calcext:value-type="float">
            <text:p>1761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201" calcext:value-type="float">
            <text:p>176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207" calcext:value-type="float">
            <text:p>176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213" calcext:value-type="float">
            <text:p>1762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219" calcext:value-type="float">
            <text:p>1762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225" calcext:value-type="float">
            <text:p>176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231" calcext:value-type="float">
            <text:p>1762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245" calcext:value-type="float">
            <text:p>176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251" calcext:value-type="float">
            <text:p>1762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257" calcext:value-type="float">
            <text:p>1762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263" calcext:value-type="float">
            <text:p>1762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269" calcext:value-type="float">
            <text:p>1762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275" calcext:value-type="float">
            <text:p>1762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281" calcext:value-type="float">
            <text:p>1762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287" calcext:value-type="float">
            <text:p>1762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293" calcext:value-type="float">
            <text:p>1762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299" calcext:value-type="float">
            <text:p>1762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305" calcext:value-type="float">
            <text:p>1763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311" calcext:value-type="float">
            <text:p>1763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317" calcext:value-type="float">
            <text:p>176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323" calcext:value-type="float">
            <text:p>1763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329" calcext:value-type="float">
            <text:p>1763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335" calcext:value-type="float">
            <text:p>1763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341" calcext:value-type="float">
            <text:p>1763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347" calcext:value-type="float">
            <text:p>1763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353" calcext:value-type="float">
            <text:p>1763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359" calcext:value-type="float">
            <text:p>176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365" calcext:value-type="float">
            <text:p>1763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371" calcext:value-type="float">
            <text:p>1763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377" calcext:value-type="float">
            <text:p>1763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383" calcext:value-type="float">
            <text:p>1763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389" calcext:value-type="float">
            <text:p>176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395" calcext:value-type="float">
            <text:p>1763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409" calcext:value-type="float">
            <text:p>1764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15" calcext:value-type="float">
            <text:p>1764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21" calcext:value-type="float">
            <text:p>1764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27" calcext:value-type="float">
            <text:p>1764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33" calcext:value-type="float">
            <text:p>1764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39" calcext:value-type="float">
            <text:p>176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45" calcext:value-type="float">
            <text:p>1764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51" calcext:value-type="float">
            <text:p>176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57" calcext:value-type="float">
            <text:p>1764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63" calcext:value-type="float">
            <text:p>1764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69" calcext:value-type="float">
            <text:p>1764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75" calcext:value-type="float">
            <text:p>1764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81" calcext:value-type="float">
            <text:p>1764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87" calcext:value-type="float">
            <text:p>1764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93" calcext:value-type="float">
            <text:p>1764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99" calcext:value-type="float">
            <text:p>1764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505" calcext:value-type="float">
            <text:p>1765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511" calcext:value-type="float">
            <text:p>1765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517" calcext:value-type="float">
            <text:p>1765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523" calcext:value-type="float">
            <text:p>1765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529" calcext:value-type="float">
            <text:p>1765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535" calcext:value-type="float">
            <text:p>176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541" calcext:value-type="float">
            <text:p>1765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547" calcext:value-type="float">
            <text:p>1765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553" calcext:value-type="float">
            <text:p>1765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568" calcext:value-type="float">
            <text:p>1765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574" calcext:value-type="float">
            <text:p>1765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580" calcext:value-type="float">
            <text:p>1765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586" calcext:value-type="float">
            <text:p>1765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592" calcext:value-type="float">
            <text:p>1765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598" calcext:value-type="float">
            <text:p>1765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6604" calcext:value-type="float">
            <text:p>1766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10" calcext:value-type="float">
            <text:p>1766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16" calcext:value-type="float">
            <text:p>1766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22" calcext:value-type="float">
            <text:p>1766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28" calcext:value-type="float">
            <text:p>1766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34" calcext:value-type="float">
            <text:p>1766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40" calcext:value-type="float">
            <text:p>1766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46" calcext:value-type="float">
            <text:p>1766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52" calcext:value-type="float">
            <text:p>176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58" calcext:value-type="float">
            <text:p>1766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64" calcext:value-type="float">
            <text:p>1766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70" calcext:value-type="float">
            <text:p>1766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76" calcext:value-type="float">
            <text:p>1766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82" calcext:value-type="float">
            <text:p>176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88" calcext:value-type="float">
            <text:p>1766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694" calcext:value-type="float">
            <text:p>1766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00" calcext:value-type="float">
            <text:p>1767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06" calcext:value-type="float">
            <text:p>1767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12" calcext:value-type="float">
            <text:p>1767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18" calcext:value-type="float">
            <text:p>1767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32" calcext:value-type="float">
            <text:p>1767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38" calcext:value-type="float">
            <text:p>1767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44" calcext:value-type="float">
            <text:p>1767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50" calcext:value-type="float">
            <text:p>176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56" calcext:value-type="float">
            <text:p>1767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62" calcext:value-type="float">
            <text:p>1767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68" calcext:value-type="float">
            <text:p>1767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74" calcext:value-type="float">
            <text:p>1767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80" calcext:value-type="float">
            <text:p>1767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86" calcext:value-type="float">
            <text:p>1767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92" calcext:value-type="float">
            <text:p>1767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98" calcext:value-type="float">
            <text:p>1767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804" calcext:value-type="float">
            <text:p>1768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810" calcext:value-type="float">
            <text:p>1768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816" calcext:value-type="float">
            <text:p>1768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822" calcext:value-type="float">
            <text:p>1768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828" calcext:value-type="float">
            <text:p>1768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834" calcext:value-type="float">
            <text:p>1768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840" calcext:value-type="float">
            <text:p>1768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846" calcext:value-type="float">
            <text:p>1768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852" calcext:value-type="float">
            <text:p>1768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858" calcext:value-type="float">
            <text:p>1768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864" calcext:value-type="float">
            <text:p>1768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870" calcext:value-type="float">
            <text:p>1768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876" calcext:value-type="float">
            <text:p>1768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882" calcext:value-type="float">
            <text:p>1768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896" calcext:value-type="float">
            <text:p>1768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902" calcext:value-type="float">
            <text:p>1769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908" calcext:value-type="float">
            <text:p>1769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14" calcext:value-type="float">
            <text:p>176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20" calcext:value-type="float">
            <text:p>1769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26" calcext:value-type="float">
            <text:p>1769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32" calcext:value-type="float">
            <text:p>1769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38" calcext:value-type="float">
            <text:p>176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44" calcext:value-type="float">
            <text:p>1769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50" calcext:value-type="float">
            <text:p>1769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56" calcext:value-type="float">
            <text:p>176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62" calcext:value-type="float">
            <text:p>1769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68" calcext:value-type="float">
            <text:p>1769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74" calcext:value-type="float">
            <text:p>1769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80" calcext:value-type="float">
            <text:p>1769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86" calcext:value-type="float">
            <text:p>1769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92" calcext:value-type="float">
            <text:p>1769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6998" calcext:value-type="float">
            <text:p>1769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004" calcext:value-type="float">
            <text:p>177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010" calcext:value-type="float">
            <text:p>177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016" calcext:value-type="float">
            <text:p>177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022" calcext:value-type="float">
            <text:p>177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028" calcext:value-type="float">
            <text:p>177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034" calcext:value-type="float">
            <text:p>177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040" calcext:value-type="float">
            <text:p>1770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054" calcext:value-type="float">
            <text:p>1770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060" calcext:value-type="float">
            <text:p>1770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066" calcext:value-type="float">
            <text:p>1770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072" calcext:value-type="float">
            <text:p>1770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078" calcext:value-type="float">
            <text:p>1770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084" calcext:value-type="float">
            <text:p>1770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090" calcext:value-type="float">
            <text:p>1770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096" calcext:value-type="float">
            <text:p>1770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102" calcext:value-type="float">
            <text:p>1771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108" calcext:value-type="float">
            <text:p>1771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114" calcext:value-type="float">
            <text:p>177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120" calcext:value-type="float">
            <text:p>177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126" calcext:value-type="float">
            <text:p>177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132" calcext:value-type="float">
            <text:p>1771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138" calcext:value-type="float">
            <text:p>1771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144" calcext:value-type="float">
            <text:p>177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150" calcext:value-type="float">
            <text:p>177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156" calcext:value-type="float">
            <text:p>1771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162" calcext:value-type="float">
            <text:p>1771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168" calcext:value-type="float">
            <text:p>1771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174" calcext:value-type="float">
            <text:p>1771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180" calcext:value-type="float">
            <text:p>1771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186" calcext:value-type="float">
            <text:p>1771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192" calcext:value-type="float">
            <text:p>1771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198" calcext:value-type="float">
            <text:p>1771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204" calcext:value-type="float">
            <text:p>1772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218" calcext:value-type="float">
            <text:p>1772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224" calcext:value-type="float">
            <text:p>1772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230" calcext:value-type="float">
            <text:p>1772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7236" calcext:value-type="float">
            <text:p>1772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7242" calcext:value-type="float">
            <text:p>1772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7248" calcext:value-type="float">
            <text:p>1772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254" calcext:value-type="float">
            <text:p>1772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7260" calcext:value-type="float">
            <text:p>1772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7266" calcext:value-type="float">
            <text:p>1772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272" calcext:value-type="float">
            <text:p>1772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278" calcext:value-type="float">
            <text:p>1772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284" calcext:value-type="float">
            <text:p>1772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290" calcext:value-type="float">
            <text:p>1772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296" calcext:value-type="float">
            <text:p>1772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7302" calcext:value-type="float">
            <text:p>1773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308" calcext:value-type="float">
            <text:p>1773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314" calcext:value-type="float">
            <text:p>1773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320" calcext:value-type="float">
            <text:p>1773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326" calcext:value-type="float">
            <text:p>1773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332" calcext:value-type="float">
            <text:p>1773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338" calcext:value-type="float">
            <text:p>1773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344" calcext:value-type="float">
            <text:p>177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350" calcext:value-type="float">
            <text:p>1773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356" calcext:value-type="float">
            <text:p>1773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362" calcext:value-type="float">
            <text:p>1773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377" calcext:value-type="float">
            <text:p>1773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383" calcext:value-type="float">
            <text:p>1773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389" calcext:value-type="float">
            <text:p>1773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395" calcext:value-type="float">
            <text:p>1773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01" calcext:value-type="float">
            <text:p>1774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07" calcext:value-type="float">
            <text:p>1774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13" calcext:value-type="float">
            <text:p>177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19" calcext:value-type="float">
            <text:p>1774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25" calcext:value-type="float">
            <text:p>177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31" calcext:value-type="float">
            <text:p>1774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37" calcext:value-type="float">
            <text:p>1774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43" calcext:value-type="float">
            <text:p>1774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52" calcext:value-type="float">
            <text:p>1774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59" calcext:value-type="float">
            <text:p>1774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65" calcext:value-type="float">
            <text:p>1774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71" calcext:value-type="float">
            <text:p>1774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77" calcext:value-type="float">
            <text:p>1774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483" calcext:value-type="float">
            <text:p>1774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489" calcext:value-type="float">
            <text:p>1774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495" calcext:value-type="float">
            <text:p>1774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501" calcext:value-type="float">
            <text:p>1775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507" calcext:value-type="float">
            <text:p>1775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513" calcext:value-type="float">
            <text:p>1775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519" calcext:value-type="float">
            <text:p>1775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525" calcext:value-type="float">
            <text:p>1775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531" calcext:value-type="float">
            <text:p>1775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545" calcext:value-type="float">
            <text:p>1775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551" calcext:value-type="float">
            <text:p>1775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557" calcext:value-type="float">
            <text:p>1775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7563" calcext:value-type="float">
            <text:p>1775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7569" calcext:value-type="float">
            <text:p>1775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575" calcext:value-type="float">
            <text:p>177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581" calcext:value-type="float">
            <text:p>1775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587" calcext:value-type="float">
            <text:p>1775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593" calcext:value-type="float">
            <text:p>1775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599" calcext:value-type="float">
            <text:p>1775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605" calcext:value-type="float">
            <text:p>1776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611" calcext:value-type="float">
            <text:p>177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617" calcext:value-type="float">
            <text:p>1776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623" calcext:value-type="float">
            <text:p>1776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629" calcext:value-type="float">
            <text:p>1776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635" calcext:value-type="float">
            <text:p>1776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641" calcext:value-type="float">
            <text:p>1776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647" calcext:value-type="float">
            <text:p>1776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653" calcext:value-type="float">
            <text:p>1776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659" calcext:value-type="float">
            <text:p>1776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665" calcext:value-type="float">
            <text:p>1776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671" calcext:value-type="float">
            <text:p>1776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677" calcext:value-type="float">
            <text:p>1776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683" calcext:value-type="float">
            <text:p>1776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689" calcext:value-type="float">
            <text:p>177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695" calcext:value-type="float">
            <text:p>1776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09" calcext:value-type="float">
            <text:p>1777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15" calcext:value-type="float">
            <text:p>1777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21" calcext:value-type="float">
            <text:p>1777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27" calcext:value-type="float">
            <text:p>1777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33" calcext:value-type="float">
            <text:p>1777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39" calcext:value-type="float">
            <text:p>177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45" calcext:value-type="float">
            <text:p>1777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51" calcext:value-type="float">
            <text:p>1777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57" calcext:value-type="float">
            <text:p>1777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63" calcext:value-type="float">
            <text:p>1777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69" calcext:value-type="float">
            <text:p>1777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75" calcext:value-type="float">
            <text:p>177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7781" calcext:value-type="float">
            <text:p>1777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87" calcext:value-type="float">
            <text:p>1777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7793" calcext:value-type="float">
            <text:p>177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7799" calcext:value-type="float">
            <text:p>1777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7805" calcext:value-type="float">
            <text:p>1778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7811" calcext:value-type="float">
            <text:p>1778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817" calcext:value-type="float">
            <text:p>1778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823" calcext:value-type="float">
            <text:p>1778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829" calcext:value-type="float">
            <text:p>1778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835" calcext:value-type="float">
            <text:p>1778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841" calcext:value-type="float">
            <text:p>1778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847" calcext:value-type="float">
            <text:p>1778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853" calcext:value-type="float">
            <text:p>1778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867" calcext:value-type="float">
            <text:p>1778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873" calcext:value-type="float">
            <text:p>177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879" calcext:value-type="float">
            <text:p>1778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885" calcext:value-type="float">
            <text:p>177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891" calcext:value-type="float">
            <text:p>1778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897" calcext:value-type="float">
            <text:p>1778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903" calcext:value-type="float">
            <text:p>177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909" calcext:value-type="float">
            <text:p>1779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915" calcext:value-type="float">
            <text:p>1779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921" calcext:value-type="float">
            <text:p>1779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927" calcext:value-type="float">
            <text:p>1779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933" calcext:value-type="float">
            <text:p>1779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939" calcext:value-type="float">
            <text:p>1779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945" calcext:value-type="float">
            <text:p>1779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951" calcext:value-type="float">
            <text:p>1779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957" calcext:value-type="float">
            <text:p>1779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963" calcext:value-type="float">
            <text:p>1779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969" calcext:value-type="float">
            <text:p>1779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975" calcext:value-type="float">
            <text:p>1779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981" calcext:value-type="float">
            <text:p>1779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987" calcext:value-type="float">
            <text:p>1779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7993" calcext:value-type="float">
            <text:p>1779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7999" calcext:value-type="float">
            <text:p>177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8005" calcext:value-type="float">
            <text:p>1780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8011" calcext:value-type="float">
            <text:p>1780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8017" calcext:value-type="float">
            <text:p>1780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8031" calcext:value-type="float">
            <text:p>1780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78037" calcext:value-type="float">
            <text:p>1780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78044" calcext:value-type="float">
            <text:p>1780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78051" calcext:value-type="float">
            <text:p>1780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78058" calcext:value-type="float">
            <text:p>1780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78064" calcext:value-type="float">
            <text:p>1780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78071" calcext:value-type="float">
            <text:p>1780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78077" calcext:value-type="float">
            <text:p>1780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78083" calcext:value-type="float">
            <text:p>1780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78089" calcext:value-type="float">
            <text:p>1780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8095" calcext:value-type="float">
            <text:p>1780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8101" calcext:value-type="float">
            <text:p>1781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8107" calcext:value-type="float">
            <text:p>1781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8113" calcext:value-type="float">
            <text:p>1781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8119" calcext:value-type="float">
            <text:p>1781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8125" calcext:value-type="float">
            <text:p>178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8131" calcext:value-type="float">
            <text:p>1781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8137" calcext:value-type="float">
            <text:p>1781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8143" calcext:value-type="float">
            <text:p>1781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8149" calcext:value-type="float">
            <text:p>1781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8155" calcext:value-type="float">
            <text:p>1781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8161" calcext:value-type="float">
            <text:p>1781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8167" calcext:value-type="float">
            <text:p>1781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8173" calcext:value-type="float">
            <text:p>1781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179" calcext:value-type="float">
            <text:p>1781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193" calcext:value-type="float">
            <text:p>1781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8199" calcext:value-type="float">
            <text:p>1781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8205" calcext:value-type="float">
            <text:p>1782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8211" calcext:value-type="float">
            <text:p>1782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217" calcext:value-type="float">
            <text:p>178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223" calcext:value-type="float">
            <text:p>178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229" calcext:value-type="float">
            <text:p>1782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235" calcext:value-type="float">
            <text:p>178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241" calcext:value-type="float">
            <text:p>1782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247" calcext:value-type="float">
            <text:p>1782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253" calcext:value-type="float">
            <text:p>1782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259" calcext:value-type="float">
            <text:p>1782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265" calcext:value-type="float">
            <text:p>1782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271" calcext:value-type="float">
            <text:p>1782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277" calcext:value-type="float">
            <text:p>1782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283" calcext:value-type="float">
            <text:p>1782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289" calcext:value-type="float">
            <text:p>1782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295" calcext:value-type="float">
            <text:p>1782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01" calcext:value-type="float">
            <text:p>1783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07" calcext:value-type="float">
            <text:p>1783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13" calcext:value-type="float">
            <text:p>1783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19" calcext:value-type="float">
            <text:p>1783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8325" calcext:value-type="float">
            <text:p>1783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8331" calcext:value-type="float">
            <text:p>1783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37" calcext:value-type="float">
            <text:p>1783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43" calcext:value-type="float">
            <text:p>1783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57" calcext:value-type="float">
            <text:p>1783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63" calcext:value-type="float">
            <text:p>1783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69" calcext:value-type="float">
            <text:p>1783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8375" calcext:value-type="float">
            <text:p>178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81" calcext:value-type="float">
            <text:p>178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87" calcext:value-type="float">
            <text:p>1783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93" calcext:value-type="float">
            <text:p>1783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99" calcext:value-type="float">
            <text:p>178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405" calcext:value-type="float">
            <text:p>1784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411" calcext:value-type="float">
            <text:p>1784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417" calcext:value-type="float">
            <text:p>1784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423" calcext:value-type="float">
            <text:p>1784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429" calcext:value-type="float">
            <text:p>178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435" calcext:value-type="float">
            <text:p>1784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441" calcext:value-type="float">
            <text:p>1784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447" calcext:value-type="float">
            <text:p>1784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453" calcext:value-type="float">
            <text:p>1784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459" calcext:value-type="float">
            <text:p>1784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465" calcext:value-type="float">
            <text:p>1784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471" calcext:value-type="float">
            <text:p>1784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477" calcext:value-type="float">
            <text:p>1784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483" calcext:value-type="float">
            <text:p>1784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489" calcext:value-type="float">
            <text:p>1784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495" calcext:value-type="float">
            <text:p>1784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501" calcext:value-type="float">
            <text:p>1785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515" calcext:value-type="float">
            <text:p>1785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521" calcext:value-type="float">
            <text:p>1785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527" calcext:value-type="float">
            <text:p>1785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533" calcext:value-type="float">
            <text:p>1785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539" calcext:value-type="float">
            <text:p>1785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545" calcext:value-type="float">
            <text:p>1785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551" calcext:value-type="float">
            <text:p>1785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557" calcext:value-type="float">
            <text:p>1785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563" calcext:value-type="float">
            <text:p>1785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569" calcext:value-type="float">
            <text:p>1785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575" calcext:value-type="float">
            <text:p>1785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581" calcext:value-type="float">
            <text:p>1785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587" calcext:value-type="float">
            <text:p>1785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593" calcext:value-type="float">
            <text:p>1785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599" calcext:value-type="float">
            <text:p>1785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05" calcext:value-type="float">
            <text:p>1786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11" calcext:value-type="float">
            <text:p>178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17" calcext:value-type="float">
            <text:p>1786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23" calcext:value-type="float">
            <text:p>1786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29" calcext:value-type="float">
            <text:p>1786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35" calcext:value-type="float">
            <text:p>1786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41" calcext:value-type="float">
            <text:p>1786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47" calcext:value-type="float">
            <text:p>1786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53" calcext:value-type="float">
            <text:p>1786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59" calcext:value-type="float">
            <text:p>178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65" calcext:value-type="float">
            <text:p>1786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79" calcext:value-type="float">
            <text:p>1786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85" calcext:value-type="float">
            <text:p>1786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91" calcext:value-type="float">
            <text:p>178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97" calcext:value-type="float">
            <text:p>1786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703" calcext:value-type="float">
            <text:p>178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709" calcext:value-type="float">
            <text:p>1787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715" calcext:value-type="float">
            <text:p>1787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721" calcext:value-type="float">
            <text:p>1787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727" calcext:value-type="float">
            <text:p>1787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733" calcext:value-type="float">
            <text:p>1787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739" calcext:value-type="float">
            <text:p>178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745" calcext:value-type="float">
            <text:p>1787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751" calcext:value-type="float">
            <text:p>1787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757" calcext:value-type="float">
            <text:p>1787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763" calcext:value-type="float">
            <text:p>1787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769" calcext:value-type="float">
            <text:p>1787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8775" calcext:value-type="float">
            <text:p>178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8781" calcext:value-type="float">
            <text:p>1787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8787" calcext:value-type="float">
            <text:p>1787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8793" calcext:value-type="float">
            <text:p>178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8799" calcext:value-type="float">
            <text:p>1787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8805" calcext:value-type="float">
            <text:p>1788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8811" calcext:value-type="float">
            <text:p>1788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8817" calcext:value-type="float">
            <text:p>1788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8823" calcext:value-type="float">
            <text:p>1788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838" calcext:value-type="float">
            <text:p>1788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844" calcext:value-type="float">
            <text:p>1788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850" calcext:value-type="float">
            <text:p>1788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856" calcext:value-type="float">
            <text:p>1788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862" calcext:value-type="float">
            <text:p>1788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8868" calcext:value-type="float">
            <text:p>1788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874" calcext:value-type="float">
            <text:p>1788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880" calcext:value-type="float">
            <text:p>1788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886" calcext:value-type="float">
            <text:p>1788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892" calcext:value-type="float">
            <text:p>1788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898" calcext:value-type="float">
            <text:p>1788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04" calcext:value-type="float">
            <text:p>1789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10" calcext:value-type="float">
            <text:p>1789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16" calcext:value-type="float">
            <text:p>1789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22" calcext:value-type="float">
            <text:p>1789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28" calcext:value-type="float">
            <text:p>1789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34" calcext:value-type="float">
            <text:p>1789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40" calcext:value-type="float">
            <text:p>1789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46" calcext:value-type="float">
            <text:p>1789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52" calcext:value-type="float">
            <text:p>1789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58" calcext:value-type="float">
            <text:p>1789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64" calcext:value-type="float">
            <text:p>1789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70" calcext:value-type="float">
            <text:p>1789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76" calcext:value-type="float">
            <text:p>1789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82" calcext:value-type="float">
            <text:p>1789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88" calcext:value-type="float">
            <text:p>1789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002" calcext:value-type="float">
            <text:p>179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008" calcext:value-type="float">
            <text:p>179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014" calcext:value-type="float">
            <text:p>179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20" calcext:value-type="float">
            <text:p>179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26" calcext:value-type="float">
            <text:p>179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32" calcext:value-type="float">
            <text:p>179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38" calcext:value-type="float">
            <text:p>179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44" calcext:value-type="float">
            <text:p>1790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50" calcext:value-type="float">
            <text:p>179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56" calcext:value-type="float">
            <text:p>1790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62" calcext:value-type="float">
            <text:p>1790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68" calcext:value-type="float">
            <text:p>1790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74" calcext:value-type="float">
            <text:p>1790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80" calcext:value-type="float">
            <text:p>1790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86" calcext:value-type="float">
            <text:p>1790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92" calcext:value-type="float">
            <text:p>1790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98" calcext:value-type="float">
            <text:p>1790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104" calcext:value-type="float">
            <text:p>179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110" calcext:value-type="float">
            <text:p>179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116" calcext:value-type="float">
            <text:p>179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122" calcext:value-type="float">
            <text:p>179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128" calcext:value-type="float">
            <text:p>179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134" calcext:value-type="float">
            <text:p>1791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140" calcext:value-type="float">
            <text:p>1791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146" calcext:value-type="float">
            <text:p>1791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152" calcext:value-type="float">
            <text:p>1791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166" calcext:value-type="float">
            <text:p>1791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172" calcext:value-type="float">
            <text:p>1791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178" calcext:value-type="float">
            <text:p>1791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184" calcext:value-type="float">
            <text:p>179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190" calcext:value-type="float">
            <text:p>1791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196" calcext:value-type="float">
            <text:p>1791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02" calcext:value-type="float">
            <text:p>1792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08" calcext:value-type="float">
            <text:p>1792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14" calcext:value-type="float">
            <text:p>179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20" calcext:value-type="float">
            <text:p>1792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26" calcext:value-type="float">
            <text:p>1792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32" calcext:value-type="float">
            <text:p>1792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38" calcext:value-type="float">
            <text:p>1792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44" calcext:value-type="float">
            <text:p>1792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50" calcext:value-type="float">
            <text:p>1792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56" calcext:value-type="float">
            <text:p>1792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62" calcext:value-type="float">
            <text:p>1792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68" calcext:value-type="float">
            <text:p>1792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274" calcext:value-type="float">
            <text:p>1792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80" calcext:value-type="float">
            <text:p>1792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86" calcext:value-type="float">
            <text:p>1792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92" calcext:value-type="float">
            <text:p>179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98" calcext:value-type="float">
            <text:p>1792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304" calcext:value-type="float">
            <text:p>1793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310" calcext:value-type="float">
            <text:p>1793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24" calcext:value-type="float">
            <text:p>1793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30" calcext:value-type="float">
            <text:p>1793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36" calcext:value-type="float">
            <text:p>1793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42" calcext:value-type="float">
            <text:p>1793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48" calcext:value-type="float">
            <text:p>1793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54" calcext:value-type="float">
            <text:p>1793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60" calcext:value-type="float">
            <text:p>1793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66" calcext:value-type="float">
            <text:p>1793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72" calcext:value-type="float">
            <text:p>1793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78" calcext:value-type="float">
            <text:p>1793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84" calcext:value-type="float">
            <text:p>179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90" calcext:value-type="float">
            <text:p>1793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96" calcext:value-type="float">
            <text:p>1793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402" calcext:value-type="float">
            <text:p>1794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408" calcext:value-type="float">
            <text:p>1794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414" calcext:value-type="float">
            <text:p>1794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423" calcext:value-type="float">
            <text:p>1794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430" calcext:value-type="float">
            <text:p>1794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436" calcext:value-type="float">
            <text:p>1794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442" calcext:value-type="float">
            <text:p>1794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448" calcext:value-type="float">
            <text:p>1794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454" calcext:value-type="float">
            <text:p>1794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460" calcext:value-type="float">
            <text:p>1794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466" calcext:value-type="float">
            <text:p>1794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472" calcext:value-type="float">
            <text:p>179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478" calcext:value-type="float">
            <text:p>1794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492" calcext:value-type="float">
            <text:p>1794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498" calcext:value-type="float">
            <text:p>1794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504" calcext:value-type="float">
            <text:p>1795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510" calcext:value-type="float">
            <text:p>1795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516" calcext:value-type="float">
            <text:p>1795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522" calcext:value-type="float">
            <text:p>1795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528" calcext:value-type="float">
            <text:p>1795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534" calcext:value-type="float">
            <text:p>1795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540" calcext:value-type="float">
            <text:p>1795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546" calcext:value-type="float">
            <text:p>1795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552" calcext:value-type="float">
            <text:p>1795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558" calcext:value-type="float">
            <text:p>1795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564" calcext:value-type="float">
            <text:p>1795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570" calcext:value-type="float">
            <text:p>1795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576" calcext:value-type="float">
            <text:p>1795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582" calcext:value-type="float">
            <text:p>1795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588" calcext:value-type="float">
            <text:p>1795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594" calcext:value-type="float">
            <text:p>1795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00" calcext:value-type="float">
            <text:p>179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06" calcext:value-type="float">
            <text:p>1796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12" calcext:value-type="float">
            <text:p>1796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18" calcext:value-type="float">
            <text:p>179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24" calcext:value-type="float">
            <text:p>1796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30" calcext:value-type="float">
            <text:p>1796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36" calcext:value-type="float">
            <text:p>1796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51" calcext:value-type="float">
            <text:p>1796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57" calcext:value-type="float">
            <text:p>1796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63" calcext:value-type="float">
            <text:p>1796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69" calcext:value-type="float">
            <text:p>1796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75" calcext:value-type="float">
            <text:p>1796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81" calcext:value-type="float">
            <text:p>1796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87" calcext:value-type="float">
            <text:p>179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93" calcext:value-type="float">
            <text:p>1796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99" calcext:value-type="float">
            <text:p>1796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705" calcext:value-type="float">
            <text:p>1797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711" calcext:value-type="float">
            <text:p>1797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717" calcext:value-type="float">
            <text:p>1797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723" calcext:value-type="float">
            <text:p>1797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729" calcext:value-type="float">
            <text:p>1797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735" calcext:value-type="float">
            <text:p>1797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741" calcext:value-type="float">
            <text:p>1797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747" calcext:value-type="float">
            <text:p>1797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753" calcext:value-type="float">
            <text:p>1797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759" calcext:value-type="float">
            <text:p>1797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765" calcext:value-type="float">
            <text:p>1797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771" calcext:value-type="float">
            <text:p>1797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777" calcext:value-type="float">
            <text:p>1797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783" calcext:value-type="float">
            <text:p>1797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789" calcext:value-type="float">
            <text:p>1797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9795" calcext:value-type="float">
            <text:p>1797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9801" calcext:value-type="float">
            <text:p>1798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9815" calcext:value-type="float">
            <text:p>1798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821" calcext:value-type="float">
            <text:p>1798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827" calcext:value-type="float">
            <text:p>1798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833" calcext:value-type="float">
            <text:p>1798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839" calcext:value-type="float">
            <text:p>1798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845" calcext:value-type="float">
            <text:p>1798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851" calcext:value-type="float">
            <text:p>1798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857" calcext:value-type="float">
            <text:p>17985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egolab" table:style-name="ta1">
        <table:shapes>
          <draw:frame draw:z-index="0" draw:style-name="gr1" draw:text-style-name="P1" svg:width="15.999cm" svg:height="8.999cm" svg:x="10.023cm" svg:y="1.508cm">
            <draw:object draw:notify-on-update-of-ranges="legolab.B3:legolab.B161 legolab.C2:legolab.C2 legolab.C3:legolab.C16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stamp (ms)</text:p>
          </table:table-cell>
          <table:table-cell office:value-type="string" calcext:value-type="string">
            <text:p>value (1-100)</text:p>
          </table:table-cell>
        </table:table-row>
        <table:table-row table:style-name="ro1">
          <table:table-cell/>
          <table:table-cell office:value-type="float" office:value="55801" calcext:value-type="float">
            <text:p>55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807" calcext:value-type="float">
            <text:p>558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5813" calcext:value-type="float">
            <text:p>558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5819" calcext:value-type="float">
            <text:p>558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5825" calcext:value-type="float">
            <text:p>558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5831" calcext:value-type="float">
            <text:p>558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5837" calcext:value-type="float">
            <text:p>558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5843" calcext:value-type="float">
            <text:p>558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5849" calcext:value-type="float">
            <text:p>558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5863" calcext:value-type="float">
            <text:p>558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5869" calcext:value-type="float">
            <text:p>55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5875" calcext:value-type="float">
            <text:p>558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5881" calcext:value-type="float">
            <text:p>558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5887" calcext:value-type="float">
            <text:p>558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5893" calcext:value-type="float">
            <text:p>558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55899" calcext:value-type="float">
            <text:p>558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55905" calcext:value-type="float">
            <text:p>559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5911" calcext:value-type="float">
            <text:p>559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55917" calcext:value-type="float">
            <text:p>559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55923" calcext:value-type="float">
            <text:p>559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55929" calcext:value-type="float">
            <text:p>559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5935" calcext:value-type="float">
            <text:p>559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55941" calcext:value-type="float">
            <text:p>559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55947" calcext:value-type="float">
            <text:p>5594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55953" calcext:value-type="float">
            <text:p>559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55959" calcext:value-type="float">
            <text:p>559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55965" calcext:value-type="float">
            <text:p>5596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55971" calcext:value-type="float">
            <text:p>5597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55977" calcext:value-type="float">
            <text:p>5597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55983" calcext:value-type="float">
            <text:p>5598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55989" calcext:value-type="float">
            <text:p>5598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55995" calcext:value-type="float">
            <text:p>5599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56001" calcext:value-type="float">
            <text:p>560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56007" calcext:value-type="float">
            <text:p>560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56022" calcext:value-type="float">
            <text:p>560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6028" calcext:value-type="float">
            <text:p>560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56034" calcext:value-type="float">
            <text:p>560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56040" calcext:value-type="float">
            <text:p>560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56046" calcext:value-type="float">
            <text:p>5604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56052" calcext:value-type="float">
            <text:p>5605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56058" calcext:value-type="float">
            <text:p>560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6064" calcext:value-type="float">
            <text:p>560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56070" calcext:value-type="float">
            <text:p>560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56076" calcext:value-type="float">
            <text:p>560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6082" calcext:value-type="float">
            <text:p>5608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56088" calcext:value-type="float">
            <text:p>560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56094" calcext:value-type="float">
            <text:p>560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6100" calcext:value-type="float">
            <text:p>561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56106" calcext:value-type="float">
            <text:p>5610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6112" calcext:value-type="float">
            <text:p>561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56118" calcext:value-type="float">
            <text:p>561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56124" calcext:value-type="float">
            <text:p>561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56130" calcext:value-type="float">
            <text:p>561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56136" calcext:value-type="float">
            <text:p>561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6142" calcext:value-type="float">
            <text:p>561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56148" calcext:value-type="float">
            <text:p>561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56154" calcext:value-type="float">
            <text:p>5615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56160" calcext:value-type="float">
            <text:p>56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56166" calcext:value-type="float">
            <text:p>5616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56172" calcext:value-type="float">
            <text:p>5617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6186" calcext:value-type="float">
            <text:p>561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56192" calcext:value-type="float">
            <text:p>5619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56198" calcext:value-type="float">
            <text:p>5619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6204" calcext:value-type="float">
            <text:p>5620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6210" calcext:value-type="float">
            <text:p>562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6216" calcext:value-type="float">
            <text:p>562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6222" calcext:value-type="float">
            <text:p>562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56228" calcext:value-type="float">
            <text:p>562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56234" calcext:value-type="float">
            <text:p>562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56240" calcext:value-type="float">
            <text:p>562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56246" calcext:value-type="float">
            <text:p>5624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56252" calcext:value-type="float">
            <text:p>562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56258" calcext:value-type="float">
            <text:p>5625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6264" calcext:value-type="float">
            <text:p>5626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56270" calcext:value-type="float">
            <text:p>5627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56276" calcext:value-type="float">
            <text:p>5627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56282" calcext:value-type="float">
            <text:p>5628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56288" calcext:value-type="float">
            <text:p>562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56294" calcext:value-type="float">
            <text:p>562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56300" calcext:value-type="float">
            <text:p>563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56306" calcext:value-type="float">
            <text:p>563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56312" calcext:value-type="float">
            <text:p>563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56318" calcext:value-type="float">
            <text:p>563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56324" calcext:value-type="float">
            <text:p>563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6330" calcext:value-type="float">
            <text:p>563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56336" calcext:value-type="float">
            <text:p>563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56350" calcext:value-type="float">
            <text:p>563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56356" calcext:value-type="float">
            <text:p>563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6362" calcext:value-type="float">
            <text:p>563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6368" calcext:value-type="float">
            <text:p>563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6374" calcext:value-type="float">
            <text:p>563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6380" calcext:value-type="float">
            <text:p>563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6386" calcext:value-type="float">
            <text:p>563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6392" calcext:value-type="float">
            <text:p>563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6398" calcext:value-type="float">
            <text:p>563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6404" calcext:value-type="float">
            <text:p>56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6410" calcext:value-type="float">
            <text:p>564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6416" calcext:value-type="float">
            <text:p>564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6422" calcext:value-type="float">
            <text:p>564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6428" calcext:value-type="float">
            <text:p>564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6434" calcext:value-type="float">
            <text:p>564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6440" calcext:value-type="float">
            <text:p>5644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3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indemad" table:style-name="ta1">
        <table:shapes>
          <draw:frame draw:z-index="0" draw:style-name="gr1" draw:text-style-name="P1" svg:width="15.999cm" svg:height="8.999cm" svg:x="8.268cm" svg:y="0.525cm">
            <draw:object draw:notify-on-update-of-ranges="Pindemad.B2:Pindemad.B207 Pindemad.C1:Pindemad.C1 Pindemad.C2:Pindemad.C20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imestamp (ms)</text:p>
          </table:table-cell>
          <table:table-cell office:value-type="string" calcext:value-type="string">
            <text:p>value (1-100)</text:p>
          </table:table-cell>
        </table:table-row>
        <table:table-row table:style-name="ro2">
          <table:table-cell/>
          <table:table-cell office:value-type="float" office:value="6610" calcext:value-type="float">
            <text:p>66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6616" calcext:value-type="float">
            <text:p>661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6622" calcext:value-type="float">
            <text:p>662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6628" calcext:value-type="float">
            <text:p>662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6634" calcext:value-type="float">
            <text:p>663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6640" calcext:value-type="float">
            <text:p>664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6646" calcext:value-type="float">
            <text:p>664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6652" calcext:value-type="float">
            <text:p>665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6658" calcext:value-type="float">
            <text:p>665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6664" calcext:value-type="float">
            <text:p>666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6670" calcext:value-type="float">
            <text:p>667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6676" calcext:value-type="float">
            <text:p>667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6682" calcext:value-type="float">
            <text:p>668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6688" calcext:value-type="float">
            <text:p>668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6694" calcext:value-type="float">
            <text:p>669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6700" calcext:value-type="float">
            <text:p>670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6706" calcext:value-type="float">
            <text:p>670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6712" calcext:value-type="float">
            <text:p>671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6726" calcext:value-type="float">
            <text:p>672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6732" calcext:value-type="float">
            <text:p>673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6738" calcext:value-type="float">
            <text:p>673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744" calcext:value-type="float">
            <text:p>674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750" calcext:value-type="float">
            <text:p>675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756" calcext:value-type="float">
            <text:p>675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6762" calcext:value-type="float">
            <text:p>676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6768" calcext:value-type="float">
            <text:p>67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774" calcext:value-type="float">
            <text:p>677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float" office:value="6780" calcext:value-type="float">
            <text:p>678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6786" calcext:value-type="float">
            <text:p>6786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6792" calcext:value-type="float">
            <text:p>6792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float" office:value="6798" calcext:value-type="float">
            <text:p>679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float" office:value="6804" calcext:value-type="float">
            <text:p>6804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6810" calcext:value-type="float">
            <text:p>681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/>
          <table:table-cell office:value-type="float" office:value="6816" calcext:value-type="float">
            <text:p>6816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/>
          <table:table-cell office:value-type="float" office:value="6822" calcext:value-type="float">
            <text:p>6822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/>
          <table:table-cell office:value-type="float" office:value="6828" calcext:value-type="float">
            <text:p>6828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office:value-type="float" office:value="6834" calcext:value-type="float">
            <text:p>6834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6840" calcext:value-type="float">
            <text:p>684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6846" calcext:value-type="float">
            <text:p>6846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6852" calcext:value-type="float">
            <text:p>6852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6858" calcext:value-type="float">
            <text:p>6858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/>
          <table:table-cell office:value-type="float" office:value="6864" calcext:value-type="float">
            <text:p>686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6870" calcext:value-type="float">
            <text:p>687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office:value-type="float" office:value="6876" calcext:value-type="float">
            <text:p>6876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office:value-type="float" office:value="6882" calcext:value-type="float">
            <text:p>6882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office:value-type="float" office:value="6888" calcext:value-type="float">
            <text:p>6888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office:value-type="float" office:value="6894" calcext:value-type="float">
            <text:p>6894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office:value-type="float" office:value="6908" calcext:value-type="float">
            <text:p>6908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office:value-type="float" office:value="6914" calcext:value-type="float">
            <text:p>6914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/>
          <table:table-cell office:value-type="float" office:value="6920" calcext:value-type="float">
            <text:p>692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6926" calcext:value-type="float">
            <text:p>6926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6932" calcext:value-type="float">
            <text:p>6932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6938" calcext:value-type="float">
            <text:p>6938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6944" calcext:value-type="float">
            <text:p>694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6950" calcext:value-type="float">
            <text:p>695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6956" calcext:value-type="float">
            <text:p>6956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6962" calcext:value-type="float">
            <text:p>6962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/>
          <table:table-cell office:value-type="float" office:value="6968" calcext:value-type="float">
            <text:p>6968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6974" calcext:value-type="float">
            <text:p>6974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6980" calcext:value-type="float">
            <text:p>698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6986" calcext:value-type="float">
            <text:p>6986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6992" calcext:value-type="float">
            <text:p>6992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6998" calcext:value-type="float">
            <text:p>6998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7004" calcext:value-type="float">
            <text:p>7004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office:value-type="float" office:value="7010" calcext:value-type="float">
            <text:p>701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office:value-type="float" office:value="7016" calcext:value-type="float">
            <text:p>7016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/>
          <table:table-cell office:value-type="float" office:value="7022" calcext:value-type="float">
            <text:p>7022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/>
          <table:table-cell office:value-type="float" office:value="7028" calcext:value-type="float">
            <text:p>7028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/>
          <table:table-cell office:value-type="float" office:value="7034" calcext:value-type="float">
            <text:p>7034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/>
          <table:table-cell office:value-type="float" office:value="7040" calcext:value-type="float">
            <text:p>7040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/>
          <table:table-cell office:value-type="float" office:value="7046" calcext:value-type="float">
            <text:p>7046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7052" calcext:value-type="float">
            <text:p>7052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/>
          <table:table-cell office:value-type="float" office:value="7058" calcext:value-type="float">
            <text:p>7058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7064" calcext:value-type="float">
            <text:p>706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7070" calcext:value-type="float">
            <text:p>707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office:value-type="float" office:value="7076" calcext:value-type="float">
            <text:p>7076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office:value-type="float" office:value="7090" calcext:value-type="float">
            <text:p>709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7096" calcext:value-type="float">
            <text:p>7096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/>
          <table:table-cell office:value-type="float" office:value="7102" calcext:value-type="float">
            <text:p>7102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/>
          <table:table-cell office:value-type="float" office:value="7108" calcext:value-type="float">
            <text:p>710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7114" calcext:value-type="float">
            <text:p>7114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/>
          <table:table-cell office:value-type="float" office:value="7120" calcext:value-type="float">
            <text:p>712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7126" calcext:value-type="float">
            <text:p>712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7132" calcext:value-type="float">
            <text:p>7132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/>
          <table:table-cell office:value-type="float" office:value="7138" calcext:value-type="float">
            <text:p>713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7144" calcext:value-type="float">
            <text:p>7144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/>
          <table:table-cell office:value-type="float" office:value="7150" calcext:value-type="float">
            <text:p>7150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/>
          <table:table-cell office:value-type="float" office:value="7156" calcext:value-type="float">
            <text:p>7156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/>
          <table:table-cell office:value-type="float" office:value="7162" calcext:value-type="float">
            <text:p>7162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/>
          <table:table-cell office:value-type="float" office:value="7168" calcext:value-type="float">
            <text:p>7168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/>
          <table:table-cell office:value-type="float" office:value="7174" calcext:value-type="float">
            <text:p>7174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/>
          <table:table-cell office:value-type="float" office:value="7180" calcext:value-type="float">
            <text:p>7180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/>
          <table:table-cell office:value-type="float" office:value="7186" calcext:value-type="float">
            <text:p>7186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office:value-type="float" office:value="7192" calcext:value-type="float">
            <text:p>7192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7198" calcext:value-type="float">
            <text:p>7198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7204" calcext:value-type="float">
            <text:p>7204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office:value-type="float" office:value="7210" calcext:value-type="float">
            <text:p>7210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/>
          <table:table-cell office:value-type="float" office:value="7216" calcext:value-type="float">
            <text:p>7216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7222" calcext:value-type="float">
            <text:p>722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/>
          <table:table-cell office:value-type="float" office:value="7228" calcext:value-type="float">
            <text:p>7228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7234" calcext:value-type="float">
            <text:p>723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/>
          <table:table-cell office:value-type="float" office:value="7240" calcext:value-type="float">
            <text:p>724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7246" calcext:value-type="float">
            <text:p>724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float" office:value="7252" calcext:value-type="float">
            <text:p>725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float" office:value="7266" calcext:value-type="float">
            <text:p>7266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office:value-type="float" office:value="7272" calcext:value-type="float">
            <text:p>727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7278" calcext:value-type="float">
            <text:p>727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7284" calcext:value-type="float">
            <text:p>7284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7290" calcext:value-type="float">
            <text:p>729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float" office:value="7296" calcext:value-type="float">
            <text:p>729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float" office:value="7302" calcext:value-type="float">
            <text:p>730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7308" calcext:value-type="float">
            <text:p>730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7314" calcext:value-type="float">
            <text:p>731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7320" calcext:value-type="float">
            <text:p>732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7326" calcext:value-type="float">
            <text:p>732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7332" calcext:value-type="float">
            <text:p>733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7338" calcext:value-type="float">
            <text:p>733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7344" calcext:value-type="float">
            <text:p>734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7350" calcext:value-type="float">
            <text:p>735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7356" calcext:value-type="float">
            <text:p>735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7362" calcext:value-type="float">
            <text:p>736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7368" calcext:value-type="float">
            <text:p>736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7374" calcext:value-type="float">
            <text:p>737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7380" calcext:value-type="float">
            <text:p>738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7386" calcext:value-type="float">
            <text:p>738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7392" calcext:value-type="float">
            <text:p>739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7398" calcext:value-type="float">
            <text:p>739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7404" calcext:value-type="float">
            <text:p>740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7410" calcext:value-type="float">
            <text:p>74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7416" calcext:value-type="float">
            <text:p>741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7422" calcext:value-type="float">
            <text:p>742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428" calcext:value-type="float">
            <text:p>742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434" calcext:value-type="float">
            <text:p>743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440" calcext:value-type="float">
            <text:p>744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446" calcext:value-type="float">
            <text:p>744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460" calcext:value-type="float">
            <text:p>746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466" calcext:value-type="float">
            <text:p>746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472" calcext:value-type="float">
            <text:p>747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478" calcext:value-type="float">
            <text:p>747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484" calcext:value-type="float">
            <text:p>748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490" calcext:value-type="float">
            <text:p>749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496" calcext:value-type="float">
            <text:p>749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502" calcext:value-type="float">
            <text:p>75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508" calcext:value-type="float">
            <text:p>750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14" calcext:value-type="float">
            <text:p>75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20" calcext:value-type="float">
            <text:p>75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26" calcext:value-type="float">
            <text:p>752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32" calcext:value-type="float">
            <text:p>753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38" calcext:value-type="float">
            <text:p>753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44" calcext:value-type="float">
            <text:p>754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50" calcext:value-type="float">
            <text:p>755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56" calcext:value-type="float">
            <text:p>755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62" calcext:value-type="float">
            <text:p>756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68" calcext:value-type="float">
            <text:p>756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74" calcext:value-type="float">
            <text:p>757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80" calcext:value-type="float">
            <text:p>758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86" calcext:value-type="float">
            <text:p>75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92" calcext:value-type="float">
            <text:p>759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6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1 clap" table:style-name="ta1">
        <table:shapes>
          <draw:frame draw:z-index="0" draw:style-name="gr1" draw:text-style-name="P1" svg:width="15.999cm" svg:height="8.999cm" svg:x="9.78cm" svg:y="0.896cm">
            <draw:object draw:notify-on-update-of-ranges="'1 clap'.B3:'1 clap'.B86 '1 clap'.C2:'1 clap'.C2 '1 clap'.C3:'1 clap'.C8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2"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stamp (ms)</text:p>
          </table:table-cell>
          <table:table-cell office:value-type="string" calcext:value-type="string">
            <text:p>value (1-100)</text:p>
          </table:table-cell>
        </table:table-row>
        <table:table-row table:style-name="ro2">
          <table:table-cell/>
          <table:table-cell office:value-type="float" office:value="3185" calcext:value-type="float">
            <text:p>318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191" calcext:value-type="float">
            <text:p>319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197" calcext:value-type="float">
            <text:p>319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203" calcext:value-type="float">
            <text:p>320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209" calcext:value-type="float">
            <text:p>320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215" calcext:value-type="float">
            <text:p>3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221" calcext:value-type="float">
            <text:p>322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227" calcext:value-type="float">
            <text:p>322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233" calcext:value-type="float">
            <text:p>323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239" calcext:value-type="float">
            <text:p>323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245" calcext:value-type="float">
            <text:p>324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251" calcext:value-type="float">
            <text:p>3251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3257" calcext:value-type="float">
            <text:p>3257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3263" calcext:value-type="float">
            <text:p>32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269" calcext:value-type="float">
            <text:p>326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275" calcext:value-type="float">
            <text:p>327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281" calcext:value-type="float">
            <text:p>3281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/>
          <table:table-cell office:value-type="float" office:value="3287" calcext:value-type="float">
            <text:p>328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/>
          <table:table-cell office:value-type="float" office:value="3293" calcext:value-type="float">
            <text:p>329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/>
          <table:table-cell office:value-type="float" office:value="3299" calcext:value-type="float">
            <text:p>329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3305" calcext:value-type="float">
            <text:p>3305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float" office:value="3311" calcext:value-type="float">
            <text:p>33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317" calcext:value-type="float">
            <text:p>3317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3323" calcext:value-type="float">
            <text:p>3323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office:value-type="float" office:value="3329" calcext:value-type="float">
            <text:p>332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3335" calcext:value-type="float">
            <text:p>333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3341" calcext:value-type="float">
            <text:p>3341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3355" calcext:value-type="float">
            <text:p>335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3361" calcext:value-type="float">
            <text:p>336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67" calcext:value-type="float">
            <text:p>336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73" calcext:value-type="float">
            <text:p>337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9" calcext:value-type="float">
            <text:p>337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5" calcext:value-type="float">
            <text:p>338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1" calcext:value-type="float">
            <text:p>339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97" calcext:value-type="float">
            <text:p>339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03" calcext:value-type="float">
            <text:p>340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09" calcext:value-type="float">
            <text:p>340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15" calcext:value-type="float">
            <text:p>341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421" calcext:value-type="float">
            <text:p>342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427" calcext:value-type="float">
            <text:p>342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433" calcext:value-type="float">
            <text:p>343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439" calcext:value-type="float">
            <text:p>343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445" calcext:value-type="float">
            <text:p>344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451" calcext:value-type="float">
            <text:p>345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457" calcext:value-type="float">
            <text:p>345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463" calcext:value-type="float">
            <text:p>346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469" calcext:value-type="float">
            <text:p>346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475" calcext:value-type="float">
            <text:p>347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481" calcext:value-type="float">
            <text:p>348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487" calcext:value-type="float">
            <text:p>348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493" calcext:value-type="float">
            <text:p>349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499" calcext:value-type="float">
            <text:p>349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05" calcext:value-type="float">
            <text:p>350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11" calcext:value-type="float">
            <text:p>35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17" calcext:value-type="float">
            <text:p>351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523" calcext:value-type="float">
            <text:p>352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529" calcext:value-type="float">
            <text:p>352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535" calcext:value-type="float">
            <text:p>353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549" calcext:value-type="float">
            <text:p>354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555" calcext:value-type="float">
            <text:p>355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561" calcext:value-type="float">
            <text:p>356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567" calcext:value-type="float">
            <text:p>356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573" calcext:value-type="float">
            <text:p>357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579" calcext:value-type="float">
            <text:p>357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585" calcext:value-type="float">
            <text:p>358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591" calcext:value-type="float">
            <text:p>359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597" calcext:value-type="float">
            <text:p>359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603" calcext:value-type="float">
            <text:p>360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609" calcext:value-type="float">
            <text:p>360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615" calcext:value-type="float">
            <text:p>361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621" calcext:value-type="float">
            <text:p>362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627" calcext:value-type="float">
            <text:p>362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633" calcext:value-type="float">
            <text:p>363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639" calcext:value-type="float">
            <text:p>363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645" calcext:value-type="float">
            <text:p>364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651" calcext:value-type="float">
            <text:p>365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657" calcext:value-type="float">
            <text:p>365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663" calcext:value-type="float">
            <text:p>366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669" calcext:value-type="float">
            <text:p>366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675" calcext:value-type="float">
            <text:p>367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681" calcext:value-type="float">
            <text:p>368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687" calcext:value-type="float">
            <text:p>368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693" calcext:value-type="float">
            <text:p>369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699" calcext:value-type="float">
            <text:p>369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34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3 claps" table:style-name="ta1">
        <table:shapes>
          <draw:frame draw:z-index="0" draw:style-name="gr1" draw:text-style-name="P1" svg:width="15.999cm" svg:height="8.999cm" svg:x="11.452cm" svg:y="1.507cm">
            <draw:object draw:notify-on-update-of-ranges="'3 claps'.B4:'3 claps'.B551 '3 claps'.C3:'3 claps'.C3 '3 claps'.C4:'3 claps'.C55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2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stamp (ms)</text:p>
          </table:table-cell>
          <table:table-cell office:value-type="string" calcext:value-type="string">
            <text:p>value (1-100)</text:p>
          </table:table-cell>
        </table:table-row>
        <table:table-row table:style-name="ro2">
          <table:table-cell/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2573" calcext:value-type="float">
            <text:p>257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2579" calcext:value-type="float">
            <text:p>257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2585" calcext:value-type="float">
            <text:p>25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2605" calcext:value-type="float">
            <text:p>260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11" calcext:value-type="float">
            <text:p>26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17" calcext:value-type="float">
            <text:p>261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23" calcext:value-type="float">
            <text:p>262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29" calcext:value-type="float">
            <text:p>262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35" calcext:value-type="float">
            <text:p>263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41" calcext:value-type="float">
            <text:p>264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47" calcext:value-type="float">
            <text:p>264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59" calcext:value-type="float">
            <text:p>265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65" calcext:value-type="float">
            <text:p>266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71" calcext:value-type="float">
            <text:p>267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77" calcext:value-type="float">
            <text:p>267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83" calcext:value-type="float">
            <text:p>26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689" calcext:value-type="float">
            <text:p>268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2695" calcext:value-type="float">
            <text:p>269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701" calcext:value-type="float">
            <text:p>2701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/>
          <table:table-cell office:value-type="float" office:value="2707" calcext:value-type="float">
            <text:p>2707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2713" calcext:value-type="float">
            <text:p>2713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2719" calcext:value-type="float">
            <text:p>2719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2725" calcext:value-type="float">
            <text:p>2725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office:value-type="float" office:value="2731" calcext:value-type="float">
            <text:p>2731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/>
          <table:table-cell office:value-type="float" office:value="2737" calcext:value-type="float">
            <text:p>2737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2743" calcext:value-type="float">
            <text:p>274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float" office:value="2749" calcext:value-type="float">
            <text:p>274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/>
          <table:table-cell office:value-type="float" office:value="2755" calcext:value-type="float">
            <text:p>275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2761" calcext:value-type="float">
            <text:p>2761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2767" calcext:value-type="float">
            <text:p>2767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office:value-type="float" office:value="2773" calcext:value-type="float">
            <text:p>277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2779" calcext:value-type="float">
            <text:p>277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office:value-type="float" office:value="2785" calcext:value-type="float">
            <text:p>2785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office:value-type="float" office:value="2799" calcext:value-type="float">
            <text:p>2799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2805" calcext:value-type="float">
            <text:p>280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2811" calcext:value-type="float">
            <text:p>281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float" office:value="2817" calcext:value-type="float">
            <text:p>281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float" office:value="2823" calcext:value-type="float">
            <text:p>282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29" calcext:value-type="float">
            <text:p>282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35" calcext:value-type="float">
            <text:p>283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41" calcext:value-type="float">
            <text:p>284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2847" calcext:value-type="float">
            <text:p>284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2853" calcext:value-type="float">
            <text:p>285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2859" calcext:value-type="float">
            <text:p>285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865" calcext:value-type="float">
            <text:p>286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871" calcext:value-type="float">
            <text:p>287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2877" calcext:value-type="float">
            <text:p>287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2883" calcext:value-type="float">
            <text:p>288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2889" calcext:value-type="float">
            <text:p>288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2895" calcext:value-type="float">
            <text:p>289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2901" calcext:value-type="float">
            <text:p>290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907" calcext:value-type="float">
            <text:p>290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913" calcext:value-type="float">
            <text:p>291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919" calcext:value-type="float">
            <text:p>291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2925" calcext:value-type="float">
            <text:p>292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2931" calcext:value-type="float">
            <text:p>29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2937" calcext:value-type="float">
            <text:p>293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2943" calcext:value-type="float">
            <text:p>294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2949" calcext:value-type="float">
            <text:p>294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2955" calcext:value-type="float">
            <text:p>295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2961" calcext:value-type="float">
            <text:p>296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2967" calcext:value-type="float">
            <text:p>296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2973" calcext:value-type="float">
            <text:p>297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2987" calcext:value-type="float">
            <text:p>298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993" calcext:value-type="float">
            <text:p>299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999" calcext:value-type="float">
            <text:p>299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005" calcext:value-type="float">
            <text:p>300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011" calcext:value-type="float">
            <text:p>30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017" calcext:value-type="float">
            <text:p>301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023" calcext:value-type="float">
            <text:p>302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029" calcext:value-type="float">
            <text:p>302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035" calcext:value-type="float">
            <text:p>303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041" calcext:value-type="float">
            <text:p>304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047" calcext:value-type="float">
            <text:p>304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053" calcext:value-type="float">
            <text:p>305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059" calcext:value-type="float">
            <text:p>305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065" calcext:value-type="float">
            <text:p>306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071" calcext:value-type="float">
            <text:p>30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077" calcext:value-type="float">
            <text:p>307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083" calcext:value-type="float">
            <text:p>308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089" calcext:value-type="float">
            <text:p>308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095" calcext:value-type="float">
            <text:p>309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101" calcext:value-type="float">
            <text:p>310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107" calcext:value-type="float">
            <text:p>310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113" calcext:value-type="float">
            <text:p>31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119" calcext:value-type="float">
            <text:p>311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125" calcext:value-type="float">
            <text:p>312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131" calcext:value-type="float">
            <text:p>313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137" calcext:value-type="float">
            <text:p>313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143" calcext:value-type="float">
            <text:p>314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149" calcext:value-type="float">
            <text:p>314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155" calcext:value-type="float">
            <text:p>315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161" calcext:value-type="float">
            <text:p>316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167" calcext:value-type="float">
            <text:p>316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173" calcext:value-type="float">
            <text:p>317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187" calcext:value-type="float">
            <text:p>318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193" calcext:value-type="float">
            <text:p>319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199" calcext:value-type="float">
            <text:p>319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05" calcext:value-type="float">
            <text:p>320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11" calcext:value-type="float">
            <text:p>32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17" calcext:value-type="float">
            <text:p>32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23" calcext:value-type="float">
            <text:p>322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29" calcext:value-type="float">
            <text:p>32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35" calcext:value-type="float">
            <text:p>323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41" calcext:value-type="float">
            <text:p>324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47" calcext:value-type="float">
            <text:p>324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53" calcext:value-type="float">
            <text:p>325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59" calcext:value-type="float">
            <text:p>325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65" calcext:value-type="float">
            <text:p>326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71" calcext:value-type="float">
            <text:p>32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77" calcext:value-type="float">
            <text:p>327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83" calcext:value-type="float">
            <text:p>328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89" calcext:value-type="float">
            <text:p>328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95" calcext:value-type="float">
            <text:p>329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01" calcext:value-type="float">
            <text:p>330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07" calcext:value-type="float">
            <text:p>330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13" calcext:value-type="float">
            <text:p>331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19" calcext:value-type="float">
            <text:p>331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25" calcext:value-type="float">
            <text:p>33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31" calcext:value-type="float">
            <text:p>333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37" calcext:value-type="float">
            <text:p>333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43" calcext:value-type="float">
            <text:p>33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49" calcext:value-type="float">
            <text:p>334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55" calcext:value-type="float">
            <text:p>335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61" calcext:value-type="float">
            <text:p>33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3367" calcext:value-type="float">
            <text:p>336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73" calcext:value-type="float">
            <text:p>337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87" calcext:value-type="float">
            <text:p>338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93" calcext:value-type="float">
            <text:p>339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99" calcext:value-type="float">
            <text:p>339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405" calcext:value-type="float">
            <text:p>340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411" calcext:value-type="float">
            <text:p>34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417" calcext:value-type="float">
            <text:p>34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423" calcext:value-type="float">
            <text:p>342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429" calcext:value-type="float">
            <text:p>342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435" calcext:value-type="float">
            <text:p>343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441" calcext:value-type="float">
            <text:p>344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447" calcext:value-type="float">
            <text:p>344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453" calcext:value-type="float">
            <text:p>345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459" calcext:value-type="float">
            <text:p>345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465" calcext:value-type="float">
            <text:p>346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471" calcext:value-type="float">
            <text:p>347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477" calcext:value-type="float">
            <text:p>347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483" calcext:value-type="float">
            <text:p>348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489" calcext:value-type="float">
            <text:p>348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495" calcext:value-type="float">
            <text:p>349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501" calcext:value-type="float">
            <text:p>350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507" calcext:value-type="float">
            <text:p>350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513" calcext:value-type="float">
            <text:p>35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519" calcext:value-type="float">
            <text:p>351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25" calcext:value-type="float">
            <text:p>352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31" calcext:value-type="float">
            <text:p>35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37" calcext:value-type="float">
            <text:p>353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543" calcext:value-type="float">
            <text:p>354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49" calcext:value-type="float">
            <text:p>354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55" calcext:value-type="float">
            <text:p>355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61" calcext:value-type="float">
            <text:p>356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67" calcext:value-type="float">
            <text:p>356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73" calcext:value-type="float">
            <text:p>357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87" calcext:value-type="float">
            <text:p>358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93" calcext:value-type="float">
            <text:p>359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99" calcext:value-type="float">
            <text:p>359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05" calcext:value-type="float">
            <text:p>360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11" calcext:value-type="float">
            <text:p>36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17" calcext:value-type="float">
            <text:p>361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25" calcext:value-type="float">
            <text:p>362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32" calcext:value-type="float">
            <text:p>363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38" calcext:value-type="float">
            <text:p>363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44" calcext:value-type="float">
            <text:p>364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50" calcext:value-type="float">
            <text:p>365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56" calcext:value-type="float">
            <text:p>365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62" calcext:value-type="float">
            <text:p>366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68" calcext:value-type="float">
            <text:p>366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74" calcext:value-type="float">
            <text:p>367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80" calcext:value-type="float">
            <text:p>368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86" calcext:value-type="float">
            <text:p>368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92" calcext:value-type="float">
            <text:p>369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98" calcext:value-type="float">
            <text:p>369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704" calcext:value-type="float">
            <text:p>370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710" calcext:value-type="float">
            <text:p>37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716" calcext:value-type="float">
            <text:p>371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722" calcext:value-type="float">
            <text:p>372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728" calcext:value-type="float">
            <text:p>372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734" calcext:value-type="float">
            <text:p>373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740" calcext:value-type="float">
            <text:p>374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746" calcext:value-type="float">
            <text:p>374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752" calcext:value-type="float">
            <text:p>375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758" calcext:value-type="float">
            <text:p>375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764" calcext:value-type="float">
            <text:p>376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770" calcext:value-type="float">
            <text:p>377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776" calcext:value-type="float">
            <text:p>377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790" calcext:value-type="float">
            <text:p>379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796" calcext:value-type="float">
            <text:p>379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02" calcext:value-type="float">
            <text:p>380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08" calcext:value-type="float">
            <text:p>380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14" calcext:value-type="float">
            <text:p>38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20" calcext:value-type="float">
            <text:p>382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26" calcext:value-type="float">
            <text:p>382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32" calcext:value-type="float">
            <text:p>383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38" calcext:value-type="float">
            <text:p>383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44" calcext:value-type="float">
            <text:p>384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50" calcext:value-type="float">
            <text:p>385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56" calcext:value-type="float">
            <text:p>385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62" calcext:value-type="float">
            <text:p>386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68" calcext:value-type="float">
            <text:p>386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74" calcext:value-type="float">
            <text:p>387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80" calcext:value-type="float">
            <text:p>388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886" calcext:value-type="float">
            <text:p>388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892" calcext:value-type="float">
            <text:p>3892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3898" calcext:value-type="float">
            <text:p>389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/>
          <table:table-cell office:value-type="float" office:value="3904" calcext:value-type="float">
            <text:p>3904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float" office:value="3910" calcext:value-type="float">
            <text:p>391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3916" calcext:value-type="float">
            <text:p>391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3922" calcext:value-type="float">
            <text:p>392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3928" calcext:value-type="float">
            <text:p>3928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3934" calcext:value-type="float">
            <text:p>393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office:value-type="float" office:value="3940" calcext:value-type="float">
            <text:p>394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/>
          <table:table-cell office:value-type="float" office:value="3946" calcext:value-type="float">
            <text:p>3946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office:value-type="float" office:value="3952" calcext:value-type="float">
            <text:p>395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3958" calcext:value-type="float">
            <text:p>3958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3964" calcext:value-type="float">
            <text:p>396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3970" calcext:value-type="float">
            <text:p>397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float" office:value="3984" calcext:value-type="float">
            <text:p>3984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3990" calcext:value-type="float">
            <text:p>399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996" calcext:value-type="float">
            <text:p>399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4002" calcext:value-type="float">
            <text:p>400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4008" calcext:value-type="float">
            <text:p>400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4014" calcext:value-type="float">
            <text:p>40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4020" calcext:value-type="float">
            <text:p>40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4026" calcext:value-type="float">
            <text:p>402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4032" calcext:value-type="float">
            <text:p>403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4038" calcext:value-type="float">
            <text:p>403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4044" calcext:value-type="float">
            <text:p>404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050" calcext:value-type="float">
            <text:p>405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056" calcext:value-type="float">
            <text:p>405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062" calcext:value-type="float">
            <text:p>406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068" calcext:value-type="float">
            <text:p>406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074" calcext:value-type="float">
            <text:p>407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080" calcext:value-type="float">
            <text:p>408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086" calcext:value-type="float">
            <text:p>408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4092" calcext:value-type="float">
            <text:p>409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4098" calcext:value-type="float">
            <text:p>409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4104" calcext:value-type="float">
            <text:p>410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4110" calcext:value-type="float">
            <text:p>41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116" calcext:value-type="float">
            <text:p>411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122" calcext:value-type="float">
            <text:p>412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128" calcext:value-type="float">
            <text:p>412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134" calcext:value-type="float">
            <text:p>413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140" calcext:value-type="float">
            <text:p>414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146" calcext:value-type="float">
            <text:p>414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152" calcext:value-type="float">
            <text:p>415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158" calcext:value-type="float">
            <text:p>415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164" calcext:value-type="float">
            <text:p>416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178" calcext:value-type="float">
            <text:p>417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184" calcext:value-type="float">
            <text:p>418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190" calcext:value-type="float">
            <text:p>419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196" calcext:value-type="float">
            <text:p>419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202" calcext:value-type="float">
            <text:p>42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208" calcext:value-type="float">
            <text:p>420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214" calcext:value-type="float">
            <text:p>42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220" calcext:value-type="float">
            <text:p>42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226" calcext:value-type="float">
            <text:p>422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232" calcext:value-type="float">
            <text:p>423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238" calcext:value-type="float">
            <text:p>423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244" calcext:value-type="float">
            <text:p>424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250" calcext:value-type="float">
            <text:p>425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256" calcext:value-type="float">
            <text:p>425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262" calcext:value-type="float">
            <text:p>426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268" calcext:value-type="float">
            <text:p>426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274" calcext:value-type="float">
            <text:p>427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280" calcext:value-type="float">
            <text:p>428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286" calcext:value-type="float">
            <text:p>428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292" calcext:value-type="float">
            <text:p>429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298" calcext:value-type="float">
            <text:p>429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04" calcext:value-type="float">
            <text:p>430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10" calcext:value-type="float">
            <text:p>43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16" calcext:value-type="float">
            <text:p>431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22" calcext:value-type="float">
            <text:p>432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28" calcext:value-type="float">
            <text:p>432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34" calcext:value-type="float">
            <text:p>433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40" calcext:value-type="float">
            <text:p>434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46" calcext:value-type="float">
            <text:p>434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52" calcext:value-type="float">
            <text:p>435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58" calcext:value-type="float">
            <text:p>435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64" calcext:value-type="float">
            <text:p>436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78" calcext:value-type="float">
            <text:p>437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84" calcext:value-type="float">
            <text:p>438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390" calcext:value-type="float">
            <text:p>439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4396" calcext:value-type="float">
            <text:p>439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4402" calcext:value-type="float">
            <text:p>440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408" calcext:value-type="float">
            <text:p>440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414" calcext:value-type="float">
            <text:p>44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420" calcext:value-type="float">
            <text:p>44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426" calcext:value-type="float">
            <text:p>442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432" calcext:value-type="float">
            <text:p>443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438" calcext:value-type="float">
            <text:p>443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444" calcext:value-type="float">
            <text:p>444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450" calcext:value-type="float">
            <text:p>445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456" calcext:value-type="float">
            <text:p>445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462" calcext:value-type="float">
            <text:p>446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468" calcext:value-type="float">
            <text:p>446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474" calcext:value-type="float">
            <text:p>447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480" calcext:value-type="float">
            <text:p>448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486" calcext:value-type="float">
            <text:p>448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492" calcext:value-type="float">
            <text:p>449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498" calcext:value-type="float">
            <text:p>449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04" calcext:value-type="float">
            <text:p>450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10" calcext:value-type="float">
            <text:p>45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16" calcext:value-type="float">
            <text:p>451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22" calcext:value-type="float">
            <text:p>452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28" calcext:value-type="float">
            <text:p>452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34" calcext:value-type="float">
            <text:p>453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40" calcext:value-type="float">
            <text:p>454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46" calcext:value-type="float">
            <text:p>454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52" calcext:value-type="float">
            <text:p>455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58" calcext:value-type="float">
            <text:p>455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64" calcext:value-type="float">
            <text:p>456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78" calcext:value-type="float">
            <text:p>457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84" calcext:value-type="float">
            <text:p>458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90" calcext:value-type="float">
            <text:p>459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96" calcext:value-type="float">
            <text:p>459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602" calcext:value-type="float">
            <text:p>460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608" calcext:value-type="float">
            <text:p>460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614" calcext:value-type="float">
            <text:p>46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620" calcext:value-type="float">
            <text:p>46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626" calcext:value-type="float">
            <text:p>462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632" calcext:value-type="float">
            <text:p>463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638" calcext:value-type="float">
            <text:p>463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644" calcext:value-type="float">
            <text:p>464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650" calcext:value-type="float">
            <text:p>465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656" calcext:value-type="float">
            <text:p>465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662" calcext:value-type="float">
            <text:p>466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668" calcext:value-type="float">
            <text:p>466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674" calcext:value-type="float">
            <text:p>467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680" calcext:value-type="float">
            <text:p>468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686" calcext:value-type="float">
            <text:p>468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692" calcext:value-type="float">
            <text:p>469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698" calcext:value-type="float">
            <text:p>469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704" calcext:value-type="float">
            <text:p>470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710" calcext:value-type="float">
            <text:p>47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716" calcext:value-type="float">
            <text:p>471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722" calcext:value-type="float">
            <text:p>472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728" calcext:value-type="float">
            <text:p>472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734" calcext:value-type="float">
            <text:p>473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740" calcext:value-type="float">
            <text:p>474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746" calcext:value-type="float">
            <text:p>474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752" calcext:value-type="float">
            <text:p>475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758" calcext:value-type="float">
            <text:p>475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764" calcext:value-type="float">
            <text:p>476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778" calcext:value-type="float">
            <text:p>477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784" calcext:value-type="float">
            <text:p>478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790" calcext:value-type="float">
            <text:p>479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796" calcext:value-type="float">
            <text:p>479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802" calcext:value-type="float">
            <text:p>48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808" calcext:value-type="float">
            <text:p>480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814" calcext:value-type="float">
            <text:p>48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820" calcext:value-type="float">
            <text:p>48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826" calcext:value-type="float">
            <text:p>482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832" calcext:value-type="float">
            <text:p>483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838" calcext:value-type="float">
            <text:p>483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844" calcext:value-type="float">
            <text:p>484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850" calcext:value-type="float">
            <text:p>485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856" calcext:value-type="float">
            <text:p>485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862" calcext:value-type="float">
            <text:p>486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868" calcext:value-type="float">
            <text:p>486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874" calcext:value-type="float">
            <text:p>487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880" calcext:value-type="float">
            <text:p>488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886" calcext:value-type="float">
            <text:p>488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892" calcext:value-type="float">
            <text:p>489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898" calcext:value-type="float">
            <text:p>489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04" calcext:value-type="float">
            <text:p>490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10" calcext:value-type="float">
            <text:p>49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16" calcext:value-type="float">
            <text:p>491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22" calcext:value-type="float">
            <text:p>492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28" calcext:value-type="float">
            <text:p>492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34" calcext:value-type="float">
            <text:p>493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40" calcext:value-type="float">
            <text:p>494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46" calcext:value-type="float">
            <text:p>494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52" calcext:value-type="float">
            <text:p>495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58" calcext:value-type="float">
            <text:p>495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64" calcext:value-type="float">
            <text:p>496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78" calcext:value-type="float">
            <text:p>497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84" calcext:value-type="float">
            <text:p>498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90" calcext:value-type="float">
            <text:p>499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96" calcext:value-type="float">
            <text:p>499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002" calcext:value-type="float">
            <text:p>50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008" calcext:value-type="float">
            <text:p>500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014" calcext:value-type="float">
            <text:p>50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020" calcext:value-type="float">
            <text:p>502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026" calcext:value-type="float">
            <text:p>502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032" calcext:value-type="float">
            <text:p>503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038" calcext:value-type="float">
            <text:p>503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044" calcext:value-type="float">
            <text:p>504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050" calcext:value-type="float">
            <text:p>505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056" calcext:value-type="float">
            <text:p>505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062" calcext:value-type="float">
            <text:p>506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068" calcext:value-type="float">
            <text:p>506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074" calcext:value-type="float">
            <text:p>507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080" calcext:value-type="float">
            <text:p>508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086" calcext:value-type="float">
            <text:p>508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092" calcext:value-type="float">
            <text:p>509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098" calcext:value-type="float">
            <text:p>5098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5104" calcext:value-type="float">
            <text:p>5104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/>
          <table:table-cell office:value-type="float" office:value="5110" calcext:value-type="float">
            <text:p>5110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/>
          <table:table-cell office:value-type="float" office:value="5116" calcext:value-type="float">
            <text:p>5116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/>
          <table:table-cell office:value-type="float" office:value="5122" calcext:value-type="float">
            <text:p>5122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/>
          <table:table-cell office:value-type="float" office:value="5128" calcext:value-type="float">
            <text:p>512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5134" calcext:value-type="float">
            <text:p>513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5140" calcext:value-type="float">
            <text:p>514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5146" calcext:value-type="float">
            <text:p>5146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office:value-type="float" office:value="5152" calcext:value-type="float">
            <text:p>5152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158" calcext:value-type="float">
            <text:p>5158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5172" calcext:value-type="float">
            <text:p>517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float" office:value="5178" calcext:value-type="float">
            <text:p>517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5184" calcext:value-type="float">
            <text:p>518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float" office:value="5190" calcext:value-type="float">
            <text:p>519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float" office:value="5196" calcext:value-type="float">
            <text:p>5196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5202" calcext:value-type="float">
            <text:p>5202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5208" calcext:value-type="float">
            <text:p>5208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/>
          <table:table-cell office:value-type="float" office:value="5214" calcext:value-type="float">
            <text:p>521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office:value-type="float" office:value="5220" calcext:value-type="float">
            <text:p>522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5226" calcext:value-type="float">
            <text:p>522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5232" calcext:value-type="float">
            <text:p>5232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5238" calcext:value-type="float">
            <text:p>5238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5244" calcext:value-type="float">
            <text:p>524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float" office:value="5250" calcext:value-type="float">
            <text:p>525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float" office:value="5256" calcext:value-type="float">
            <text:p>525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5262" calcext:value-type="float">
            <text:p>526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5268" calcext:value-type="float">
            <text:p>526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5274" calcext:value-type="float">
            <text:p>527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5280" calcext:value-type="float">
            <text:p>528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5286" calcext:value-type="float">
            <text:p>528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5292" calcext:value-type="float">
            <text:p>529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5298" calcext:value-type="float">
            <text:p>529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5304" calcext:value-type="float">
            <text:p>530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5310" calcext:value-type="float">
            <text:p>53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316" calcext:value-type="float">
            <text:p>531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322" calcext:value-type="float">
            <text:p>532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5328" calcext:value-type="float">
            <text:p>53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5334" calcext:value-type="float">
            <text:p>533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340" calcext:value-type="float">
            <text:p>534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354" calcext:value-type="float">
            <text:p>535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360" calcext:value-type="float">
            <text:p>536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366" calcext:value-type="float">
            <text:p>536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372" calcext:value-type="float">
            <text:p>537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378" calcext:value-type="float">
            <text:p>537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384" calcext:value-type="float">
            <text:p>538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390" calcext:value-type="float">
            <text:p>539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396" calcext:value-type="float">
            <text:p>539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402" calcext:value-type="float">
            <text:p>540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408" calcext:value-type="float">
            <text:p>540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414" calcext:value-type="float">
            <text:p>54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420" calcext:value-type="float">
            <text:p>54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426" calcext:value-type="float">
            <text:p>542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432" calcext:value-type="float">
            <text:p>543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438" calcext:value-type="float">
            <text:p>543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444" calcext:value-type="float">
            <text:p>544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450" calcext:value-type="float">
            <text:p>545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456" calcext:value-type="float">
            <text:p>545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462" calcext:value-type="float">
            <text:p>546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468" calcext:value-type="float">
            <text:p>546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474" calcext:value-type="float">
            <text:p>547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480" calcext:value-type="float">
            <text:p>548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486" calcext:value-type="float">
            <text:p>548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492" calcext:value-type="float">
            <text:p>549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498" calcext:value-type="float">
            <text:p>549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504" calcext:value-type="float">
            <text:p>550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510" calcext:value-type="float">
            <text:p>55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516" calcext:value-type="float">
            <text:p>551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522" calcext:value-type="float">
            <text:p>552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528" calcext:value-type="float">
            <text:p>552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534" calcext:value-type="float">
            <text:p>553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540" calcext:value-type="float">
            <text:p>554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554" calcext:value-type="float">
            <text:p>555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560" calcext:value-type="float">
            <text:p>556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566" calcext:value-type="float">
            <text:p>556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572" calcext:value-type="float">
            <text:p>557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578" calcext:value-type="float">
            <text:p>557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584" calcext:value-type="float">
            <text:p>558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590" calcext:value-type="float">
            <text:p>559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596" calcext:value-type="float">
            <text:p>559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602" calcext:value-type="float">
            <text:p>56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608" calcext:value-type="float">
            <text:p>560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614" calcext:value-type="float">
            <text:p>56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620" calcext:value-type="float">
            <text:p>56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626" calcext:value-type="float">
            <text:p>562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632" calcext:value-type="float">
            <text:p>563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638" calcext:value-type="float">
            <text:p>563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644" calcext:value-type="float">
            <text:p>564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650" calcext:value-type="float">
            <text:p>565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656" calcext:value-type="float">
            <text:p>565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662" calcext:value-type="float">
            <text:p>566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668" calcext:value-type="float">
            <text:p>566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674" calcext:value-type="float">
            <text:p>567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680" calcext:value-type="float">
            <text:p>568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686" calcext:value-type="float">
            <text:p>568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692" calcext:value-type="float">
            <text:p>569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698" calcext:value-type="float">
            <text:p>569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04" calcext:value-type="float">
            <text:p>570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11" calcext:value-type="float">
            <text:p>57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18" calcext:value-type="float">
            <text:p>571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25" calcext:value-type="float">
            <text:p>572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31" calcext:value-type="float">
            <text:p>573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37" calcext:value-type="float">
            <text:p>573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43" calcext:value-type="float">
            <text:p>574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57" calcext:value-type="float">
            <text:p>575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63" calcext:value-type="float">
            <text:p>576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69" calcext:value-type="float">
            <text:p>576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75" calcext:value-type="float">
            <text:p>577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81" calcext:value-type="float">
            <text:p>578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87" calcext:value-type="float">
            <text:p>578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93" calcext:value-type="float">
            <text:p>579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99" calcext:value-type="float">
            <text:p>579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805" calcext:value-type="float">
            <text:p>580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811" calcext:value-type="float">
            <text:p>58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817" calcext:value-type="float">
            <text:p>581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823" calcext:value-type="float">
            <text:p>582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829" calcext:value-type="float">
            <text:p>582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835" calcext:value-type="float">
            <text:p>583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841" calcext:value-type="float">
            <text:p>584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847" calcext:value-type="float">
            <text:p>584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853" calcext:value-type="float">
            <text:p>585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859" calcext:value-type="float">
            <text:p>585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865" calcext:value-type="float">
            <text:p>586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871" calcext:value-type="float">
            <text:p>587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877" calcext:value-type="float">
            <text:p>587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883" calcext:value-type="float">
            <text:p>588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889" calcext:value-type="float">
            <text:p>588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895" calcext:value-type="float">
            <text:p>589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901" calcext:value-type="float">
            <text:p>590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907" calcext:value-type="float">
            <text:p>590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913" calcext:value-type="float">
            <text:p>591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919" calcext:value-type="float">
            <text:p>591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925" calcext:value-type="float">
            <text:p>59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931" calcext:value-type="float">
            <text:p>593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937" calcext:value-type="float">
            <text:p>593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943" calcext:value-type="float">
            <text:p>59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957" calcext:value-type="float">
            <text:p>595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963" calcext:value-type="float">
            <text:p>596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969" calcext:value-type="float">
            <text:p>596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975" calcext:value-type="float">
            <text:p>597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981" calcext:value-type="float">
            <text:p>598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987" calcext:value-type="float">
            <text:p>598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993" calcext:value-type="float">
            <text:p>599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999" calcext:value-type="float">
            <text:p>599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18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a" fo:country="DK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-00-0000</text:date>, <text:time style:data-style-name="N2" text:time-value="15:13:42.0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13:13:17.023000000</meta:creation-date>
    <dc:date>2014-02-20T15:14:28.631000000</dc:date>
    <meta:editing-duration>PT24M50S</meta:editing-duration>
    <meta:editing-cycles>11</meta:editing-cycles>
    <meta:generator>LibreOffice/4.2.0.4$Windows_x86 LibreOffice_project/05dceb5d363845f2cf968344d7adab8dcfb2ba71</meta:generator>
    <meta:document-statistic meta:table-count="5" meta:cell-count="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scatter" chart:style-name="ch1">
        <chart:title svg:x="6.551cm" svg:y="0.316cm" chart:style-name="ch2">
          <text:p>Ambient noise</text:p>
        </chart:title>
        <chart:plot-area chart:style-name="ch3" table:cell-range-address="'Ambient noise'.B3:'Ambient noise'.C1674 'Ambient noise'.C2:'Ambient noise'.C2" chart:data-source-has-labels="row" svg:x="1.33cm" svg:y="1.635cm" svg:width="14.026cm" svg:height="6.21cm">
          <chartooo:coordinate-region svg:x="1.951cm" svg:y="1.834cm" svg:width="12.848cm" svg:height="5.364cm"/>
          <chart:axis chart:dimension="x" chart:name="primary-x" chart:style-name="ch4">
            <chart:title svg:x="7.585cm" svg:y="8.025cm" chart:style-name="ch5">
              <text:p>time (ms)</text:p>
            </chart:title>
          </chart:axis>
          <chart:axis chart:dimension="y" chart:name="primary-y" chart:style-name="ch4">
            <chart:title svg:x="0.451cm" svg:y="5.181cm" chart:style-name="ch6">
              <text:p>value</text:p>
            </chart:title>
            <chart:grid chart:style-name="ch7" chart:class="major"/>
          </chart:axis>
          <chart:series chart:style-name="ch8" chart:values-cell-range-address="'Ambient noise'.C3:'Ambient noise'.C1674" chart:label-cell-address="'Ambient noise'.C2:'Ambient noise'.C2" chart:class="chart:scatter">
            <chart:domain table:cell-range-address="'Ambient noise'.B3:'Ambient noise'.B1674"/>
            <chart:data-point chart:repeated="16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alue (1-100)</text:p>
                <draw:g>
                  <svg:desc>'Ambient noise'.C2:'Ambient noise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9271">
                <text:p>169271</text:p>
                <draw:g>
                  <svg:desc>'Ambient noise'.B3:'Ambient noise'.B1674</svg:desc>
                </draw:g>
              </table:table-cell>
              <table:table-cell office:value-type="float" office:value="5">
                <text:p>5</text:p>
                <draw:g>
                  <svg:desc>'Ambient noise'.C3:'Ambient noise'.C16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9278">
                <text:p>1692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9284">
                <text:p>169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9290">
                <text:p>1692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296">
                <text:p>1692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9302">
                <text:p>1693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308">
                <text:p>1693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314">
                <text:p>1693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9320">
                <text:p>1693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9326">
                <text:p>1693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332">
                <text:p>1693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338">
                <text:p>169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344">
                <text:p>1693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9350">
                <text:p>1693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356">
                <text:p>169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362">
                <text:p>1693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9368">
                <text:p>1693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9374">
                <text:p>1693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9380">
                <text:p>1693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9386">
                <text:p>1693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9392">
                <text:p>1693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9398">
                <text:p>1693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9404">
                <text:p>1694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9410">
                <text:p>1694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416">
                <text:p>1694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9422">
                <text:p>1694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436">
                <text:p>1694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9442">
                <text:p>1694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9448">
                <text:p>1694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9454">
                <text:p>1694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9460">
                <text:p>169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9466">
                <text:p>1694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9472">
                <text:p>1694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9478">
                <text:p>1694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9484">
                <text:p>1694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9490">
                <text:p>169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9496">
                <text:p>1694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9502">
                <text:p>1695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9508">
                <text:p>1695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9514">
                <text:p>1695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9520">
                <text:p>1695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9526">
                <text:p>1695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9532">
                <text:p>1695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9538">
                <text:p>16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9544">
                <text:p>1695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550">
                <text:p>1695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556">
                <text:p>1695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562">
                <text:p>1695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568">
                <text:p>1695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9574">
                <text:p>1695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9580">
                <text:p>1695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9586">
                <text:p>1695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9600">
                <text:p>1696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9606">
                <text:p>1696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9612">
                <text:p>1696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9618">
                <text:p>1696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9624">
                <text:p>1696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630">
                <text:p>1696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636">
                <text:p>1696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9642">
                <text:p>1696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9648">
                <text:p>1696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9654">
                <text:p>1696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660">
                <text:p>1696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9666">
                <text:p>169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72">
                <text:p>1696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9678">
                <text:p>169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9687">
                <text:p>1696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9693">
                <text:p>1696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9699">
                <text:p>1696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9705">
                <text:p>1697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9711">
                <text:p>1697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9717">
                <text:p>169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9723">
                <text:p>1697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9729">
                <text:p>1697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9735">
                <text:p>169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9741">
                <text:p>1697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9747">
                <text:p>1697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9761">
                <text:p>1697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9767">
                <text:p>1697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9773">
                <text:p>1697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9779">
                <text:p>1697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9785">
                <text:p>1697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9791">
                <text:p>1697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9797">
                <text:p>1697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803">
                <text:p>169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9809">
                <text:p>1698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9815">
                <text:p>1698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9821">
                <text:p>1698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9827">
                <text:p>1698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9833">
                <text:p>1698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9839">
                <text:p>1698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9845">
                <text:p>1698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9851">
                <text:p>1698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9857">
                <text:p>1698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9863">
                <text:p>1698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9869">
                <text:p>1698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9875">
                <text:p>16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9881">
                <text:p>1698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9887">
                <text:p>1698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9893">
                <text:p>1698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9899">
                <text:p>1698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9905">
                <text:p>1699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9911">
                <text:p>1699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9925">
                <text:p>1699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9931">
                <text:p>1699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9937">
                <text:p>1699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9943">
                <text:p>1699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9949">
                <text:p>1699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9955">
                <text:p>1699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9961">
                <text:p>1699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9967">
                <text:p>1699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9973">
                <text:p>1699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9979">
                <text:p>1699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9985">
                <text:p>1699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9991">
                <text:p>1699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9997">
                <text:p>1699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0003">
                <text:p>1700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0009">
                <text:p>170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0015">
                <text:p>1700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0021">
                <text:p>170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0027">
                <text:p>1700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0033">
                <text:p>1700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0039">
                <text:p>1700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0045">
                <text:p>170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0051">
                <text:p>1700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0057">
                <text:p>1700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0063">
                <text:p>1700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0069">
                <text:p>1700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0084">
                <text:p>1700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0090">
                <text:p>1700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0096">
                <text:p>1700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0102">
                <text:p>170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0108">
                <text:p>170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0114">
                <text:p>170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0120">
                <text:p>170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0126">
                <text:p>170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132">
                <text:p>170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0138">
                <text:p>170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0144">
                <text:p>170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0150">
                <text:p>170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0156">
                <text:p>1701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0162">
                <text:p>170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0168">
                <text:p>170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0174">
                <text:p>170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0180">
                <text:p>170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0186">
                <text:p>1701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0192">
                <text:p>1701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0198">
                <text:p>1701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0204">
                <text:p>1702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0210">
                <text:p>1702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0216">
                <text:p>1702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0222">
                <text:p>1702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0228">
                <text:p>1702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0234">
                <text:p>1702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248">
                <text:p>1702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254">
                <text:p>1702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0260">
                <text:p>1702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0266">
                <text:p>1702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0272">
                <text:p>170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0278">
                <text:p>1702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0284">
                <text:p>1702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0290">
                <text:p>1702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0296">
                <text:p>1702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0302">
                <text:p>1703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0308">
                <text:p>1703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0314">
                <text:p>1703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0320">
                <text:p>170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326">
                <text:p>1703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332">
                <text:p>170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338">
                <text:p>1703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344">
                <text:p>1703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0350">
                <text:p>1703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0356">
                <text:p>170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0362">
                <text:p>1703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0368">
                <text:p>1703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0374">
                <text:p>1703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0380">
                <text:p>1703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0386">
                <text:p>170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0392">
                <text:p>1703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0398">
                <text:p>170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0412">
                <text:p>1704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0418">
                <text:p>1704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0424">
                <text:p>170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0430">
                <text:p>1704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0436">
                <text:p>1704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0442">
                <text:p>1704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0448">
                <text:p>1704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0454">
                <text:p>1704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0460">
                <text:p>170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0466">
                <text:p>1704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472">
                <text:p>1704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0478">
                <text:p>1704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0484">
                <text:p>1704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0490">
                <text:p>170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0496">
                <text:p>1704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0502">
                <text:p>1705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0508">
                <text:p>1705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0514">
                <text:p>1705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0520">
                <text:p>1705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0526">
                <text:p>1705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0532">
                <text:p>1705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0538">
                <text:p>1705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0544">
                <text:p>1705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0550">
                <text:p>1705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0556">
                <text:p>170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0570">
                <text:p>1705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0576">
                <text:p>1705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0582">
                <text:p>1705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0588">
                <text:p>1705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0594">
                <text:p>1705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0600">
                <text:p>170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0606">
                <text:p>1706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0612">
                <text:p>1706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0618">
                <text:p>170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0624">
                <text:p>1706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0630">
                <text:p>1706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0636">
                <text:p>1706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0642">
                <text:p>1706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0648">
                <text:p>170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0654">
                <text:p>170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0660">
                <text:p>1706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0666">
                <text:p>170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0672">
                <text:p>1706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0678">
                <text:p>170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0684">
                <text:p>1706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0690">
                <text:p>1706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0696">
                <text:p>1706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0702">
                <text:p>1707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0708">
                <text:p>1707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0714">
                <text:p>1707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0720">
                <text:p>1707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0734">
                <text:p>1707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0740">
                <text:p>1707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0746">
                <text:p>1707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0752">
                <text:p>170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0758">
                <text:p>1707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0764">
                <text:p>1707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0770">
                <text:p>1707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0776">
                <text:p>1707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0782">
                <text:p>170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0788">
                <text:p>1707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0794">
                <text:p>1707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0800">
                <text:p>170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0806">
                <text:p>1708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0812">
                <text:p>1708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0818">
                <text:p>1708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0824">
                <text:p>1708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0830">
                <text:p>1708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0836">
                <text:p>170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0842">
                <text:p>1708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0848">
                <text:p>1708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0854">
                <text:p>1708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0860">
                <text:p>1708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0866">
                <text:p>1708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0872">
                <text:p>1708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0878">
                <text:p>1708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0893">
                <text:p>1708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0899">
                <text:p>1708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0905">
                <text:p>1709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0911">
                <text:p>1709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0917">
                <text:p>1709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0923">
                <text:p>170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0929">
                <text:p>1709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0935">
                <text:p>1709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0941">
                <text:p>1709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0947">
                <text:p>1709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0953">
                <text:p>1709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0959">
                <text:p>1709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0965">
                <text:p>1709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0971">
                <text:p>1709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0977">
                <text:p>1709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0983">
                <text:p>1709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0989">
                <text:p>1709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0995">
                <text:p>1709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1001">
                <text:p>171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1007">
                <text:p>1710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1013">
                <text:p>1710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1019">
                <text:p>1710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1025">
                <text:p>1710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1031">
                <text:p>1710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1037">
                <text:p>1710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1043">
                <text:p>1710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1057">
                <text:p>1710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1063">
                <text:p>1710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1069">
                <text:p>1710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1075">
                <text:p>1710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1081">
                <text:p>1710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1087">
                <text:p>1710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1093">
                <text:p>1710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1099">
                <text:p>1710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1105">
                <text:p>171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1111">
                <text:p>171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1117">
                <text:p>1711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1123">
                <text:p>171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1129">
                <text:p>1711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1135">
                <text:p>1711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1141">
                <text:p>1711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1147">
                <text:p>1711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1153">
                <text:p>171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1159">
                <text:p>1711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1165">
                <text:p>171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1171">
                <text:p>1711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1177">
                <text:p>171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1183">
                <text:p>171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1189">
                <text:p>1711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1195">
                <text:p>1711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1201">
                <text:p>171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1207">
                <text:p>1712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1221">
                <text:p>171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1227">
                <text:p>1712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1233">
                <text:p>1712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1239">
                <text:p>171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1245">
                <text:p>17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1251">
                <text:p>171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1257">
                <text:p>171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1263">
                <text:p>171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1269">
                <text:p>171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1275">
                <text:p>1712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1281">
                <text:p>171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1287">
                <text:p>1712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1293">
                <text:p>1712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1299">
                <text:p>1712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1305">
                <text:p>171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1311">
                <text:p>171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1317">
                <text:p>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1323">
                <text:p>1713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1329">
                <text:p>1713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1335">
                <text:p>1713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1341">
                <text:p>1713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1347">
                <text:p>1713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1353">
                <text:p>1713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1359">
                <text:p>1713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1365">
                <text:p>1713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1379">
                <text:p>1713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1385">
                <text:p>171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1391">
                <text:p>1713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1397">
                <text:p>1713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1403">
                <text:p>171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1409">
                <text:p>1714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1415">
                <text:p>1714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1421">
                <text:p>171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1427">
                <text:p>1714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433">
                <text:p>1714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1439">
                <text:p>1714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1445">
                <text:p>1714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1451">
                <text:p>1714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1457">
                <text:p>1714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1463">
                <text:p>1714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1469">
                <text:p>1714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1475">
                <text:p>1714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1481">
                <text:p>1714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1487">
                <text:p>1714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1493">
                <text:p>1714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1499">
                <text:p>1714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1505">
                <text:p>1715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1511">
                <text:p>1715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1517">
                <text:p>1715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1523">
                <text:p>1715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1529">
                <text:p>1715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1546">
                <text:p>1715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1553">
                <text:p>1715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1559">
                <text:p>1715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1565">
                <text:p>1715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1571">
                <text:p>1715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1577">
                <text:p>1715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1583">
                <text:p>1715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1589">
                <text:p>1715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1595">
                <text:p>1715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1601">
                <text:p>1716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1607">
                <text:p>1716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1613">
                <text:p>171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1619">
                <text:p>1716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1625">
                <text:p>1716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1631">
                <text:p>1716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1637">
                <text:p>1716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1643">
                <text:p>1716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1649">
                <text:p>1716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1655">
                <text:p>1716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1661">
                <text:p>1716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1667">
                <text:p>171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1673">
                <text:p>1716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1679">
                <text:p>1716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1685">
                <text:p>1716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1691">
                <text:p>1716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1706">
                <text:p>1717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1712">
                <text:p>1717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1718">
                <text:p>1717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1724">
                <text:p>171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1730">
                <text:p>1717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1736">
                <text:p>1717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1742">
                <text:p>1717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1748">
                <text:p>1717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1754">
                <text:p>1717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71760">
                <text:p>1717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1766">
                <text:p>1717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1772">
                <text:p>1717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1778">
                <text:p>171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1784">
                <text:p>1717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1790">
                <text:p>1717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1796">
                <text:p>1717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1802">
                <text:p>1718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1808">
                <text:p>1718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71814">
                <text:p>1718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1820">
                <text:p>1718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1826">
                <text:p>1718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1832">
                <text:p>1718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1838">
                <text:p>1718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1844">
                <text:p>1718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1850">
                <text:p>1718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1856">
                <text:p>1718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1870">
                <text:p>1718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1876">
                <text:p>1718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1882">
                <text:p>1718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1888">
                <text:p>1718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71894">
                <text:p>1718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1900">
                <text:p>1719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1906">
                <text:p>1719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1912">
                <text:p>1719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1918">
                <text:p>1719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1924">
                <text:p>1719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1930">
                <text:p>1719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1936">
                <text:p>1719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1942">
                <text:p>1719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1948">
                <text:p>1719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1954">
                <text:p>1719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1960">
                <text:p>171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1966">
                <text:p>1719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1972">
                <text:p>1719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1978">
                <text:p>1719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1984">
                <text:p>1719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1990">
                <text:p>1719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1996">
                <text:p>1719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2002">
                <text:p>172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2008">
                <text:p>172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2014">
                <text:p>1720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2020">
                <text:p>1720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2034">
                <text:p>1720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2040">
                <text:p>1720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2046">
                <text:p>1720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2052">
                <text:p>1720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2058">
                <text:p>1720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2064">
                <text:p>1720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2070">
                <text:p>1720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2076">
                <text:p>1720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2082">
                <text:p>1720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2088">
                <text:p>1720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2094">
                <text:p>1720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2100">
                <text:p>172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2106">
                <text:p>172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2112">
                <text:p>172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2118">
                <text:p>1721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2124">
                <text:p>172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2130">
                <text:p>172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2136">
                <text:p>172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2142">
                <text:p>1721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2148">
                <text:p>172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2154">
                <text:p>1721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2160">
                <text:p>172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2166">
                <text:p>1721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2172">
                <text:p>1721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2178">
                <text:p>1721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2192">
                <text:p>172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2198">
                <text:p>1721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2204">
                <text:p>1722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72210">
                <text:p>172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2216">
                <text:p>172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2222">
                <text:p>17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2228">
                <text:p>1722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2234">
                <text:p>1722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2240">
                <text:p>1722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72246">
                <text:p>1722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72252">
                <text:p>172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72258">
                <text:p>1722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72264">
                <text:p>1722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72270">
                <text:p>1722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72276">
                <text:p>1722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72282">
                <text:p>1722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72288">
                <text:p>172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2294">
                <text:p>1722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2300">
                <text:p>1723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2306">
                <text:p>1723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2312">
                <text:p>1723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72318">
                <text:p>1723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72324">
                <text:p>172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72330">
                <text:p>1723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2336">
                <text:p>172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2342">
                <text:p>1723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2356">
                <text:p>172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2362">
                <text:p>1723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2368">
                <text:p>1723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2374">
                <text:p>1723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72380">
                <text:p>1723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2386">
                <text:p>1723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2392">
                <text:p>1723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2398">
                <text:p>172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2404">
                <text:p>172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2410">
                <text:p>1724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2416">
                <text:p>1724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2422">
                <text:p>1724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72428">
                <text:p>1724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72434">
                <text:p>1724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72440">
                <text:p>1724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2446">
                <text:p>1724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72452">
                <text:p>1724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72458">
                <text:p>1724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2464">
                <text:p>1724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72470">
                <text:p>1724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72476">
                <text:p>1724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72482">
                <text:p>1724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2488">
                <text:p>1724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2494">
                <text:p>1724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2500">
                <text:p>1725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2515">
                <text:p>1725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2521">
                <text:p>1725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2527">
                <text:p>1725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2533">
                <text:p>1725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2539">
                <text:p>1725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2545">
                <text:p>1725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2551">
                <text:p>1725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2557">
                <text:p>1725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2563">
                <text:p>1725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2569">
                <text:p>1725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2575">
                <text:p>1725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2581">
                <text:p>1725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2587">
                <text:p>1725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2593">
                <text:p>1725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2599">
                <text:p>1725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2605">
                <text:p>1726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2611">
                <text:p>1726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2617">
                <text:p>1726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2623">
                <text:p>1726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2629">
                <text:p>1726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2635">
                <text:p>1726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2641">
                <text:p>1726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2647">
                <text:p>1726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2653">
                <text:p>172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2659">
                <text:p>1726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2665">
                <text:p>172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2679">
                <text:p>1726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2685">
                <text:p>1726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2691">
                <text:p>1726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2697">
                <text:p>1726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2703">
                <text:p>1727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2709">
                <text:p>1727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2715">
                <text:p>1727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2721">
                <text:p>1727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2727">
                <text:p>1727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2733">
                <text:p>1727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2739">
                <text:p>1727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2745">
                <text:p>1727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2751">
                <text:p>1727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2757">
                <text:p>1727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2763">
                <text:p>1727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72769">
                <text:p>1727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2775">
                <text:p>1727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2781">
                <text:p>172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2787">
                <text:p>1727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2793">
                <text:p>172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2799">
                <text:p>1727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2805">
                <text:p>1728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2811">
                <text:p>1728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2817">
                <text:p>1728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2823">
                <text:p>1728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72829">
                <text:p>1728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2843">
                <text:p>1728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72849">
                <text:p>1728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2855">
                <text:p>1728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2861">
                <text:p>1728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2867">
                <text:p>1728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2873">
                <text:p>1728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72879">
                <text:p>1728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72885">
                <text:p>1728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2891">
                <text:p>1728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72897">
                <text:p>1728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2903">
                <text:p>1729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2909">
                <text:p>1729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2915">
                <text:p>172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2921">
                <text:p>1729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72927">
                <text:p>1729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2933">
                <text:p>1729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72939">
                <text:p>1729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72945">
                <text:p>1729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72951">
                <text:p>1729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72957">
                <text:p>1729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72963">
                <text:p>1729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2969">
                <text:p>1729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2975">
                <text:p>1729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72981">
                <text:p>1729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2987">
                <text:p>1729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3001">
                <text:p>173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73007">
                <text:p>1730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73013">
                <text:p>1730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73019">
                <text:p>1730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3025">
                <text:p>1730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3031">
                <text:p>1730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3037">
                <text:p>1730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73043">
                <text:p>1730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73049">
                <text:p>1730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73055">
                <text:p>1730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3061">
                <text:p>1730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3067">
                <text:p>1730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3073">
                <text:p>1730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73079">
                <text:p>1730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73085">
                <text:p>173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3091">
                <text:p>1730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73097">
                <text:p>1730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73103">
                <text:p>173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73109">
                <text:p>173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73115">
                <text:p>173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3121">
                <text:p>173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73127">
                <text:p>173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3133">
                <text:p>1731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3139">
                <text:p>173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3145">
                <text:p>173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3151">
                <text:p>173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73165">
                <text:p>1731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3171">
                <text:p>1731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3177">
                <text:p>1731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3183">
                <text:p>1731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73189">
                <text:p>1731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3195">
                <text:p>1731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73201">
                <text:p>173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3207">
                <text:p>1732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73213">
                <text:p>173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73219">
                <text:p>173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3225">
                <text:p>173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73231">
                <text:p>1732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73237">
                <text:p>1732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73243">
                <text:p>1732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3249">
                <text:p>1732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73255">
                <text:p>173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3261">
                <text:p>1732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3267">
                <text:p>1732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3273">
                <text:p>1732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3279">
                <text:p>1732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3285">
                <text:p>1732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3291">
                <text:p>1732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3297">
                <text:p>1732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3303">
                <text:p>1733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73309">
                <text:p>1733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3324">
                <text:p>1733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3330">
                <text:p>1733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3336">
                <text:p>1733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3342">
                <text:p>173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3348">
                <text:p>1733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3354">
                <text:p>1733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73360">
                <text:p>1733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3366">
                <text:p>173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73372">
                <text:p>173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3378">
                <text:p>1733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73384">
                <text:p>173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73390">
                <text:p>1733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3396">
                <text:p>1733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73402">
                <text:p>1734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3408">
                <text:p>173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73414">
                <text:p>1734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73420">
                <text:p>1734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73426">
                <text:p>1734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3432">
                <text:p>1734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73438">
                <text:p>1734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3444">
                <text:p>173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3450">
                <text:p>173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73456">
                <text:p>1734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73462">
                <text:p>1734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3468">
                <text:p>1734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73474">
                <text:p>1734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73488">
                <text:p>1734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3494">
                <text:p>1734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3500">
                <text:p>173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73506">
                <text:p>1735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3515">
                <text:p>1735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3522">
                <text:p>1735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3528">
                <text:p>173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3534">
                <text:p>1735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3540">
                <text:p>1735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3546">
                <text:p>1735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3552">
                <text:p>173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73558">
                <text:p>173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3564">
                <text:p>1735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3570">
                <text:p>1735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3576">
                <text:p>1735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3582">
                <text:p>1735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3588">
                <text:p>173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3594">
                <text:p>1735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3600">
                <text:p>173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3606">
                <text:p>173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73612">
                <text:p>1736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73618">
                <text:p>173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3624">
                <text:p>1736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3630">
                <text:p>1736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3636">
                <text:p>1736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73642">
                <text:p>1736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73656">
                <text:p>1736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73662">
                <text:p>1736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73668">
                <text:p>1736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3674">
                <text:p>1736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73680">
                <text:p>1736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73686">
                <text:p>1736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3692">
                <text:p>1736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3698">
                <text:p>1736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73704">
                <text:p>1737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73710">
                <text:p>1737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73716">
                <text:p>1737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3722">
                <text:p>1737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3728">
                <text:p>1737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73734">
                <text:p>1737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3740">
                <text:p>1737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73746">
                <text:p>1737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3752">
                <text:p>173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73758">
                <text:p>1737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3764">
                <text:p>1737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3770">
                <text:p>1737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3776">
                <text:p>173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3782">
                <text:p>1737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3788">
                <text:p>1737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73794">
                <text:p>1737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3800">
                <text:p>173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73814">
                <text:p>173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3820">
                <text:p>1738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3826">
                <text:p>1738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73832">
                <text:p>1738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3838">
                <text:p>1738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73844">
                <text:p>173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73850">
                <text:p>1738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73856">
                <text:p>1738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73862">
                <text:p>1738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73868">
                <text:p>1738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73874">
                <text:p>1738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3880">
                <text:p>173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73886">
                <text:p>1738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3892">
                <text:p>1738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73898">
                <text:p>1738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73904">
                <text:p>1739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73910">
                <text:p>1739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73916">
                <text:p>1739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73922">
                <text:p>1739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73928">
                <text:p>1739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73934">
                <text:p>1739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73940">
                <text:p>1739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73946">
                <text:p>1739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73952">
                <text:p>1739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73958">
                <text:p>1739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73964">
                <text:p>1739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73978">
                <text:p>1739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73984">
                <text:p>1739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73990">
                <text:p>1739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73996">
                <text:p>1739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74002">
                <text:p>174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74008">
                <text:p>174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74014">
                <text:p>1740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74020">
                <text:p>1740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74026">
                <text:p>1740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74032">
                <text:p>1740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74038">
                <text:p>1740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74044">
                <text:p>1740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4050">
                <text:p>1740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74056">
                <text:p>1740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4062">
                <text:p>1740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74068">
                <text:p>1740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74074">
                <text:p>1740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74080">
                <text:p>1740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74086">
                <text:p>1740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74092">
                <text:p>1740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74098">
                <text:p>1740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74104">
                <text:p>174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74110">
                <text:p>174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4116">
                <text:p>174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74122">
                <text:p>1741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74137">
                <text:p>174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74143">
                <text:p>174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74149">
                <text:p>174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74155">
                <text:p>174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74161">
                <text:p>174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74167">
                <text:p>1741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74173">
                <text:p>1741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74179">
                <text:p>174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74185">
                <text:p>1741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74191">
                <text:p>1741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74197">
                <text:p>1741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74203">
                <text:p>174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74209">
                <text:p>1742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74215">
                <text:p>174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4221">
                <text:p>174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74227">
                <text:p>1742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4233">
                <text:p>174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4239">
                <text:p>174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74245">
                <text:p>1742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4251">
                <text:p>1742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74257">
                <text:p>1742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74263">
                <text:p>1742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74269">
                <text:p>1742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74275">
                <text:p>174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74281">
                <text:p>1742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74287">
                <text:p>1742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74301">
                <text:p>1743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74307">
                <text:p>1743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74313">
                <text:p>174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74319">
                <text:p>1743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74325">
                <text:p>1743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74331">
                <text:p>174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74337">
                <text:p>1743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4343">
                <text:p>1743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4349">
                <text:p>174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74355">
                <text:p>174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74361">
                <text:p>1743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74367">
                <text:p>1743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74373">
                <text:p>1743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74379">
                <text:p>1743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74385">
                <text:p>1743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74391">
                <text:p>1743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74397">
                <text:p>1743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4403">
                <text:p>174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74409">
                <text:p>1744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74415">
                <text:p>1744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74421">
                <text:p>174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74427">
                <text:p>1744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74433">
                <text:p>1744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74439">
                <text:p>1744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74445">
                <text:p>1744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74451">
                <text:p>1744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4465">
                <text:p>1744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74471">
                <text:p>1744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4477">
                <text:p>1744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4483">
                <text:p>1744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4489">
                <text:p>1744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4495">
                <text:p>1744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4501">
                <text:p>1745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4507">
                <text:p>1745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4513">
                <text:p>1745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4519">
                <text:p>1745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4525">
                <text:p>1745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4531">
                <text:p>1745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4537">
                <text:p>1745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4543">
                <text:p>1745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4549">
                <text:p>1745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4555">
                <text:p>1745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4561">
                <text:p>174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4567">
                <text:p>174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4573">
                <text:p>174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4579">
                <text:p>174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4585">
                <text:p>1745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4591">
                <text:p>1745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4597">
                <text:p>1745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4603">
                <text:p>174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4609">
                <text:p>1746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4623">
                <text:p>1746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4629">
                <text:p>1746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4635">
                <text:p>1746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4641">
                <text:p>1746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4647">
                <text:p>174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4653">
                <text:p>174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4659">
                <text:p>1746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4665">
                <text:p>1746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4671">
                <text:p>1746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4677">
                <text:p>174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4683">
                <text:p>1746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4689">
                <text:p>174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4695">
                <text:p>1746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4701">
                <text:p>1747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4707">
                <text:p>1747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4713">
                <text:p>1747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4719">
                <text:p>1747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4725">
                <text:p>1747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4731">
                <text:p>1747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4737">
                <text:p>1747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4743">
                <text:p>1747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4749">
                <text:p>1747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4755">
                <text:p>1747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4761">
                <text:p>1747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4767">
                <text:p>1747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773">
                <text:p>1747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787">
                <text:p>1747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793">
                <text:p>1747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799">
                <text:p>1747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805">
                <text:p>1748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4811">
                <text:p>1748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4817">
                <text:p>1748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4823">
                <text:p>1748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4829">
                <text:p>1748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4835">
                <text:p>1748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4841">
                <text:p>1748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4847">
                <text:p>1748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4853">
                <text:p>1748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4859">
                <text:p>1748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4865">
                <text:p>1748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4871">
                <text:p>1748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4877">
                <text:p>1748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4883">
                <text:p>174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4889">
                <text:p>174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4895">
                <text:p>1748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4901">
                <text:p>1749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4907">
                <text:p>1749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4913">
                <text:p>1749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4919">
                <text:p>1749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4925">
                <text:p>1749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4931">
                <text:p>1749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4946">
                <text:p>1749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4952">
                <text:p>1749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4958">
                <text:p>1749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4964">
                <text:p>1749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74970">
                <text:p>1749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74976">
                <text:p>1749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74982">
                <text:p>1749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74988">
                <text:p>1749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74994">
                <text:p>1749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75000">
                <text:p>175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75006">
                <text:p>1750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75012">
                <text:p>175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75018">
                <text:p>1750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75024">
                <text:p>1750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75030">
                <text:p>1750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75036">
                <text:p>1750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75042">
                <text:p>1750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75048">
                <text:p>1750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75054">
                <text:p>1750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75060">
                <text:p>1750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75066">
                <text:p>1750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75072">
                <text:p>1750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75078">
                <text:p>1750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75084">
                <text:p>1750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75090">
                <text:p>1750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75096">
                <text:p>1750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75110">
                <text:p>175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75116">
                <text:p>175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75122">
                <text:p>1751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75128">
                <text:p>175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75134">
                <text:p>1751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75140">
                <text:p>175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75146">
                <text:p>1751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75152">
                <text:p>175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75158">
                <text:p>175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75164">
                <text:p>175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75170">
                <text:p>175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75176">
                <text:p>175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75182">
                <text:p>175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75188">
                <text:p>175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75194">
                <text:p>175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75200">
                <text:p>175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75206">
                <text:p>175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75212">
                <text:p>175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75218">
                <text:p>175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75224">
                <text:p>175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75230">
                <text:p>175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75236">
                <text:p>175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75242">
                <text:p>175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75248">
                <text:p>1752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75254">
                <text:p>175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75260">
                <text:p>175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75274">
                <text:p>175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75280">
                <text:p>175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75286">
                <text:p>175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75292">
                <text:p>1752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75298">
                <text:p>175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75304">
                <text:p>1753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75310">
                <text:p>175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75316">
                <text:p>1753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75322">
                <text:p>1753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75328">
                <text:p>175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75334">
                <text:p>1753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75340">
                <text:p>1753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75346">
                <text:p>1753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75352">
                <text:p>175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75358">
                <text:p>1753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75364">
                <text:p>1753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75370">
                <text:p>1753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75376">
                <text:p>1753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75382">
                <text:p>1753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75388">
                <text:p>1753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75394">
                <text:p>175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75400">
                <text:p>1754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75406">
                <text:p>1754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75412">
                <text:p>1754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75418">
                <text:p>1754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75432">
                <text:p>1754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75438">
                <text:p>175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75444">
                <text:p>1754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75450">
                <text:p>175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75456">
                <text:p>175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75462">
                <text:p>175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75468">
                <text:p>1754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75474">
                <text:p>1754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75483">
                <text:p>175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75490">
                <text:p>175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75496">
                <text:p>1754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75502">
                <text:p>1755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75508">
                <text:p>1755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75514">
                <text:p>1755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75520">
                <text:p>1755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75526">
                <text:p>1755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75532">
                <text:p>1755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75538">
                <text:p>1755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75544">
                <text:p>1755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75550">
                <text:p>175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75556">
                <text:p>175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75562">
                <text:p>1755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75568">
                <text:p>175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75574">
                <text:p>175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75580">
                <text:p>175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75586">
                <text:p>1755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75600">
                <text:p>175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75606">
                <text:p>175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75612">
                <text:p>1756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75618">
                <text:p>175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75624">
                <text:p>1756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75630">
                <text:p>1756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75636">
                <text:p>1756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75642">
                <text:p>1756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75648">
                <text:p>175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75654">
                <text:p>175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75660">
                <text:p>1756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75666">
                <text:p>1756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75672">
                <text:p>1756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75678">
                <text:p>1756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75684">
                <text:p>1756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75690">
                <text:p>1756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75696">
                <text:p>1756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75702">
                <text:p>1757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75708">
                <text:p>1757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75714">
                <text:p>1757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75720">
                <text:p>1757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75726">
                <text:p>1757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75732">
                <text:p>1757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75738">
                <text:p>1757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75744">
                <text:p>1757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75759">
                <text:p>1757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75765">
                <text:p>1757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75771">
                <text:p>1757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75777">
                <text:p>1757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75783">
                <text:p>1757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75789">
                <text:p>1757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75795">
                <text:p>1757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75801">
                <text:p>1758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75807">
                <text:p>1758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75813">
                <text:p>1758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75819">
                <text:p>1758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75825">
                <text:p>175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75831">
                <text:p>175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75837">
                <text:p>175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75843">
                <text:p>175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75849">
                <text:p>175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75855">
                <text:p>1758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75861">
                <text:p>175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75867">
                <text:p>175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75873">
                <text:p>175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75879">
                <text:p>175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75885">
                <text:p>175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75891">
                <text:p>1758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75897">
                <text:p>1758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75903">
                <text:p>1759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75909">
                <text:p>1759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75923">
                <text:p>175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75929">
                <text:p>1759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75935">
                <text:p>1759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75941">
                <text:p>1759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75947">
                <text:p>1759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75953">
                <text:p>1759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75959">
                <text:p>1759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75965">
                <text:p>1759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75971">
                <text:p>1759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75977">
                <text:p>1759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75983">
                <text:p>1759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75989">
                <text:p>1759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75995">
                <text:p>1759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76001">
                <text:p>1760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76007">
                <text:p>1760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76013">
                <text:p>1760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76019">
                <text:p>1760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76025">
                <text:p>1760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76031">
                <text:p>1760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76037">
                <text:p>1760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76043">
                <text:p>1760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76049">
                <text:p>1760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76055">
                <text:p>1760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76061">
                <text:p>1760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76067">
                <text:p>1760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76073">
                <text:p>1760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76087">
                <text:p>1760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76093">
                <text:p>1760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76099">
                <text:p>1760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76105">
                <text:p>176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76111">
                <text:p>176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76117">
                <text:p>176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76123">
                <text:p>176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76129">
                <text:p>176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76135">
                <text:p>176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76141">
                <text:p>176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76147">
                <text:p>176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76153">
                <text:p>176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76159">
                <text:p>176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76165">
                <text:p>176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76171">
                <text:p>176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76177">
                <text:p>176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76183">
                <text:p>176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76189">
                <text:p>176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76195">
                <text:p>176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76201">
                <text:p>176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76207">
                <text:p>176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76213">
                <text:p>176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76219">
                <text:p>176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76225">
                <text:p>176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76231">
                <text:p>176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76245">
                <text:p>176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76251">
                <text:p>176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76257">
                <text:p>176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76263">
                <text:p>176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76269">
                <text:p>1762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76275">
                <text:p>176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76281">
                <text:p>1762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76287">
                <text:p>1762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76293">
                <text:p>1762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76299">
                <text:p>1762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76305">
                <text:p>1763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76311">
                <text:p>1763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76317">
                <text:p>176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76323">
                <text:p>1763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76329">
                <text:p>1763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76335">
                <text:p>1763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76341">
                <text:p>1763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76347">
                <text:p>1763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76353">
                <text:p>176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76359">
                <text:p>176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76365">
                <text:p>176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76371">
                <text:p>1763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76377">
                <text:p>1763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76383">
                <text:p>1763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76389">
                <text:p>176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76395">
                <text:p>1763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76409">
                <text:p>176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76415">
                <text:p>176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76421">
                <text:p>176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76427">
                <text:p>176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76433">
                <text:p>176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76439">
                <text:p>176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76445">
                <text:p>1764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76451">
                <text:p>1764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76457">
                <text:p>1764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76463">
                <text:p>176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76469">
                <text:p>176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76475">
                <text:p>176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76481">
                <text:p>176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76487">
                <text:p>176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76493">
                <text:p>176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76499">
                <text:p>176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76505">
                <text:p>1765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76511">
                <text:p>1765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76517">
                <text:p>1765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76523">
                <text:p>1765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76529">
                <text:p>1765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76535">
                <text:p>1765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76541">
                <text:p>1765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76547">
                <text:p>176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76553">
                <text:p>176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76568">
                <text:p>176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76574">
                <text:p>176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76580">
                <text:p>1765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76586">
                <text:p>1765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76592">
                <text:p>176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76598">
                <text:p>1765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76604">
                <text:p>1766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76610">
                <text:p>1766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76616">
                <text:p>1766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76622">
                <text:p>1766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76628">
                <text:p>1766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76634">
                <text:p>1766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76640">
                <text:p>1766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76646">
                <text:p>1766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76652">
                <text:p>1766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76658">
                <text:p>1766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76664">
                <text:p>176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76670">
                <text:p>1766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76676">
                <text:p>176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76682">
                <text:p>176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76688">
                <text:p>1766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76694">
                <text:p>1766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76700">
                <text:p>1767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76706">
                <text:p>1767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76712">
                <text:p>1767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76718">
                <text:p>1767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76732">
                <text:p>1767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76738">
                <text:p>1767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76744">
                <text:p>1767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76750">
                <text:p>1767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76756">
                <text:p>1767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76762">
                <text:p>1767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76768">
                <text:p>1767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76774">
                <text:p>1767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76780">
                <text:p>1767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76786">
                <text:p>1767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76792">
                <text:p>1767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76798">
                <text:p>1767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76804">
                <text:p>1768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76810">
                <text:p>1768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76816">
                <text:p>1768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76822">
                <text:p>1768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76828">
                <text:p>1768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76834">
                <text:p>1768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76840">
                <text:p>1768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76846">
                <text:p>1768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76852">
                <text:p>1768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76858">
                <text:p>1768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76864">
                <text:p>1768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76870">
                <text:p>1768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76876">
                <text:p>1768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76882">
                <text:p>1768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76896">
                <text:p>1768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76902">
                <text:p>1769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76908">
                <text:p>1769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76914">
                <text:p>1769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76920">
                <text:p>1769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76926">
                <text:p>1769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76932">
                <text:p>1769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76938">
                <text:p>176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76944">
                <text:p>1769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76950">
                <text:p>1769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76956">
                <text:p>1769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76962">
                <text:p>1769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76968">
                <text:p>176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76974">
                <text:p>1769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76980">
                <text:p>1769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76986">
                <text:p>1769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76992">
                <text:p>176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76998">
                <text:p>1769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77004">
                <text:p>1770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77010">
                <text:p>1770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77016">
                <text:p>1770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77022">
                <text:p>1770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77028">
                <text:p>1770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77034">
                <text:p>1770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77040">
                <text:p>1770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77054">
                <text:p>1770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77060">
                <text:p>1770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77066">
                <text:p>1770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77072">
                <text:p>1770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77078">
                <text:p>1770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77084">
                <text:p>1770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77090">
                <text:p>1770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77096">
                <text:p>1770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77102">
                <text:p>177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77108">
                <text:p>1771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77114">
                <text:p>177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77120">
                <text:p>177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77126">
                <text:p>1771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77132">
                <text:p>177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77138">
                <text:p>177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77144">
                <text:p>177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77150">
                <text:p>177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77156">
                <text:p>1771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77162">
                <text:p>177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77168">
                <text:p>177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77174">
                <text:p>177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77180">
                <text:p>177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77186">
                <text:p>177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77192">
                <text:p>177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77198">
                <text:p>1771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77204">
                <text:p>1772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77218">
                <text:p>1772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77224">
                <text:p>177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77230">
                <text:p>1772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77236">
                <text:p>1772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77242">
                <text:p>1772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77248">
                <text:p>1772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77254">
                <text:p>1772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77260">
                <text:p>1772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77266">
                <text:p>1772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77272">
                <text:p>1772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77278">
                <text:p>1772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77284">
                <text:p>177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77290">
                <text:p>1772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77296">
                <text:p>177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77302">
                <text:p>1773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77308">
                <text:p>1773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77314">
                <text:p>1773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77320">
                <text:p>177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77326">
                <text:p>1773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77332">
                <text:p>1773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77338">
                <text:p>1773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77344">
                <text:p>1773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77350">
                <text:p>1773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77356">
                <text:p>1773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77362">
                <text:p>1773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77377">
                <text:p>1773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77383">
                <text:p>1773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77389">
                <text:p>1773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77395">
                <text:p>1773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77401">
                <text:p>1774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77407">
                <text:p>1774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77413">
                <text:p>1774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77419">
                <text:p>1774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77425">
                <text:p>1774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77431">
                <text:p>1774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77437">
                <text:p>1774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77443">
                <text:p>1774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77452">
                <text:p>1774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77459">
                <text:p>1774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77465">
                <text:p>177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77471">
                <text:p>1774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77477">
                <text:p>1774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77483">
                <text:p>1774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77489">
                <text:p>1774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77495">
                <text:p>1774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77501">
                <text:p>1775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77507">
                <text:p>1775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77513">
                <text:p>1775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77519">
                <text:p>1775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77525">
                <text:p>1775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77531">
                <text:p>1775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77545">
                <text:p>1775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77551">
                <text:p>1775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77557">
                <text:p>1775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77563">
                <text:p>1775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77569">
                <text:p>1775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77575">
                <text:p>177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77581">
                <text:p>1775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77587">
                <text:p>1775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77593">
                <text:p>1775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77599">
                <text:p>1775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77605">
                <text:p>1776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77611">
                <text:p>177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77617">
                <text:p>1776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77623">
                <text:p>1776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77629">
                <text:p>1776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77635">
                <text:p>1776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77641">
                <text:p>1776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77647">
                <text:p>1776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77653">
                <text:p>1776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77659">
                <text:p>177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77665">
                <text:p>1776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77671">
                <text:p>1776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77677">
                <text:p>177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77683">
                <text:p>1776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77689">
                <text:p>177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77695">
                <text:p>1776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77709">
                <text:p>1777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77715">
                <text:p>1777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77721">
                <text:p>1777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77727">
                <text:p>1777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77733">
                <text:p>1777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77739">
                <text:p>1777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77745">
                <text:p>1777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77751">
                <text:p>1777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77757">
                <text:p>1777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77763">
                <text:p>1777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77769">
                <text:p>1777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77775">
                <text:p>177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77781">
                <text:p>1777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77787">
                <text:p>1777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77793">
                <text:p>1777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77799">
                <text:p>1777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77805">
                <text:p>1778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77811">
                <text:p>1778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77817">
                <text:p>1778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77823">
                <text:p>1778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77829">
                <text:p>1778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77835">
                <text:p>1778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77841">
                <text:p>1778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77847">
                <text:p>1778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77853">
                <text:p>1778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77867">
                <text:p>1778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77873">
                <text:p>177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77879">
                <text:p>1778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77885">
                <text:p>177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77891">
                <text:p>1778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77897">
                <text:p>1778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77903">
                <text:p>177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77909">
                <text:p>1779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77915">
                <text:p>1779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77921">
                <text:p>1779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77927">
                <text:p>1779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77933">
                <text:p>1779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77939">
                <text:p>1779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77945">
                <text:p>1779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77951">
                <text:p>1779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77957">
                <text:p>1779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77963">
                <text:p>1779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77969">
                <text:p>1779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77975">
                <text:p>1779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77981">
                <text:p>1779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77987">
                <text:p>1779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77993">
                <text:p>1779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77999">
                <text:p>1779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78005">
                <text:p>1780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78011">
                <text:p>1780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78017">
                <text:p>1780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78031">
                <text:p>1780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78037">
                <text:p>1780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78044">
                <text:p>1780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78051">
                <text:p>1780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78058">
                <text:p>1780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78064">
                <text:p>1780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78071">
                <text:p>1780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78077">
                <text:p>1780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78083">
                <text:p>1780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78089">
                <text:p>1780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78095">
                <text:p>1780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78101">
                <text:p>1781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78107">
                <text:p>178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78113">
                <text:p>1781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78119">
                <text:p>1781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78125">
                <text:p>1781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78131">
                <text:p>178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78137">
                <text:p>1781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78143">
                <text:p>1781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78149">
                <text:p>1781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78155">
                <text:p>1781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78161">
                <text:p>178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78167">
                <text:p>1781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78173">
                <text:p>1781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78179">
                <text:p>178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78193">
                <text:p>1781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78199">
                <text:p>1781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78205">
                <text:p>1782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78211">
                <text:p>1782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78217">
                <text:p>178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78223">
                <text:p>1782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78229">
                <text:p>1782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78235">
                <text:p>178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78241">
                <text:p>1782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78247">
                <text:p>1782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78253">
                <text:p>1782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78259">
                <text:p>1782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78265">
                <text:p>1782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78271">
                <text:p>178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78277">
                <text:p>1782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78283">
                <text:p>1782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78289">
                <text:p>1782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78295">
                <text:p>178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78301">
                <text:p>1783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78307">
                <text:p>1783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78313">
                <text:p>178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78319">
                <text:p>1783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78325">
                <text:p>1783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78331">
                <text:p>1783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78337">
                <text:p>178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78343">
                <text:p>178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78357">
                <text:p>1783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78363">
                <text:p>1783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78369">
                <text:p>1783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78375">
                <text:p>1783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78381">
                <text:p>178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78387">
                <text:p>1783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78393">
                <text:p>1783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78399">
                <text:p>178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78405">
                <text:p>1784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78411">
                <text:p>1784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78417">
                <text:p>178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78423">
                <text:p>1784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78429">
                <text:p>178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78435">
                <text:p>1784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78441">
                <text:p>1784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78447">
                <text:p>1784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78453">
                <text:p>1784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78459">
                <text:p>1784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78465">
                <text:p>1784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78471">
                <text:p>1784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78477">
                <text:p>1784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78483">
                <text:p>1784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78489">
                <text:p>1784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78495">
                <text:p>1784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78501">
                <text:p>1785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78515">
                <text:p>1785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78521">
                <text:p>1785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78527">
                <text:p>1785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78533">
                <text:p>1785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78539">
                <text:p>1785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78545">
                <text:p>1785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78551">
                <text:p>1785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78557">
                <text:p>1785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78563">
                <text:p>1785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78569">
                <text:p>1785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78575">
                <text:p>1785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78581">
                <text:p>1785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78587">
                <text:p>1785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78593">
                <text:p>1785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78599">
                <text:p>1785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78605">
                <text:p>1786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78611">
                <text:p>178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78617">
                <text:p>1786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78623">
                <text:p>1786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78629">
                <text:p>1786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78635">
                <text:p>1786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78641">
                <text:p>1786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78647">
                <text:p>1786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78653">
                <text:p>1786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78659">
                <text:p>1786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78665">
                <text:p>1786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78679">
                <text:p>1786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78685">
                <text:p>1786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78691">
                <text:p>1786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78697">
                <text:p>1786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78703">
                <text:p>1787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78709">
                <text:p>1787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78715">
                <text:p>1787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78721">
                <text:p>1787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78727">
                <text:p>1787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78733">
                <text:p>1787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78739">
                <text:p>1787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78745">
                <text:p>1787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78751">
                <text:p>1787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78757">
                <text:p>1787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78763">
                <text:p>1787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78769">
                <text:p>1787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78775">
                <text:p>178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78781">
                <text:p>1787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78787">
                <text:p>1787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78793">
                <text:p>1787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78799">
                <text:p>1787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78805">
                <text:p>1788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78811">
                <text:p>1788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78817">
                <text:p>1788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78823">
                <text:p>1788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78838">
                <text:p>1788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78844">
                <text:p>178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78850">
                <text:p>1788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78856">
                <text:p>1788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78862">
                <text:p>1788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78868">
                <text:p>1788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78874">
                <text:p>1788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78880">
                <text:p>178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78886">
                <text:p>1788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78892">
                <text:p>1788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78898">
                <text:p>1788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78904">
                <text:p>1789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78910">
                <text:p>1789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78916">
                <text:p>1789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78922">
                <text:p>178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78928">
                <text:p>1789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78934">
                <text:p>1789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78940">
                <text:p>1789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78946">
                <text:p>1789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78952">
                <text:p>1789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78958">
                <text:p>1789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78964">
                <text:p>1789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78970">
                <text:p>1789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78976">
                <text:p>1789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78982">
                <text:p>1789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78988">
                <text:p>1789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79002">
                <text:p>179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79008">
                <text:p>179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79014">
                <text:p>1790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79020">
                <text:p>1790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79026">
                <text:p>1790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79032">
                <text:p>179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79038">
                <text:p>1790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79044">
                <text:p>1790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79050">
                <text:p>1790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79056">
                <text:p>1790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79062">
                <text:p>1790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79068">
                <text:p>1790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79074">
                <text:p>1790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79080">
                <text:p>1790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79086">
                <text:p>1790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79092">
                <text:p>1790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79098">
                <text:p>1790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79104">
                <text:p>179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79110">
                <text:p>179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79116">
                <text:p>179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79122">
                <text:p>179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79128">
                <text:p>179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79134">
                <text:p>179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79140">
                <text:p>179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79146">
                <text:p>1791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79152">
                <text:p>1791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79166">
                <text:p>1791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79172">
                <text:p>1791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79178">
                <text:p>1791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79184">
                <text:p>179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79190">
                <text:p>179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79196">
                <text:p>179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79202">
                <text:p>1792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79208">
                <text:p>1792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79214">
                <text:p>179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79220">
                <text:p>179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79226">
                <text:p>1792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79232">
                <text:p>179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79238">
                <text:p>1792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79244">
                <text:p>1792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79250">
                <text:p>1792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79256">
                <text:p>1792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79262">
                <text:p>1792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79268">
                <text:p>1792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79274">
                <text:p>1792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79280">
                <text:p>179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79286">
                <text:p>179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79292">
                <text:p>179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79298">
                <text:p>179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79304">
                <text:p>179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79310">
                <text:p>1793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79324">
                <text:p>1793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79330">
                <text:p>1793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79336">
                <text:p>1793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79342">
                <text:p>179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79348">
                <text:p>1793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79354">
                <text:p>1793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79360">
                <text:p>1793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79366">
                <text:p>179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79372">
                <text:p>179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79378">
                <text:p>1793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79384">
                <text:p>1793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79390">
                <text:p>179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79396">
                <text:p>1793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79402">
                <text:p>1794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79408">
                <text:p>1794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79414">
                <text:p>1794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79423">
                <text:p>1794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79430">
                <text:p>1794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79436">
                <text:p>1794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79442">
                <text:p>1794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79448">
                <text:p>1794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79454">
                <text:p>1794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79460">
                <text:p>179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79466">
                <text:p>1794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79472">
                <text:p>179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79478">
                <text:p>1794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79492">
                <text:p>1794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79498">
                <text:p>1794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79504">
                <text:p>179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79510">
                <text:p>1795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79516">
                <text:p>1795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79522">
                <text:p>1795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79528">
                <text:p>179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79534">
                <text:p>1795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79540">
                <text:p>1795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79546">
                <text:p>1795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79552">
                <text:p>1795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79558">
                <text:p>1795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79564">
                <text:p>1795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79570">
                <text:p>1795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79576">
                <text:p>1795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79582">
                <text:p>1795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79588">
                <text:p>1795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79594">
                <text:p>1795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79600">
                <text:p>179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79606">
                <text:p>1796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79612">
                <text:p>1796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79618">
                <text:p>179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79624">
                <text:p>1796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79630">
                <text:p>1796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79636">
                <text:p>1796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79651">
                <text:p>179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79657">
                <text:p>1796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79663">
                <text:p>1796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79669">
                <text:p>1796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79675">
                <text:p>1796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79681">
                <text:p>1796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79687">
                <text:p>179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79693">
                <text:p>1796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79699">
                <text:p>1796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79705">
                <text:p>1797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79711">
                <text:p>1797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79717">
                <text:p>1797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79723">
                <text:p>1797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79729">
                <text:p>1797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79735">
                <text:p>1797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79741">
                <text:p>1797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79747">
                <text:p>1797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79753">
                <text:p>1797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79759">
                <text:p>1797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79765">
                <text:p>1797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79771">
                <text:p>1797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79777">
                <text:p>1797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79783">
                <text:p>1797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79789">
                <text:p>1797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79795">
                <text:p>1797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79801">
                <text:p>1798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79815">
                <text:p>1798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79821">
                <text:p>1798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79827">
                <text:p>1798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79833">
                <text:p>1798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79839">
                <text:p>1798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79845">
                <text:p>1798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79851">
                <text:p>1798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79857">
                <text:p>17985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93cm" svg:y="0.316cm" chart:style-name="ch2">
          <text:p>Legolab voice, 20 cm distance</text:p>
        </chart:title>
        <chart:plot-area chart:style-name="ch3" table:cell-range-address="legolab.B3:legolab.C161 legolab.C2:legolab.C2" chart:data-source-has-labels="row" svg:x="1.331cm" svg:y="1.635cm" svg:width="14.029cm" svg:height="6.204cm">
          <chartooo:coordinate-region svg:x="1.952cm" svg:y="1.834cm" svg:width="12.943cm" svg:height="5.358cm"/>
          <chart:axis chart:dimension="x" chart:name="primary-x" chart:style-name="ch4">
            <chart:title svg:x="7.587cm" svg:y="8.019cm" chart:style-name="ch5">
              <text:p>time (ms)</text:p>
            </chart:title>
          </chart:axis>
          <chart:axis chart:dimension="y" chart:name="primary-y" chart:style-name="ch4">
            <chart:title svg:x="0.451cm" svg:y="5.178cm" chart:style-name="ch6">
              <text:p>value</text:p>
            </chart:title>
            <chart:grid chart:style-name="ch7" chart:class="major"/>
          </chart:axis>
          <chart:series chart:style-name="ch8" chart:values-cell-range-address="legolab.C3:legolab.C161" chart:label-cell-address="legolab.C2:legolab.C2" chart:class="chart:scatter">
            <chart:domain table:cell-range-address="legolab.B3:legolab.B161"/>
            <chart:data-point chart:repeated="1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alue (1-100)</text:p>
                <draw:g>
                  <svg:desc>legolab.C2:legolab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801">
                <text:p>55801</text:p>
                <draw:g>
                  <svg:desc>legolab.B3:legolab.B161</svg:desc>
                </draw:g>
              </table:table-cell>
              <table:table-cell office:value-type="float" office:value="1">
                <text:p>1</text:p>
                <draw:g>
                  <svg:desc>legolab.C3:legolab.C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807">
                <text:p>558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813">
                <text:p>558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819">
                <text:p>558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825">
                <text:p>558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831">
                <text:p>558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837">
                <text:p>558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843">
                <text:p>558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49">
                <text:p>558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863">
                <text:p>558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869">
                <text:p>55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875">
                <text:p>558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881">
                <text:p>558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887">
                <text:p>558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893">
                <text:p>558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899">
                <text:p>558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905">
                <text:p>559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911">
                <text:p>559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917">
                <text:p>559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923">
                <text:p>559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929">
                <text:p>559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935">
                <text:p>559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941">
                <text:p>559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947">
                <text:p>559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953">
                <text:p>559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959">
                <text:p>559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965">
                <text:p>559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971">
                <text:p>559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977">
                <text:p>559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983">
                <text:p>559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989">
                <text:p>559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995">
                <text:p>559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001">
                <text:p>560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007">
                <text:p>560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022">
                <text:p>560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028">
                <text:p>560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34">
                <text:p>560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040">
                <text:p>560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046">
                <text:p>560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052">
                <text:p>560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058">
                <text:p>560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064">
                <text:p>560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070">
                <text:p>560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076">
                <text:p>560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082">
                <text:p>560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088">
                <text:p>560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094">
                <text:p>560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100">
                <text:p>561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106">
                <text:p>561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112">
                <text:p>561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118">
                <text:p>561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124">
                <text:p>56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130">
                <text:p>561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136">
                <text:p>561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142">
                <text:p>561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148">
                <text:p>561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154">
                <text:p>561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60">
                <text:p>561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166">
                <text:p>561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172">
                <text:p>561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186">
                <text:p>561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192">
                <text:p>5619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198">
                <text:p>5619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204">
                <text:p>562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210">
                <text:p>562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216">
                <text:p>562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222">
                <text:p>562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228">
                <text:p>562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234">
                <text:p>562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240">
                <text:p>562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246">
                <text:p>562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252">
                <text:p>562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258">
                <text:p>562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264">
                <text:p>562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270">
                <text:p>562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276">
                <text:p>562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282">
                <text:p>562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288">
                <text:p>562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294">
                <text:p>562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300">
                <text:p>563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306">
                <text:p>563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312">
                <text:p>563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6318">
                <text:p>563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6324">
                <text:p>563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6330">
                <text:p>563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336">
                <text:p>563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6350">
                <text:p>563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356">
                <text:p>563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362">
                <text:p>563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368">
                <text:p>563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6374">
                <text:p>563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6380">
                <text:p>563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386">
                <text:p>563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6392">
                <text:p>563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6398">
                <text:p>563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404">
                <text:p>564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6410">
                <text:p>564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416">
                <text:p>564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6422">
                <text:p>564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428">
                <text:p>564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6434">
                <text:p>564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6440">
                <text:p>56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82cm" svg:y="0.316cm" chart:style-name="ch2">
          <text:p>Pindemad voice</text:p>
        </chart:title>
        <chart:plot-area chart:style-name="ch3" table:cell-range-address="Pindemad.B2:Pindemad.C207 Pindemad.C1:Pindemad.C1" chart:data-source-has-labels="row" svg:x="1.331cm" svg:y="1.635cm" svg:width="14.029cm" svg:height="6.204cm">
          <chartooo:coordinate-region svg:x="1.952cm" svg:y="1.834cm" svg:width="13.036cm" svg:height="5.358cm"/>
          <chart:axis chart:dimension="x" chart:name="primary-x" chart:style-name="ch4">
            <chart:title svg:x="7.587cm" svg:y="8.019cm" chart:style-name="ch5">
              <text:p>time (ms)</text:p>
            </chart:title>
          </chart:axis>
          <chart:axis chart:dimension="y" chart:name="primary-y" chart:style-name="ch4">
            <chart:title svg:x="0.451cm" svg:y="5.178cm" chart:style-name="ch6">
              <text:p>value</text:p>
            </chart:title>
            <chart:grid chart:style-name="ch7" chart:class="major"/>
          </chart:axis>
          <chart:series chart:style-name="ch8" chart:values-cell-range-address="Pindemad.C2:Pindemad.C207" chart:label-cell-address="Pindemad.C1:Pindemad.C1" chart:class="chart:scatter">
            <chart:domain table:cell-range-address="Pindemad.B2:Pindemad.B207"/>
            <chart:data-point chart:repeated="20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alue (1-100)</text:p>
                <draw:g>
                  <svg:desc>Pindemad.C1:Pindemad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10">
                <text:p>6610</text:p>
                <draw:g>
                  <svg:desc>Pindemad.B2:Pindemad.B207</svg:desc>
                </draw:g>
              </table:table-cell>
              <table:table-cell office:value-type="float" office:value="3">
                <text:p>3</text:p>
                <draw:g>
                  <svg:desc>Pindemad.C2:Pindemad.C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16">
                <text:p>66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22">
                <text:p>66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28">
                <text:p>66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34">
                <text:p>66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40">
                <text:p>66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46">
                <text:p>66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52">
                <text:p>66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58">
                <text:p>66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64">
                <text:p>6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70">
                <text:p>66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76">
                <text:p>66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82">
                <text:p>6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88">
                <text:p>66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94">
                <text:p>66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00">
                <text:p>67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06">
                <text:p>67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12">
                <text:p>67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26">
                <text:p>67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32">
                <text:p>67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38">
                <text:p>67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44">
                <text:p>67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50">
                <text:p>67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56">
                <text:p>67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62">
                <text:p>67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68">
                <text:p>67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74">
                <text:p>67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80">
                <text:p>67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86">
                <text:p>67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92">
                <text:p>67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98">
                <text:p>67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04">
                <text:p>68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10">
                <text:p>68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16">
                <text:p>68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22">
                <text:p>68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28">
                <text:p>68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34">
                <text:p>68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840">
                <text:p>68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46">
                <text:p>68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52">
                <text:p>68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58">
                <text:p>68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864">
                <text:p>68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70">
                <text:p>68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76">
                <text:p>68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82">
                <text:p>68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88">
                <text:p>68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94">
                <text:p>68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08">
                <text:p>69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14">
                <text:p>69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20">
                <text:p>69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26">
                <text:p>69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32">
                <text:p>69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38">
                <text:p>69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44">
                <text:p>69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50">
                <text:p>69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56">
                <text:p>69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62">
                <text:p>69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68">
                <text:p>69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74">
                <text:p>69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80">
                <text:p>69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86">
                <text:p>69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92">
                <text:p>69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98">
                <text:p>699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04">
                <text:p>70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10">
                <text:p>70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16">
                <text:p>70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22">
                <text:p>70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28">
                <text:p>70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34">
                <text:p>70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40">
                <text:p>70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46">
                <text:p>70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52">
                <text:p>70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58">
                <text:p>705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64">
                <text:p>70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70">
                <text:p>70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76">
                <text:p>70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90">
                <text:p>70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96">
                <text:p>70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102">
                <text:p>71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08">
                <text:p>71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14">
                <text:p>71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20">
                <text:p>71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126">
                <text:p>71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32">
                <text:p>71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38">
                <text:p>71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144">
                <text:p>71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50">
                <text:p>71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56">
                <text:p>71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62">
                <text:p>71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68">
                <text:p>71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74">
                <text:p>71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80">
                <text:p>71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86">
                <text:p>71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192">
                <text:p>71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198">
                <text:p>71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204">
                <text:p>72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210">
                <text:p>72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216">
                <text:p>72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222">
                <text:p>72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228">
                <text:p>72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234">
                <text:p>72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240">
                <text:p>72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246">
                <text:p>72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252">
                <text:p>72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66">
                <text:p>72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272">
                <text:p>72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278">
                <text:p>72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284">
                <text:p>72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290">
                <text:p>72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296">
                <text:p>72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302">
                <text:p>73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308">
                <text:p>73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14">
                <text:p>73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320">
                <text:p>73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26">
                <text:p>73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32">
                <text:p>73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338">
                <text:p>73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344">
                <text:p>73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350">
                <text:p>73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356">
                <text:p>73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62">
                <text:p>73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68">
                <text:p>73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74">
                <text:p>73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380">
                <text:p>73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386">
                <text:p>73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92">
                <text:p>73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398">
                <text:p>7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404">
                <text:p>7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410">
                <text:p>74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416">
                <text:p>74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422">
                <text:p>74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428">
                <text:p>74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434">
                <text:p>74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40">
                <text:p>74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446">
                <text:p>74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460">
                <text:p>7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66">
                <text:p>74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472">
                <text:p>74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78">
                <text:p>74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84">
                <text:p>74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90">
                <text:p>7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496">
                <text:p>74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502">
                <text:p>75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508">
                <text:p>7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514">
                <text:p>7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520">
                <text:p>7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526">
                <text:p>75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532">
                <text:p>75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538">
                <text:p>7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44">
                <text:p>7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50">
                <text:p>7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6">
                <text:p>7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62">
                <text:p>75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568">
                <text:p>7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574">
                <text:p>7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580">
                <text:p>7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586">
                <text:p>75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592">
                <text:p>75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1 clap, 20 cm distance</text:p>
        </chart:title>
        <chart:plot-area chart:style-name="ch3" table:cell-range-address="'1 clap'.B3:'1 clap'.C86 '1 clap'.C2:'1 clap'.C2" chart:data-source-has-labels="row" svg:x="1.331cm" svg:y="1.635cm" svg:width="14.029cm" svg:height="6.204cm">
          <chartooo:coordinate-region svg:x="1.952cm" svg:y="1.834cm" svg:width="13.036cm" svg:height="5.358cm"/>
          <chart:axis chart:dimension="x" chart:name="primary-x" chart:style-name="ch4">
            <chart:title svg:x="7.587cm" svg:y="8.019cm" chart:style-name="ch5">
              <text:p>time (ms)</text:p>
            </chart:title>
          </chart:axis>
          <chart:axis chart:dimension="y" chart:name="primary-y" chart:style-name="ch4">
            <chart:title svg:x="0.451cm" svg:y="5.178cm" chart:style-name="ch6">
              <text:p>value</text:p>
            </chart:title>
            <chart:grid chart:style-name="ch7" chart:class="major"/>
          </chart:axis>
          <chart:series chart:style-name="ch8" chart:values-cell-range-address="'1 clap'.C3:'1 clap'.C86" chart:label-cell-address="'1 clap'.C2:'1 clap'.C2" chart:class="chart:scatter">
            <chart:domain table:cell-range-address="'1 clap'.B3:'1 clap'.B86"/>
            <chart:data-point chart:repeated="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alue (1-100)</text:p>
                <draw:g>
                  <svg:desc>'1 clap'.C2:'1 clap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85">
                <text:p>3185</text:p>
                <draw:g>
                  <svg:desc>'1 clap'.B3:'1 clap'.B86</svg:desc>
                </draw:g>
              </table:table-cell>
              <table:table-cell office:value-type="float" office:value="3">
                <text:p>3</text:p>
                <draw:g>
                  <svg:desc>'1 clap'.C3:'1 clap'.C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91">
                <text:p>31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97">
                <text:p>31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3">
                <text:p>3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9">
                <text:p>32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15">
                <text:p>3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21">
                <text:p>3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27">
                <text:p>32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33">
                <text:p>32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39">
                <text:p>32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5">
                <text:p>32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51">
                <text:p>32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7">
                <text:p>32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63">
                <text:p>32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69">
                <text:p>3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5">
                <text:p>32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81">
                <text:p>32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87">
                <text:p>328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93">
                <text:p>32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99">
                <text:p>32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05">
                <text:p>33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11">
                <text:p>33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17">
                <text:p>33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23">
                <text:p>33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29">
                <text:p>33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35">
                <text:p>33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41">
                <text:p>33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55">
                <text:p>33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61">
                <text:p>33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67">
                <text:p>33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73">
                <text:p>33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79">
                <text:p>33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85">
                <text:p>33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91">
                <text:p>33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97">
                <text:p>33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03">
                <text:p>34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09">
                <text:p>34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15">
                <text:p>34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21">
                <text:p>34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27">
                <text:p>34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33">
                <text:p>34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39">
                <text:p>34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45">
                <text:p>34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51">
                <text:p>34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57">
                <text:p>34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63">
                <text:p>3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69">
                <text:p>34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75">
                <text:p>34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81">
                <text:p>34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87">
                <text:p>34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93">
                <text:p>34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99">
                <text:p>34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05">
                <text:p>35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11">
                <text:p>35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17">
                <text:p>35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23">
                <text:p>35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29">
                <text:p>35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35">
                <text:p>35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49">
                <text:p>35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55">
                <text:p>35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61">
                <text:p>35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67">
                <text:p>35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73">
                <text:p>35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79">
                <text:p>35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85">
                <text:p>35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91">
                <text:p>35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97">
                <text:p>35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03">
                <text:p>36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09">
                <text:p>3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15">
                <text:p>36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21">
                <text:p>36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27">
                <text:p>36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33">
                <text:p>36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39">
                <text:p>36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45">
                <text:p>36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51">
                <text:p>3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57">
                <text:p>36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63">
                <text:p>36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69">
                <text:p>36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75">
                <text:p>36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81">
                <text:p>36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87">
                <text:p>36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93">
                <text:p>36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99">
                <text:p>369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8cm" svg:y="0.316cm" chart:style-name="ch2">
          <text:p>3 claps, 20 cm distance</text:p>
        </chart:title>
        <chart:plot-area chart:style-name="ch3" table:cell-range-address="'3 claps'.B4:'3 claps'.C551 '3 claps'.C3:'3 claps'.C3" chart:data-source-has-labels="row" svg:x="1.331cm" svg:y="1.635cm" svg:width="14.029cm" svg:height="6.204cm">
          <chartooo:coordinate-region svg:x="1.952cm" svg:y="1.834cm" svg:width="13.036cm" svg:height="5.358cm"/>
          <chart:axis chart:dimension="x" chart:name="primary-x" chart:style-name="ch4">
            <chart:title svg:x="7.587cm" svg:y="8.019cm" chart:style-name="ch5">
              <text:p>time (ms)</text:p>
            </chart:title>
          </chart:axis>
          <chart:axis chart:dimension="y" chart:name="primary-y" chart:style-name="ch4">
            <chart:title svg:x="0.451cm" svg:y="5.178cm" chart:style-name="ch6">
              <text:p>value</text:p>
            </chart:title>
            <chart:grid chart:style-name="ch7" chart:class="major"/>
          </chart:axis>
          <chart:series chart:style-name="ch8" chart:values-cell-range-address="'3 claps'.C4:'3 claps'.C551" chart:label-cell-address="'3 claps'.C3:'3 claps'.C3" chart:class="chart:scatter">
            <chart:domain table:cell-range-address="'3 claps'.B4:'3 claps'.B551"/>
            <chart:data-point chart:repeated="5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alue (1-100)</text:p>
                <draw:g>
                  <svg:desc>'3 claps'.C3:'3 claps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7">
                <text:p>2567</text:p>
                <draw:g>
                  <svg:desc>'3 claps'.B4:'3 claps'.B551</svg:desc>
                </draw:g>
              </table:table-cell>
              <table:table-cell office:value-type="float" office:value="4">
                <text:p>4</text:p>
                <draw:g>
                  <svg:desc>'3 claps'.C4:'3 claps'.C5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73">
                <text:p>25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79">
                <text:p>25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85">
                <text:p>25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91">
                <text:p>25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5">
                <text:p>26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11">
                <text:p>26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17">
                <text:p>26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3">
                <text:p>26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29">
                <text:p>26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35">
                <text:p>26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41">
                <text:p>26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47">
                <text:p>26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53">
                <text:p>26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59">
                <text:p>2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65">
                <text:p>26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71">
                <text:p>26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77">
                <text:p>2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83">
                <text:p>26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89">
                <text:p>26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95">
                <text:p>26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1">
                <text:p>270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07">
                <text:p>27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13">
                <text:p>27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19">
                <text:p>27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25">
                <text:p>27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31">
                <text:p>27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37">
                <text:p>27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43">
                <text:p>27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49">
                <text:p>27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55">
                <text:p>27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61">
                <text:p>27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67">
                <text:p>27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73">
                <text:p>27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79">
                <text:p>27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85">
                <text:p>27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99">
                <text:p>27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05">
                <text:p>28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11">
                <text:p>28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17">
                <text:p>28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23">
                <text:p>28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29">
                <text:p>28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35">
                <text:p>28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41">
                <text:p>28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47">
                <text:p>28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53">
                <text:p>28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59">
                <text:p>28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65">
                <text:p>28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1">
                <text:p>2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77">
                <text:p>2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83">
                <text:p>28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89">
                <text:p>28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95">
                <text:p>28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01">
                <text:p>29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07">
                <text:p>29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13">
                <text:p>29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19">
                <text:p>29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25">
                <text:p>29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31">
                <text:p>29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37">
                <text:p>29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43">
                <text:p>29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49">
                <text:p>29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55">
                <text:p>2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61">
                <text:p>29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67">
                <text:p>29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73">
                <text:p>29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87">
                <text:p>29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93">
                <text:p>29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99">
                <text:p>29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05">
                <text:p>30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11">
                <text:p>30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17">
                <text:p>30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23">
                <text:p>30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29">
                <text:p>30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35">
                <text:p>30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41">
                <text:p>30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47">
                <text:p>30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53">
                <text:p>30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59">
                <text:p>30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65">
                <text:p>30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71">
                <text:p>30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77">
                <text:p>30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83">
                <text:p>30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89">
                <text:p>30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95">
                <text:p>30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01">
                <text:p>31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07">
                <text:p>3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13">
                <text:p>3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19">
                <text:p>3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25">
                <text:p>3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31">
                <text:p>31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37">
                <text:p>3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43">
                <text:p>3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49">
                <text:p>3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55">
                <text:p>3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61">
                <text:p>31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67">
                <text:p>31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73">
                <text:p>31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87">
                <text:p>31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93">
                <text:p>3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99">
                <text:p>3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05">
                <text:p>3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11">
                <text:p>3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17">
                <text:p>3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23">
                <text:p>3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29">
                <text:p>3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35">
                <text:p>32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41">
                <text:p>3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47">
                <text:p>3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53">
                <text:p>3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59">
                <text:p>3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65">
                <text:p>3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71">
                <text:p>3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77">
                <text:p>3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83">
                <text:p>3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89">
                <text:p>3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95">
                <text:p>3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01">
                <text:p>33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07">
                <text:p>3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13">
                <text:p>33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19">
                <text:p>3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25">
                <text:p>3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31">
                <text:p>3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37">
                <text:p>33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43">
                <text:p>3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49">
                <text:p>33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55">
                <text:p>3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61">
                <text:p>3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67">
                <text:p>3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73">
                <text:p>3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87">
                <text:p>33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93">
                <text:p>3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99">
                <text:p>3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05">
                <text:p>34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11">
                <text:p>3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17">
                <text:p>34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23">
                <text:p>34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29">
                <text:p>3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35">
                <text:p>34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41">
                <text:p>34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47">
                <text:p>34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3">
                <text:p>34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59">
                <text:p>34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65">
                <text:p>3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71">
                <text:p>34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77">
                <text:p>34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83">
                <text:p>34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89">
                <text:p>34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95">
                <text:p>34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01">
                <text:p>35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07">
                <text:p>35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13">
                <text:p>35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19">
                <text:p>35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25">
                <text:p>3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31">
                <text:p>35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37">
                <text:p>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43">
                <text:p>35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49">
                <text:p>35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55">
                <text:p>3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61">
                <text:p>35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67">
                <text:p>35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73">
                <text:p>35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87">
                <text:p>35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93">
                <text:p>35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99">
                <text:p>35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05">
                <text:p>36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11">
                <text:p>36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17">
                <text:p>36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25">
                <text:p>36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32">
                <text:p>36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38">
                <text:p>36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44">
                <text:p>36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50">
                <text:p>36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56">
                <text:p>3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62">
                <text:p>36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68">
                <text:p>36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74">
                <text:p>36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80">
                <text:p>36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86">
                <text:p>36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92">
                <text:p>36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98">
                <text:p>36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04">
                <text:p>37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10">
                <text:p>37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16">
                <text:p>37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22">
                <text:p>37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8">
                <text:p>37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4">
                <text:p>37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40">
                <text:p>37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46">
                <text:p>37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52">
                <text:p>37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58">
                <text:p>37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64">
                <text:p>37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70">
                <text:p>37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76">
                <text:p>37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790">
                <text:p>37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96">
                <text:p>37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802">
                <text:p>38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808">
                <text:p>38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814">
                <text:p>38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820">
                <text:p>38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826">
                <text:p>38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832">
                <text:p>38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38">
                <text:p>38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44">
                <text:p>38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50">
                <text:p>38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56">
                <text:p>38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62">
                <text:p>38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68">
                <text:p>38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74">
                <text:p>38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80">
                <text:p>38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86">
                <text:p>38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92">
                <text:p>38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98">
                <text:p>38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04">
                <text:p>39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10">
                <text:p>39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16">
                <text:p>39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22">
                <text:p>39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28">
                <text:p>39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34">
                <text:p>39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40">
                <text:p>39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46">
                <text:p>39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52">
                <text:p>39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58">
                <text:p>39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64">
                <text:p>39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70">
                <text:p>39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84">
                <text:p>39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90">
                <text:p>39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96">
                <text:p>39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02">
                <text:p>40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08">
                <text:p>40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14">
                <text:p>40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20">
                <text:p>40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026">
                <text:p>40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32">
                <text:p>40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38">
                <text:p>40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44">
                <text:p>40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50">
                <text:p>40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56">
                <text:p>40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062">
                <text:p>40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68">
                <text:p>40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74">
                <text:p>40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80">
                <text:p>40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86">
                <text:p>40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92">
                <text:p>40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98">
                <text:p>40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104">
                <text:p>4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110">
                <text:p>4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116">
                <text:p>4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122">
                <text:p>4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128">
                <text:p>41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134">
                <text:p>41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140">
                <text:p>4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146">
                <text:p>4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152">
                <text:p>41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158">
                <text:p>41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164">
                <text:p>41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78">
                <text:p>41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84">
                <text:p>4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90">
                <text:p>4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96">
                <text:p>41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202">
                <text:p>42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208">
                <text:p>42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14">
                <text:p>4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20">
                <text:p>4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26">
                <text:p>4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32">
                <text:p>4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38">
                <text:p>4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44">
                <text:p>4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250">
                <text:p>4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56">
                <text:p>4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262">
                <text:p>4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68">
                <text:p>4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74">
                <text:p>42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80">
                <text:p>42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86">
                <text:p>42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92">
                <text:p>42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98">
                <text:p>42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304">
                <text:p>43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310">
                <text:p>43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316">
                <text:p>43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322">
                <text:p>43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328">
                <text:p>43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334">
                <text:p>43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340">
                <text:p>43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346">
                <text:p>43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352">
                <text:p>4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358">
                <text:p>43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364">
                <text:p>43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378">
                <text:p>43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384">
                <text:p>4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390">
                <text:p>43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396">
                <text:p>43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02">
                <text:p>44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08">
                <text:p>4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14">
                <text:p>44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20">
                <text:p>44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426">
                <text:p>44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432">
                <text:p>44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38">
                <text:p>44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444">
                <text:p>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450">
                <text:p>44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456">
                <text:p>44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462">
                <text:p>44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468">
                <text:p>44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474">
                <text:p>44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480">
                <text:p>44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486">
                <text:p>44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492">
                <text:p>44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498">
                <text:p>4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504">
                <text:p>4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510">
                <text:p>4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516">
                <text:p>45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522">
                <text:p>45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528">
                <text:p>4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534">
                <text:p>4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540">
                <text:p>4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546">
                <text:p>4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552">
                <text:p>4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558">
                <text:p>4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564">
                <text:p>45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578">
                <text:p>45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584">
                <text:p>45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590">
                <text:p>4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596">
                <text:p>45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602">
                <text:p>4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608">
                <text:p>46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614">
                <text:p>46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620">
                <text:p>4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626">
                <text:p>46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632">
                <text:p>46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638">
                <text:p>46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644">
                <text:p>46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650">
                <text:p>4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656">
                <text:p>46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662">
                <text:p>46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668">
                <text:p>46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674">
                <text:p>4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680">
                <text:p>46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686">
                <text:p>46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692">
                <text:p>46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698">
                <text:p>46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704">
                <text:p>47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710">
                <text:p>47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716">
                <text:p>47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722">
                <text:p>47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728">
                <text:p>47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734">
                <text:p>47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740">
                <text:p>47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746">
                <text:p>47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752">
                <text:p>4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758">
                <text:p>47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764">
                <text:p>47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78">
                <text:p>4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784">
                <text:p>47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790">
                <text:p>47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796">
                <text:p>47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802">
                <text:p>48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808">
                <text:p>48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814">
                <text:p>4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820">
                <text:p>48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826">
                <text:p>48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832">
                <text:p>48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838">
                <text:p>48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844">
                <text:p>48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850">
                <text:p>48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856">
                <text:p>48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862">
                <text:p>48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868">
                <text:p>48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874">
                <text:p>48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880">
                <text:p>4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886">
                <text:p>48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892">
                <text:p>48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898">
                <text:p>48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904">
                <text:p>49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910">
                <text:p>49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916">
                <text:p>49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922">
                <text:p>4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28">
                <text:p>49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934">
                <text:p>49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940">
                <text:p>49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46">
                <text:p>49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52">
                <text:p>49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58">
                <text:p>49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64">
                <text:p>49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978">
                <text:p>49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984">
                <text:p>49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90">
                <text:p>49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996">
                <text:p>49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002">
                <text:p>5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08">
                <text:p>50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014">
                <text:p>50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020">
                <text:p>50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026">
                <text:p>50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032">
                <text:p>50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038">
                <text:p>50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044">
                <text:p>50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050">
                <text:p>50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056">
                <text:p>50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062">
                <text:p>50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068">
                <text:p>50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074">
                <text:p>50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080">
                <text:p>50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086">
                <text:p>50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092">
                <text:p>50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098">
                <text:p>50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104">
                <text:p>51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110">
                <text:p>51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116">
                <text:p>51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122">
                <text:p>51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128">
                <text:p>51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134">
                <text:p>51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140">
                <text:p>51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146">
                <text:p>51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152">
                <text:p>51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158">
                <text:p>51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172">
                <text:p>51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178">
                <text:p>51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184">
                <text:p>51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190">
                <text:p>51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196">
                <text:p>51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202">
                <text:p>52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208">
                <text:p>52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214">
                <text:p>52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220">
                <text:p>52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226">
                <text:p>52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232">
                <text:p>52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238">
                <text:p>52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244">
                <text:p>52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250">
                <text:p>5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256">
                <text:p>52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262">
                <text:p>52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268">
                <text:p>52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274">
                <text:p>52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280">
                <text:p>52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286">
                <text:p>52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292">
                <text:p>5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298">
                <text:p>52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304">
                <text:p>53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310">
                <text:p>53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316">
                <text:p>53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322">
                <text:p>53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328">
                <text:p>53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334">
                <text:p>53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340">
                <text:p>53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354">
                <text:p>53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360">
                <text:p>53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366">
                <text:p>53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372">
                <text:p>53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378">
                <text:p>53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384">
                <text:p>53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90">
                <text:p>53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396">
                <text:p>53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402">
                <text:p>54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408">
                <text:p>54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14">
                <text:p>5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420">
                <text:p>54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26">
                <text:p>54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432">
                <text:p>54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438">
                <text:p>54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444">
                <text:p>54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50">
                <text:p>54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456">
                <text:p>54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462">
                <text:p>54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468">
                <text:p>54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474">
                <text:p>54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480">
                <text:p>5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486">
                <text:p>54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492">
                <text:p>54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498">
                <text:p>54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504">
                <text:p>5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510">
                <text:p>55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516">
                <text:p>55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522">
                <text:p>55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528">
                <text:p>55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534">
                <text:p>55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540">
                <text:p>55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554">
                <text:p>55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560">
                <text:p>55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566">
                <text:p>55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572">
                <text:p>5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578">
                <text:p>55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584">
                <text:p>55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590">
                <text:p>55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596">
                <text:p>55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602">
                <text:p>56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608">
                <text:p>56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614">
                <text:p>56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620">
                <text:p>5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626">
                <text:p>56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632">
                <text:p>56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638">
                <text:p>56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644">
                <text:p>56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650">
                <text:p>5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656">
                <text:p>56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662">
                <text:p>56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668">
                <text:p>56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674">
                <text:p>56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680">
                <text:p>56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686">
                <text:p>56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692">
                <text:p>56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698">
                <text:p>56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704">
                <text:p>57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711">
                <text:p>57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718">
                <text:p>57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725">
                <text:p>57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731">
                <text:p>57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737">
                <text:p>57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743">
                <text:p>57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757">
                <text:p>57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763">
                <text:p>57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769">
                <text:p>57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775">
                <text:p>57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781">
                <text:p>5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787">
                <text:p>57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793">
                <text:p>5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799">
                <text:p>57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805">
                <text:p>58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811">
                <text:p>58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817">
                <text:p>58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823">
                <text:p>58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829">
                <text:p>58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835">
                <text:p>58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841">
                <text:p>58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847">
                <text:p>58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853">
                <text:p>58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859">
                <text:p>58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865">
                <text:p>58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871">
                <text:p>5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877">
                <text:p>58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883">
                <text:p>5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889">
                <text:p>5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895">
                <text:p>58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901">
                <text:p>59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907">
                <text:p>59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913">
                <text:p>59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919">
                <text:p>5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925">
                <text:p>59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931">
                <text:p>59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937">
                <text:p>59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943">
                <text:p>59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957">
                <text:p>59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963">
                <text:p>59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969">
                <text:p>59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975">
                <text:p>59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981">
                <text:p>59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987">
                <text:p>59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993">
                <text:p>59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999">
                <text:p>599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